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395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839in" svg:height="7.2331in" svg:x="5.8783in" svg:y="0.6287in">
            <draw:object draw:notify-on-update-of-ranges="Sheet1.A3:Sheet1.A10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2449in" svg:height="7.2189in" svg:x="6.0421in" svg:y="8.1244in">
            <draw:object draw:notify-on-update-of-ranges="Sheet1.B3:Sheet1.B10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1681in" svg:height="7.1165in" svg:x="6.1622in" svg:y="15.7339in">
            <draw:object draw:notify-on-update-of-ranges="Sheet1.C3:Sheet1.C10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4902in" svg:y="0.6941in">
            <draw:object draw:notify-on-update-of-ranges="Sheet1.D1:Sheet1.D2 Sheet1.D3:Sheet1.D102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Von Neumann</text:p>
          </table:table-cell>
          <table:table-cell table:style-name="ce1" office:value-type="string" calcext:value-type="string">
            <text:p>Mersenne-Twister</text:p>
          </table:table-cell>
          <table:table-cell table:style-name="ce1" office:value-type="string" calcext:value-type="string">
            <text:p>Chiffrement E0</text:p>
          </table:table-cell>
          <table:table-cell table:style-name="ce1" office:value-type="string" calcext:value-type="string">
            <text:p>Von Neumann 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3227744317" calcext:value-type="float">
            <text:p>3227744317</text:p>
          </table:table-cell>
          <table:table-cell office:value-type="float" office:value="3989645608" calcext:value-type="float">
            <text:p>3989645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641291749" calcext:value-type="float">
            <text:p>641291749</text:p>
          </table:table-cell>
          <table:table-cell office:value-type="float" office:value="3551176620" calcext:value-type="float">
            <text:p>35511766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722" calcext:value-type="float">
            <text:p>9722</text:p>
          </table:table-cell>
          <table:table-cell office:value-type="float" office:value="985101624" calcext:value-type="float">
            <text:p>985101624</text:p>
          </table:table-cell>
          <table:table-cell office:value-type="float" office:value="1266002494" calcext:value-type="float">
            <text:p>126600249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3545085731" calcext:value-type="float">
            <text:p>3545085731</text:p>
          </table:table-cell>
          <table:table-cell office:value-type="float" office:value="542562408" calcext:value-type="float">
            <text:p>54256240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80199524" calcext:value-type="float">
            <text:p>680199524</text:p>
          </table:table-cell>
          <table:table-cell office:value-type="float" office:value="377574736" calcext:value-type="float">
            <text:p>37757473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4256117663" calcext:value-type="float">
            <text:p>4256117663</text:p>
          </table:table-cell>
          <table:table-cell office:value-type="float" office:value="2319143628" calcext:value-type="float">
            <text:p>231914362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116723356" calcext:value-type="float">
            <text:p>4116723356</text:p>
          </table:table-cell>
          <table:table-cell office:value-type="float" office:value="582438096" calcext:value-type="float">
            <text:p>582438096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3615612586" calcext:value-type="float">
            <text:p>3615612586</text:p>
          </table:table-cell>
          <table:table-cell office:value-type="float" office:value="3914169114" calcext:value-type="float">
            <text:p>3914169114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2190721363" calcext:value-type="float">
            <text:p>2190721363</text:p>
          </table:table-cell>
          <table:table-cell office:value-type="float" office:value="1777850636" calcext:value-type="float">
            <text:p>177785063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25142990" calcext:value-type="float">
            <text:p>2525142990</text:p>
          </table:table-cell>
          <table:table-cell office:value-type="float" office:value="1495843834" calcext:value-type="float">
            <text:p>149584383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742539919" calcext:value-type="float">
            <text:p>2742539919</text:p>
          </table:table-cell>
          <table:table-cell office:value-type="float" office:value="3449376816" calcext:value-type="float">
            <text:p>344937681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float" office:value="184784961" calcext:value-type="float">
            <text:p>184784961</text:p>
          </table:table-cell>
          <table:table-cell office:value-type="float" office:value="3199307562" calcext:value-type="float">
            <text:p>3199307562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3917044526" calcext:value-type="float">
            <text:p>3917044526</text:p>
          </table:table-cell>
          <table:table-cell office:value-type="float" office:value="1900555516" calcext:value-type="float">
            <text:p>1900555516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241562887" calcext:value-type="float">
            <text:p>241562887</text:p>
          </table:table-cell>
          <table:table-cell office:value-type="float" office:value="3479605474" calcext:value-type="float">
            <text:p>3479605474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1104611187" calcext:value-type="float">
            <text:p>1104611187</text:p>
          </table:table-cell>
          <table:table-cell office:value-type="float" office:value="619650416" calcext:value-type="float">
            <text:p>619650416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498137449" calcext:value-type="float">
            <text:p>498137449</text:p>
          </table:table-cell>
          <table:table-cell office:value-type="float" office:value="1654520662" calcext:value-type="float">
            <text:p>1654520662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686620986" calcext:value-type="float">
            <text:p>1686620986</text:p>
          </table:table-cell>
          <table:table-cell office:value-type="float" office:value="726395928" calcext:value-type="float">
            <text:p>726395928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1426026977" calcext:value-type="float">
            <text:p>1426026977</text:p>
          </table:table-cell>
          <table:table-cell office:value-type="float" office:value="1279891330" calcext:value-type="float">
            <text:p>1279891330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1496629000" calcext:value-type="float">
            <text:p>1496629000</text:p>
          </table:table-cell>
          <table:table-cell office:value-type="float" office:value="2459199992" calcext:value-type="float">
            <text:p>2459199992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994406713" calcext:value-type="float">
            <text:p>994406713</text:p>
          </table:table-cell>
          <table:table-cell office:value-type="float" office:value="4222757242" calcext:value-type="float">
            <text:p>4222757242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1801363446" calcext:value-type="float">
            <text:p>1801363446</text:p>
          </table:table-cell>
          <table:table-cell office:value-type="float" office:value="611857956" calcext:value-type="float">
            <text:p>611857956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339864410" calcext:value-type="float">
            <text:p>1339864410</text:p>
          </table:table-cell>
          <table:table-cell office:value-type="float" office:value="2810044478" calcext:value-type="float">
            <text:p>2810044478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692502746" calcext:value-type="float">
            <text:p>692502746</text:p>
          </table:table-cell>
          <table:table-cell office:value-type="float" office:value="2614146340" calcext:value-type="float">
            <text:p>2614146340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40070245" calcext:value-type="float">
            <text:p>40070245</text:p>
          </table:table-cell>
          <table:table-cell office:value-type="float" office:value="1453645828" calcext:value-type="float">
            <text:p>1453645828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43963378" calcext:value-type="float">
            <text:p>3243963378</text:p>
          </table:table-cell>
          <table:table-cell office:value-type="float" office:value="955864780" calcext:value-type="float">
            <text:p>955864780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2040812238" calcext:value-type="float">
            <text:p>2040812238</text:p>
          </table:table-cell>
          <table:table-cell office:value-type="float" office:value="1196161426" calcext:value-type="float">
            <text:p>1196161426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float" office:value="996792526" calcext:value-type="float">
            <text:p>996792526</text:p>
          </table:table-cell>
          <table:table-cell office:value-type="float" office:value="3552348484" calcext:value-type="float">
            <text:p>3552348484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3729282921" calcext:value-type="float">
            <text:p>3729282921</text:p>
          </table:table-cell>
          <table:table-cell office:value-type="float" office:value="1252535854" calcext:value-type="float">
            <text:p>1252535854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1489424037" calcext:value-type="float">
            <text:p>1489424037</text:p>
          </table:table-cell>
          <table:table-cell office:value-type="float" office:value="1302642318" calcext:value-type="float">
            <text:p>1302642318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718558040" calcext:value-type="float">
            <text:p>2718558040</text:p>
          </table:table-cell>
          <table:table-cell office:value-type="float" office:value="4161128700" calcext:value-type="float">
            <text:p>4161128700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96355290" calcext:value-type="float">
            <text:p>296355290</text:p>
          </table:table-cell>
          <table:table-cell office:value-type="float" office:value="3333299042" calcext:value-type="float">
            <text:p>3333299042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672344998" calcext:value-type="float">
            <text:p>2672344998</text:p>
          </table:table-cell>
          <table:table-cell office:value-type="float" office:value="4147177708" calcext:value-type="float">
            <text:p>4147177708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64857050" calcext:value-type="float">
            <text:p>2664857050</text:p>
          </table:table-cell>
          <table:table-cell office:value-type="float" office:value="3161932934" calcext:value-type="float">
            <text:p>3161932934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3616992649" calcext:value-type="float">
            <text:p>3616992649</text:p>
          </table:table-cell>
          <table:table-cell office:value-type="float" office:value="1435404802" calcext:value-type="float">
            <text:p>1435404802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2240218801" calcext:value-type="float">
            <text:p>2240218801</text:p>
          </table:table-cell>
          <table:table-cell office:value-type="float" office:value="3181162738" calcext:value-type="float">
            <text:p>3181162738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11077287" calcext:value-type="float">
            <text:p>2111077287</text:p>
          </table:table-cell>
          <table:table-cell office:value-type="float" office:value="3508590640" calcext:value-type="float">
            <text:p>3508590640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4108344752" calcext:value-type="float">
            <text:p>4108344752</text:p>
          </table:table-cell>
          <table:table-cell office:value-type="float" office:value="2479501594" calcext:value-type="float">
            <text:p>2479501594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2343843510" calcext:value-type="float">
            <text:p>2343843510</text:p>
          </table:table-cell>
          <table:table-cell office:value-type="float" office:value="2809178250" calcext:value-type="float">
            <text:p>2809178250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2492118968" calcext:value-type="float">
            <text:p>2492118968</text:p>
          </table:table-cell>
          <table:table-cell office:value-type="float" office:value="814717172" calcext:value-type="float">
            <text:p>814717172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2436793561" calcext:value-type="float">
            <text:p>2436793561</text:p>
          </table:table-cell>
          <table:table-cell office:value-type="float" office:value="512151644" calcext:value-type="float">
            <text:p>512151644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2393292859" calcext:value-type="float">
            <text:p>2393292859</text:p>
          </table:table-cell>
          <table:table-cell office:value-type="float" office:value="171501506" calcext:value-type="float">
            <text:p>171501506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838411264" calcext:value-type="float">
            <text:p>838411264</text:p>
          </table:table-cell>
          <table:table-cell office:value-type="float" office:value="2235117230" calcext:value-type="float">
            <text:p>2235117230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3002745407" calcext:value-type="float">
            <text:p>3002745407</text:p>
          </table:table-cell>
          <table:table-cell office:value-type="float" office:value="1159062030" calcext:value-type="float">
            <text:p>1159062030</text:p>
          </table:table-cell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3868612455" calcext:value-type="float">
            <text:p>3868612455</text:p>
          </table:table-cell>
          <table:table-cell office:value-type="float" office:value="679183454" calcext:value-type="float">
            <text:p>679183454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1384882442" calcext:value-type="float">
            <text:p>1384882442</text:p>
          </table:table-cell>
          <table:table-cell office:value-type="float" office:value="872585228" calcext:value-type="float">
            <text:p>872585228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2638676436" calcext:value-type="float">
            <text:p>2638676436</text:p>
          </table:table-cell>
          <table:table-cell office:value-type="float" office:value="3440104512" calcext:value-type="float">
            <text:p>3440104512</text:p>
          </table:table-cell>
          <table:table-cell office:value-type="float" office:value="9202" calcext:value-type="float">
            <text:p>92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388440656" calcext:value-type="float">
            <text:p>1388440656</text:p>
          </table:table-cell>
          <table:table-cell office:value-type="float" office:value="358822028" calcext:value-type="float">
            <text:p>358822028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3940274995" calcext:value-type="float">
            <text:p>3940274995</text:p>
          </table:table-cell>
          <table:table-cell office:value-type="float" office:value="2313669308" calcext:value-type="float">
            <text:p>2313669308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1250388436" calcext:value-type="float">
            <text:p>1250388436</text:p>
          </table:table-cell>
          <table:table-cell office:value-type="float" office:value="4274946290" calcext:value-type="float">
            <text:p>4274946290</text:p>
          </table:table-cell>
          <table:table-cell office:value-type="float" office:value="9830" calcext:value-type="float">
            <text:p>9830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2535035599" calcext:value-type="float">
            <text:p>2535035599</text:p>
          </table:table-cell>
          <table:table-cell office:value-type="float" office:value="2774815836" calcext:value-type="float">
            <text:p>27748158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854006297" calcext:value-type="float">
            <text:p>854006297</text:p>
          </table:table-cell>
          <table:table-cell office:value-type="float" office:value="4274673528" calcext:value-type="float">
            <text:p>427467352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2257432273" calcext:value-type="float">
            <text:p>2257432273</text:p>
          </table:table-cell>
          <table:table-cell office:value-type="float" office:value="82457542" calcext:value-type="float">
            <text:p>8245754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123468728" calcext:value-type="float">
            <text:p>4123468728</text:p>
          </table:table-cell>
          <table:table-cell office:value-type="float" office:value="4291856884" calcext:value-type="float">
            <text:p>429185688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2444650445" calcext:value-type="float">
            <text:p>2444650445</text:p>
          </table:table-cell>
          <table:table-cell office:value-type="float" office:value="2281374500" calcext:value-type="float">
            <text:p>228137450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674027024" calcext:value-type="float">
            <text:p>1674027024</text:p>
          </table:table-cell>
          <table:table-cell office:value-type="float" office:value="3465424986" calcext:value-type="float">
            <text:p>346542498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1237115764" calcext:value-type="float">
            <text:p>1237115764</text:p>
          </table:table-cell>
          <table:table-cell office:value-type="float" office:value="2884961150" calcext:value-type="float">
            <text:p>288496115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4043226254" calcext:value-type="float">
            <text:p>4043226254</text:p>
          </table:table-cell>
          <table:table-cell office:value-type="float" office:value="330095170" calcext:value-type="float">
            <text:p>330095170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1774923697" calcext:value-type="float">
            <text:p>1774923697</text:p>
          </table:table-cell>
          <table:table-cell office:value-type="float" office:value="3461865350" calcext:value-type="float">
            <text:p>3461865350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989626667" calcext:value-type="float">
            <text:p>989626667</text:p>
          </table:table-cell>
          <table:table-cell office:value-type="float" office:value="3302710092" calcext:value-type="float">
            <text:p>3302710092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108044671" calcext:value-type="float">
            <text:p>108044671</text:p>
          </table:table-cell>
          <table:table-cell office:value-type="float" office:value="459953160" calcext:value-type="float">
            <text:p>45995316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765214011" calcext:value-type="float">
            <text:p>765214011</text:p>
          </table:table-cell>
          <table:table-cell office:value-type="float" office:value="1874300820" calcext:value-type="float">
            <text:p>187430082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81158990" calcext:value-type="float">
            <text:p>281158990</text:p>
          </table:table-cell>
          <table:table-cell office:value-type="float" office:value="3131893136" calcext:value-type="float">
            <text:p>3131893136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1482261657" calcext:value-type="float">
            <text:p>1482261657</text:p>
          </table:table-cell>
          <table:table-cell office:value-type="float" office:value="2393209100" calcext:value-type="float">
            <text:p>2393209100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675741813" calcext:value-type="float">
            <text:p>2675741813</text:p>
          </table:table-cell>
          <table:table-cell office:value-type="float" office:value="2726055704" calcext:value-type="float">
            <text:p>2726055704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360290926" calcext:value-type="float">
            <text:p>3360290926</text:p>
          </table:table-cell>
          <table:table-cell office:value-type="float" office:value="2244350476" calcext:value-type="float">
            <text:p>2244350476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60974224" calcext:value-type="float">
            <text:p>160974224</text:p>
          </table:table-cell>
          <table:table-cell office:value-type="float" office:value="1581520862" calcext:value-type="float">
            <text:p>1581520862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1056636170" calcext:value-type="float">
            <text:p>1056636170</text:p>
          </table:table-cell>
          <table:table-cell office:value-type="float" office:value="1287735936" calcext:value-type="float">
            <text:p>1287735936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3766934429" calcext:value-type="float">
            <text:p>3766934429</text:p>
          </table:table-cell>
          <table:table-cell office:value-type="float" office:value="2874953026" calcext:value-type="float">
            <text:p>2874953026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2046619851" calcext:value-type="float">
            <text:p>2046619851</text:p>
          </table:table-cell>
          <table:table-cell office:value-type="float" office:value="75868850" calcext:value-type="float">
            <text:p>7586885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2196688887" calcext:value-type="float">
            <text:p>2196688887</text:p>
          </table:table-cell>
          <table:table-cell office:value-type="float" office:value="376847866" calcext:value-type="float">
            <text:p>376847866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639928130" calcext:value-type="float">
            <text:p>1639928130</text:p>
          </table:table-cell>
          <table:table-cell office:value-type="float" office:value="3849151850" calcext:value-type="float">
            <text:p>3849151850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float" office:value="2085438065" calcext:value-type="float">
            <text:p>2085438065</text:p>
          </table:table-cell>
          <table:table-cell office:value-type="float" office:value="1047486910" calcext:value-type="float">
            <text:p>1047486910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4004672032" calcext:value-type="float">
            <text:p>4004672032</text:p>
          </table:table-cell>
          <table:table-cell office:value-type="float" office:value="4128882184" calcext:value-type="float">
            <text:p>4128882184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405432543" calcext:value-type="float">
            <text:p>2405432543</text:p>
          </table:table-cell>
          <table:table-cell office:value-type="float" office:value="2062370688" calcext:value-type="float">
            <text:p>2062370688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1516856395" calcext:value-type="float">
            <text:p>1516856395</text:p>
          </table:table-cell>
          <table:table-cell office:value-type="float" office:value="1285865792" calcext:value-type="float">
            <text:p>1285865792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4235993049" calcext:value-type="float">
            <text:p>4235993049</text:p>
          </table:table-cell>
          <table:table-cell office:value-type="float" office:value="1977379746" calcext:value-type="float">
            <text:p>1977379746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1417706156" calcext:value-type="float">
            <text:p>1417706156</text:p>
          </table:table-cell>
          <table:table-cell office:value-type="float" office:value="1518896680" calcext:value-type="float">
            <text:p>1518896680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2272048227" calcext:value-type="float">
            <text:p>2272048227</text:p>
          </table:table-cell>
          <table:table-cell office:value-type="float" office:value="2003239138" calcext:value-type="float">
            <text:p>2003239138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73449509" calcext:value-type="float">
            <text:p>1573449509</text:p>
          </table:table-cell>
          <table:table-cell office:value-type="float" office:value="3887203886" calcext:value-type="float">
            <text:p>3887203886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4220347205" calcext:value-type="float">
            <text:p>4220347205</text:p>
          </table:table-cell>
          <table:table-cell office:value-type="float" office:value="1082985422" calcext:value-type="float">
            <text:p>1082985422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085796159" calcext:value-type="float">
            <text:p>4085796159</text:p>
          </table:table-cell>
          <table:table-cell office:value-type="float" office:value="921744856" calcext:value-type="float">
            <text:p>921744856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460572844" calcext:value-type="float">
            <text:p>1460572844</text:p>
          </table:table-cell>
          <table:table-cell office:value-type="float" office:value="1813801130" calcext:value-type="float">
            <text:p>1813801130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3087708882" calcext:value-type="float">
            <text:p>3087708882</text:p>
          </table:table-cell>
          <table:table-cell office:value-type="float" office:value="2004914926" calcext:value-type="float">
            <text:p>2004914926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3133129899" calcext:value-type="float">
            <text:p>3133129899</text:p>
          </table:table-cell>
          <table:table-cell office:value-type="float" office:value="2899058230" calcext:value-type="float">
            <text:p>2899058230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317421354" calcext:value-type="float">
            <text:p>2317421354</text:p>
          </table:table-cell>
          <table:table-cell office:value-type="float" office:value="135094496" calcext:value-type="float">
            <text:p>135094496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2072662004" calcext:value-type="float">
            <text:p>2072662004</text:p>
          </table:table-cell>
          <table:table-cell office:value-type="float" office:value="822779754" calcext:value-type="float">
            <text:p>822779754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86769532" calcext:value-type="float">
            <text:p>1186769532</text:p>
          </table:table-cell>
          <table:table-cell office:value-type="float" office:value="3875900444" calcext:value-type="float">
            <text:p>3875900444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2750507761" calcext:value-type="float">
            <text:p>2750507761</text:p>
          </table:table-cell>
          <table:table-cell office:value-type="float" office:value="640562744" calcext:value-type="float">
            <text:p>640562744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434647175" calcext:value-type="float">
            <text:p>434647175</text:p>
          </table:table-cell>
          <table:table-cell office:value-type="float" office:value="3817397182" calcext:value-type="float">
            <text:p>3817397182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1575846783" calcext:value-type="float">
            <text:p>1575846783</text:p>
          </table:table-cell>
          <table:table-cell office:value-type="float" office:value="1135127532" calcext:value-type="float">
            <text:p>1135127532</text:p>
          </table:table-cell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071534333" calcext:value-type="float">
            <text:p>3071534333</text:p>
          </table:table-cell>
          <table:table-cell office:value-type="float" office:value="1424368056" calcext:value-type="float">
            <text:p>1424368056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3382265163" calcext:value-type="float">
            <text:p>3382265163</text:p>
          </table:table-cell>
          <table:table-cell office:value-type="float" office:value="2811660798" calcext:value-type="float">
            <text:p>2811660798</text:p>
          </table:table-cell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01786610" calcext:value-type="float">
            <text:p>4001786610</text:p>
          </table:table-cell>
          <table:table-cell office:value-type="float" office:value="2657415706" calcext:value-type="float">
            <text:p>2657415706</text:p>
          </table:table-cell>
          <table:table-cell office:value-type="float" office:value="9246" calcext:value-type="float">
            <text:p>9246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537357958" calcext:value-type="float">
            <text:p>3537357958</text:p>
          </table:table-cell>
          <table:table-cell office:value-type="float" office:value="3447180432" calcext:value-type="float">
            <text:p>3447180432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627831055" calcext:value-type="float">
            <text:p>3627831055</text:p>
          </table:table-cell>
          <table:table-cell office:value-type="float" office:value="1143412104" calcext:value-type="float">
            <text:p>1143412104</text:p>
          </table:table-cell>
          <table:table-cell office:value-type="float" office:value="9683" calcext:value-type="float">
            <text:p>968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284187528" calcext:value-type="float">
            <text:p>4284187528</text:p>
          </table:table-cell>
          <table:table-cell office:value-type="float" office:value="2547078070" calcext:value-type="float">
            <text:p>254707807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1543923764" calcext:value-type="float">
            <text:p>1543923764</text:p>
          </table:table-cell>
          <table:table-cell office:value-type="float" office:value="2803523236" calcext:value-type="float">
            <text:p>28035232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213851130" calcext:value-type="float">
            <text:p>213851130</text:p>
          </table:table-cell>
          <table:table-cell office:value-type="float" office:value="3579271780" calcext:value-type="float">
            <text:p>357927178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111611343" calcext:value-type="float">
            <text:p>1111611343</text:p>
          </table:table-cell>
          <table:table-cell office:value-type="float" office:value="3965397026" calcext:value-type="float">
            <text:p>396539702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2886178274" calcext:value-type="float">
            <text:p>2886178274</text:p>
          </table:table-cell>
          <table:table-cell office:value-type="float" office:value="2796572850" calcext:value-type="float">
            <text:p>279657285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3167619107" calcext:value-type="float">
            <text:p>3167619107</text:p>
          </table:table-cell>
          <table:table-cell office:value-type="float" office:value="618095676" calcext:value-type="float">
            <text:p>6180956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1501730487" calcext:value-type="float">
            <text:p>1501730487</text:p>
          </table:table-cell>
          <table:table-cell office:value-type="float" office:value="747019638" calcext:value-type="float">
            <text:p>747019638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751087491" calcext:value-type="float">
            <text:p>751087491</text:p>
          </table:table-cell>
          <table:table-cell office:value-type="float" office:value="2620523912" calcext:value-type="float">
            <text:p>262052391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497850869" calcext:value-type="float">
            <text:p>497850869</text:p>
          </table:table-cell>
          <table:table-cell office:value-type="float" office:value="1988804666" calcext:value-type="float">
            <text:p>1988804666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254041202" calcext:value-type="float">
            <text:p>254041202</text:p>
          </table:table-cell>
          <table:table-cell office:value-type="float" office:value="501518144" calcext:value-type="float">
            <text:p>501518144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4191867688" calcext:value-type="float">
            <text:p>4191867688</text:p>
          </table:table-cell>
          <table:table-cell office:value-type="float" office:value="3211123810" calcext:value-type="float">
            <text:p>321112381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21150962" calcext:value-type="float">
            <text:p>1621150962</text:p>
          </table:table-cell>
          <table:table-cell office:value-type="float" office:value="1620596514" calcext:value-type="float">
            <text:p>1620596514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357033007" calcext:value-type="float">
            <text:p>1357033007</text:p>
          </table:table-cell>
          <table:table-cell office:value-type="float" office:value="1539521556" calcext:value-type="float">
            <text:p>1539521556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44588587" calcext:value-type="float">
            <text:p>1544588587</text:p>
          </table:table-cell>
          <table:table-cell office:value-type="float" office:value="1185107858" calcext:value-type="float">
            <text:p>1185107858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4171108763" calcext:value-type="float">
            <text:p>4171108763</text:p>
          </table:table-cell>
          <table:table-cell office:value-type="float" office:value="411429596" calcext:value-type="float">
            <text:p>411429596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375644765" calcext:value-type="float">
            <text:p>1375644765</text:p>
          </table:table-cell>
          <table:table-cell office:value-type="float" office:value="2444055336" calcext:value-type="float">
            <text:p>2444055336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78052245" calcext:value-type="float">
            <text:p>78052245</text:p>
          </table:table-cell>
          <table:table-cell office:value-type="float" office:value="3504144990" calcext:value-type="float">
            <text:p>3504144990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099108058" calcext:value-type="float">
            <text:p>1099108058</text:p>
          </table:table-cell>
          <table:table-cell office:value-type="float" office:value="3342396848" calcext:value-type="float">
            <text:p>3342396848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964248815" calcext:value-type="float">
            <text:p>964248815</text:p>
          </table:table-cell>
          <table:table-cell office:value-type="float" office:value="2950471384" calcext:value-type="float">
            <text:p>2950471384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1629507670" calcext:value-type="float">
            <text:p>1629507670</text:p>
          </table:table-cell>
          <table:table-cell office:value-type="float" office:value="3109421494" calcext:value-type="float">
            <text:p>3109421494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881459768" calcext:value-type="float">
            <text:p>2881459768</text:p>
          </table:table-cell>
          <table:table-cell office:value-type="float" office:value="18459066" calcext:value-type="float">
            <text:p>18459066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1630296426" calcext:value-type="float">
            <text:p>1630296426</text:p>
          </table:table-cell>
          <table:table-cell office:value-type="float" office:value="2836082792" calcext:value-type="float">
            <text:p>2836082792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540542972" calcext:value-type="float">
            <text:p>1540542972</text:p>
          </table:table-cell>
          <table:table-cell office:value-type="float" office:value="3737357116" calcext:value-type="float">
            <text:p>3737357116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823046149" calcext:value-type="float">
            <text:p>823046149</text:p>
          </table:table-cell>
          <table:table-cell office:value-type="float" office:value="2245249344" calcext:value-type="float">
            <text:p>2245249344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4119815267" calcext:value-type="float">
            <text:p>4119815267</text:p>
          </table:table-cell>
          <table:table-cell office:value-type="float" office:value="423232012" calcext:value-type="float">
            <text:p>423232012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440108559" calcext:value-type="float">
            <text:p>1440108559</text:p>
          </table:table-cell>
          <table:table-cell office:value-type="float" office:value="3909129096" calcext:value-type="float">
            <text:p>3909129096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768754250" calcext:value-type="float">
            <text:p>768754250</text:p>
          </table:table-cell>
          <table:table-cell office:value-type="float" office:value="1171871946" calcext:value-type="float">
            <text:p>1171871946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362838929" calcext:value-type="float">
            <text:p>1362838929</text:p>
          </table:table-cell>
          <table:table-cell office:value-type="float" office:value="1308479462" calcext:value-type="float">
            <text:p>1308479462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3525783052" calcext:value-type="float">
            <text:p>3525783052</text:p>
          </table:table-cell>
          <table:table-cell office:value-type="float" office:value="2643600602" calcext:value-type="float">
            <text:p>2643600602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float" office:value="3410885614" calcext:value-type="float">
            <text:p>3410885614</text:p>
          </table:table-cell>
          <table:table-cell office:value-type="float" office:value="3191754204" calcext:value-type="float">
            <text:p>3191754204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float" office:value="1269667428" calcext:value-type="float">
            <text:p>1269667428</text:p>
          </table:table-cell>
          <table:table-cell office:value-type="float" office:value="3498535216" calcext:value-type="float">
            <text:p>3498535216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3656281692" calcext:value-type="float">
            <text:p>3656281692</text:p>
          </table:table-cell>
          <table:table-cell office:value-type="float" office:value="2751108318" calcext:value-type="float">
            <text:p>2751108318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2984422308" calcext:value-type="float">
            <text:p>2984422308</text:p>
          </table:table-cell>
          <table:table-cell office:value-type="float" office:value="2854896028" calcext:value-type="float">
            <text:p>2854896028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547798020" calcext:value-type="float">
            <text:p>2547798020</text:p>
          </table:table-cell>
          <table:table-cell office:value-type="float" office:value="2805933662" calcext:value-type="float">
            <text:p>2805933662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float" office:value="1855710781" calcext:value-type="float">
            <text:p>1855710781</text:p>
          </table:table-cell>
          <table:table-cell office:value-type="float" office:value="1419126642" calcext:value-type="float">
            <text:p>1419126642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2853909807" calcext:value-type="float">
            <text:p>2853909807</text:p>
          </table:table-cell>
          <table:table-cell office:value-type="float" office:value="2727999574" calcext:value-type="float">
            <text:p>2727999574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16091523" calcext:value-type="float">
            <text:p>116091523</text:p>
          </table:table-cell>
          <table:table-cell office:value-type="float" office:value="494434776" calcext:value-type="float">
            <text:p>494434776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175672137" calcext:value-type="float">
            <text:p>2175672137</text:p>
          </table:table-cell>
          <table:table-cell office:value-type="float" office:value="3166803848" calcext:value-type="float">
            <text:p>3166803848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3651437328" calcext:value-type="float">
            <text:p>3651437328</text:p>
          </table:table-cell>
          <table:table-cell office:value-type="float" office:value="3984117884" calcext:value-type="float">
            <text:p>3984117884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2580118299" calcext:value-type="float">
            <text:p>2580118299</text:p>
          </table:table-cell>
          <table:table-cell office:value-type="float" office:value="567260706" calcext:value-type="float">
            <text:p>567260706</text:p>
          </table:table-cell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29754904" calcext:value-type="float">
            <text:p>3629754904</text:p>
          </table:table-cell>
          <table:table-cell office:value-type="float" office:value="478157902" calcext:value-type="float">
            <text:p>478157902</text:p>
          </table:table-cell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1840747417" calcext:value-type="float">
            <text:p>1840747417</text:p>
          </table:table-cell>
          <table:table-cell office:value-type="float" office:value="2666153422" calcext:value-type="float">
            <text:p>2666153422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1360632679" calcext:value-type="float">
            <text:p>1360632679</text:p>
          </table:table-cell>
          <table:table-cell office:value-type="float" office:value="1595701374" calcext:value-type="float">
            <text:p>1595701374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1390593895" calcext:value-type="float">
            <text:p>1390593895</text:p>
          </table:table-cell>
          <table:table-cell office:value-type="float" office:value="3190481514" calcext:value-type="float">
            <text:p>3190481514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601081146" calcext:value-type="float">
            <text:p>601081146</text:p>
          </table:table-cell>
          <table:table-cell office:value-type="float" office:value="3458511268" calcext:value-type="float">
            <text:p>3458511268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388055975" calcext:value-type="float">
            <text:p>3388055975</text:p>
          </table:table-cell>
          <table:table-cell office:value-type="float" office:value="2452250274" calcext:value-type="float">
            <text:p>245225027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1885771019" calcext:value-type="float">
            <text:p>1885771019</text:p>
          </table:table-cell>
          <table:table-cell office:value-type="float" office:value="1960650814" calcext:value-type="float">
            <text:p>19606508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62778737" calcext:value-type="float">
            <text:p>62778737</text:p>
          </table:table-cell>
          <table:table-cell office:value-type="float" office:value="957524284" calcext:value-type="float">
            <text:p>95752428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02818585" calcext:value-type="float">
            <text:p>102818585</text:p>
          </table:table-cell>
          <table:table-cell office:value-type="float" office:value="4276153484" calcext:value-type="float">
            <text:p>42761534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697717671" calcext:value-type="float">
            <text:p>697717671</text:p>
          </table:table-cell>
          <table:table-cell office:value-type="float" office:value="4239474800" calcext:value-type="float">
            <text:p>423947480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165579067" calcext:value-type="float">
            <text:p>4165579067</text:p>
          </table:table-cell>
          <table:table-cell office:value-type="float" office:value="1986310622" calcext:value-type="float">
            <text:p>1986310622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811608613" calcext:value-type="float">
            <text:p>1811608613</text:p>
          </table:table-cell>
          <table:table-cell office:value-type="float" office:value="966433092" calcext:value-type="float">
            <text:p>966433092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3410474383" calcext:value-type="float">
            <text:p>3410474383</text:p>
          </table:table-cell>
          <table:table-cell office:value-type="float" office:value="1415366716" calcext:value-type="float">
            <text:p>141536671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1699814274" calcext:value-type="float">
            <text:p>1699814274</text:p>
          </table:table-cell>
          <table:table-cell office:value-type="float" office:value="1758164038" calcext:value-type="float">
            <text:p>1758164038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4196876730" calcext:value-type="float">
            <text:p>4196876730</text:p>
          </table:table-cell>
          <table:table-cell office:value-type="float" office:value="72826660" calcext:value-type="float">
            <text:p>7282666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2329011215" calcext:value-type="float">
            <text:p>2329011215</text:p>
          </table:table-cell>
          <table:table-cell office:value-type="float" office:value="3056182538" calcext:value-type="float">
            <text:p>305618253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958833125" calcext:value-type="float">
            <text:p>3958833125</text:p>
          </table:table-cell>
          <table:table-cell office:value-type="float" office:value="1580842128" calcext:value-type="float">
            <text:p>1580842128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650962126" calcext:value-type="float">
            <text:p>650962126</text:p>
          </table:table-cell>
          <table:table-cell office:value-type="float" office:value="492307104" calcext:value-type="float">
            <text:p>492307104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567339276" calcext:value-type="float">
            <text:p>1567339276</text:p>
          </table:table-cell>
          <table:table-cell office:value-type="float" office:value="3742417054" calcext:value-type="float">
            <text:p>374241705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930469584" calcext:value-type="float">
            <text:p>1930469584</text:p>
          </table:table-cell>
          <table:table-cell office:value-type="float" office:value="3162886972" calcext:value-type="float">
            <text:p>3162886972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2999507704" calcext:value-type="float">
            <text:p>2999507704</text:p>
          </table:table-cell>
          <table:table-cell office:value-type="float" office:value="1491777128" calcext:value-type="float">
            <text:p>1491777128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3688015046" calcext:value-type="float">
            <text:p>3688015046</text:p>
          </table:table-cell>
          <table:table-cell office:value-type="float" office:value="1088387356" calcext:value-type="float">
            <text:p>1088387356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2156470210" calcext:value-type="float">
            <text:p>2156470210</text:p>
          </table:table-cell>
          <table:table-cell office:value-type="float" office:value="1181026776" calcext:value-type="float">
            <text:p>1181026776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3430197121" calcext:value-type="float">
            <text:p>3430197121</text:p>
          </table:table-cell>
          <table:table-cell office:value-type="float" office:value="1165228042" calcext:value-type="float">
            <text:p>116522804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4058081053" calcext:value-type="float">
            <text:p>4058081053</text:p>
          </table:table-cell>
          <table:table-cell office:value-type="float" office:value="1131381476" calcext:value-type="float">
            <text:p>1131381476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4578175" calcext:value-type="float">
            <text:p>24578175</text:p>
          </table:table-cell>
          <table:table-cell office:value-type="float" office:value="4074393912" calcext:value-type="float">
            <text:p>4074393912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521731448" calcext:value-type="float">
            <text:p>1521731448</text:p>
          </table:table-cell>
          <table:table-cell office:value-type="float" office:value="2003262750" calcext:value-type="float">
            <text:p>2003262750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379970695" calcext:value-type="float">
            <text:p>379970695</text:p>
          </table:table-cell>
          <table:table-cell office:value-type="float" office:value="1635323452" calcext:value-type="float">
            <text:p>1635323452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565428020" calcext:value-type="float">
            <text:p>565428020</text:p>
          </table:table-cell>
          <table:table-cell office:value-type="float" office:value="3951667084" calcext:value-type="float">
            <text:p>3951667084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78236524" calcext:value-type="float">
            <text:p>2378236524</text:p>
          </table:table-cell>
          <table:table-cell office:value-type="float" office:value="3720202012" calcext:value-type="float">
            <text:p>3720202012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1502246354" calcext:value-type="float">
            <text:p>1502246354</text:p>
          </table:table-cell>
          <table:table-cell office:value-type="float" office:value="1328866742" calcext:value-type="float">
            <text:p>1328866742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472644102" calcext:value-type="float">
            <text:p>2472644102</text:p>
          </table:table-cell>
          <table:table-cell office:value-type="float" office:value="2096123700" calcext:value-type="float">
            <text:p>2096123700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692821930" calcext:value-type="float">
            <text:p>2692821930</text:p>
          </table:table-cell>
          <table:table-cell office:value-type="float" office:value="3007901714" calcext:value-type="float">
            <text:p>3007901714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1126099729" calcext:value-type="float">
            <text:p>1126099729</text:p>
          </table:table-cell>
          <table:table-cell office:value-type="float" office:value="243632346" calcext:value-type="float">
            <text:p>243632346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141025399" calcext:value-type="float">
            <text:p>2141025399</text:p>
          </table:table-cell>
          <table:table-cell office:value-type="float" office:value="1940913814" calcext:value-type="float">
            <text:p>1940913814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2648720929" calcext:value-type="float">
            <text:p>2648720929</text:p>
          </table:table-cell>
          <table:table-cell office:value-type="float" office:value="114843184" calcext:value-type="float">
            <text:p>114843184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3536072570" calcext:value-type="float">
            <text:p>3536072570</text:p>
          </table:table-cell>
          <table:table-cell office:value-type="float" office:value="2968258012" calcext:value-type="float">
            <text:p>2968258012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536895000" calcext:value-type="float">
            <text:p>536895000</text:p>
          </table:table-cell>
          <table:table-cell office:value-type="float" office:value="2992313600" calcext:value-type="float">
            <text:p>2992313600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14021682" calcext:value-type="float">
            <text:p>414021682</text:p>
          </table:table-cell>
          <table:table-cell office:value-type="float" office:value="2778359230" calcext:value-type="float">
            <text:p>2778359230</text:p>
          </table:table-cell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17748906" calcext:value-type="float">
            <text:p>1817748906</text:p>
          </table:table-cell>
          <table:table-cell office:value-type="float" office:value="3048125914" calcext:value-type="float">
            <text:p>3048125914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108227997" calcext:value-type="float">
            <text:p>2108227997</text:p>
          </table:table-cell>
          <table:table-cell office:value-type="float" office:value="1038612436" calcext:value-type="float">
            <text:p>1038612436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3233023240" calcext:value-type="float">
            <text:p>3233023240</text:p>
          </table:table-cell>
          <table:table-cell office:value-type="float" office:value="79641742" calcext:value-type="float">
            <text:p>79641742</text:p>
          </table:table-cell>
          <table:table-cell office:value-type="float" office:value="8297" calcext:value-type="float">
            <text:p>829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4840486" calcext:value-type="float">
            <text:p>304840486</text:p>
          </table:table-cell>
          <table:table-cell office:value-type="float" office:value="362218900" calcext:value-type="float">
            <text:p>362218900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3538614024" calcext:value-type="float">
            <text:p>3538614024</text:p>
          </table:table-cell>
          <table:table-cell office:value-type="float" office:value="3684788448" calcext:value-type="float">
            <text:p>3684788448</text:p>
          </table:table-cell>
          <table:table-cell office:value-type="float" office:value="8768" calcext:value-type="float">
            <text:p>8768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1352008097" calcext:value-type="float">
            <text:p>1352008097</text:p>
          </table:table-cell>
          <table:table-cell office:value-type="float" office:value="2688811288" calcext:value-type="float">
            <text:p>2688811288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96639777" calcext:value-type="float">
            <text:p>2196639777</text:p>
          </table:table-cell>
          <table:table-cell office:value-type="float" office:value="3860383128" calcext:value-type="float">
            <text:p>3860383128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1448182227" calcext:value-type="float">
            <text:p>1448182227</text:p>
          </table:table-cell>
          <table:table-cell office:value-type="float" office:value="2282813278" calcext:value-type="float">
            <text:p>2282813278</text:p>
          </table:table-cell>
          <table:table-cell office:value-type="float" office:value="9476" calcext:value-type="float">
            <text:p>9476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483869312" calcext:value-type="float">
            <text:p>483869312</text:p>
          </table:table-cell>
          <table:table-cell office:value-type="float" office:value="1527418158" calcext:value-type="float">
            <text:p>1527418158</text:p>
          </table:table-cell>
          <table:table-cell office:value-type="float" office:value="9712" calcext:value-type="float">
            <text:p>9712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705232480" calcext:value-type="float">
            <text:p>705232480</text:p>
          </table:table-cell>
          <table:table-cell office:value-type="float" office:value="512905784" calcext:value-type="float">
            <text:p>51290578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4039877448" calcext:value-type="float">
            <text:p>4039877448</text:p>
          </table:table-cell>
          <table:table-cell office:value-type="float" office:value="350950042" calcext:value-type="float">
            <text:p>35095004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3469679644" calcext:value-type="float">
            <text:p>3469679644</text:p>
          </table:table-cell>
          <table:table-cell office:value-type="float" office:value="2991418156" calcext:value-type="float">
            <text:p>299141815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1675297140" calcext:value-type="float">
            <text:p>1675297140</text:p>
          </table:table-cell>
          <table:table-cell office:value-type="float" office:value="41336974" calcext:value-type="float">
            <text:p>4133697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00381245" calcext:value-type="float">
            <text:p>3700381245</text:p>
          </table:table-cell>
          <table:table-cell office:value-type="float" office:value="4052730780" calcext:value-type="float">
            <text:p>4052730780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78082060" calcext:value-type="float">
            <text:p>1278082060</text:p>
          </table:table-cell>
          <table:table-cell office:value-type="float" office:value="1429779738" calcext:value-type="float">
            <text:p>142977973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1458630605" calcext:value-type="float">
            <text:p>1458630605</text:p>
          </table:table-cell>
          <table:table-cell office:value-type="float" office:value="2950365650" calcext:value-type="float">
            <text:p>295036565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3992814176" calcext:value-type="float">
            <text:p>3992814176</text:p>
          </table:table-cell>
          <table:table-cell office:value-type="float" office:value="3188434062" calcext:value-type="float">
            <text:p>318843406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1631412002" calcext:value-type="float">
            <text:p>1631412002</text:p>
          </table:table-cell>
          <table:table-cell office:value-type="float" office:value="1406501328" calcext:value-type="float">
            <text:p>1406501328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2312782943" calcext:value-type="float">
            <text:p>2312782943</text:p>
          </table:table-cell>
          <table:table-cell office:value-type="float" office:value="759890004" calcext:value-type="float">
            <text:p>75989000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731682496" calcext:value-type="float">
            <text:p>2731682496</text:p>
          </table:table-cell>
          <table:table-cell office:value-type="float" office:value="2621038212" calcext:value-type="float">
            <text:p>2621038212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085596499" calcext:value-type="float">
            <text:p>2085596499</text:p>
          </table:table-cell>
          <table:table-cell office:value-type="float" office:value="2564913996" calcext:value-type="float">
            <text:p>2564913996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1756171020" calcext:value-type="float">
            <text:p>1756171020</text:p>
          </table:table-cell>
          <table:table-cell office:value-type="float" office:value="1516900820" calcext:value-type="float">
            <text:p>151690082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453089815" calcext:value-type="float">
            <text:p>3453089815</text:p>
          </table:table-cell>
          <table:table-cell office:value-type="float" office:value="3282268074" calcext:value-type="float">
            <text:p>328226807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float" office:value="705491943" calcext:value-type="float">
            <text:p>705491943</text:p>
          </table:table-cell>
          <table:table-cell office:value-type="float" office:value="1326424148" calcext:value-type="float">
            <text:p>1326424148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2415870056" calcext:value-type="float">
            <text:p>2415870056</text:p>
          </table:table-cell>
          <table:table-cell office:value-type="float" office:value="3920894118" calcext:value-type="float">
            <text:p>3920894118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3590064601" calcext:value-type="float">
            <text:p>3590064601</text:p>
          </table:table-cell>
          <table:table-cell office:value-type="float" office:value="1306702860" calcext:value-type="float">
            <text:p>130670286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2071726727" calcext:value-type="float">
            <text:p>2071726727</text:p>
          </table:table-cell>
          <table:table-cell office:value-type="float" office:value="2249697842" calcext:value-type="float">
            <text:p>224969784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2832417087" calcext:value-type="float">
            <text:p>2832417087</text:p>
          </table:table-cell>
          <table:table-cell office:value-type="float" office:value="2206011384" calcext:value-type="float">
            <text:p>220601138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75927315" calcext:value-type="float">
            <text:p>275927315</text:p>
          </table:table-cell>
          <table:table-cell office:value-type="float" office:value="795482634" calcext:value-type="float">
            <text:p>795482634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001928938" calcext:value-type="float">
            <text:p>2001928938</text:p>
          </table:table-cell>
          <table:table-cell office:value-type="float" office:value="2648815896" calcext:value-type="float">
            <text:p>2648815896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509355163" calcext:value-type="float">
            <text:p>509355163</text:p>
          </table:table-cell>
          <table:table-cell office:value-type="float" office:value="1760317492" calcext:value-type="float">
            <text:p>1760317492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5616803" calcext:value-type="float">
            <text:p>1365616803</text:p>
          </table:table-cell>
          <table:table-cell office:value-type="float" office:value="872402344" calcext:value-type="float">
            <text:p>872402344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32858783" calcext:value-type="float">
            <text:p>3332858783</text:p>
          </table:table-cell>
          <table:table-cell office:value-type="float" office:value="4223841470" calcext:value-type="float">
            <text:p>4223841470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41660838" calcext:value-type="float">
            <text:p>1341660838</text:p>
          </table:table-cell>
          <table:table-cell office:value-type="float" office:value="3789919978" calcext:value-type="float">
            <text:p>3789919978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279048743" calcext:value-type="float">
            <text:p>279048743</text:p>
          </table:table-cell>
          <table:table-cell office:value-type="float" office:value="84730052" calcext:value-type="float">
            <text:p>84730052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898323174" calcext:value-type="float">
            <text:p>1898323174</text:p>
          </table:table-cell>
          <table:table-cell office:value-type="float" office:value="3555544212" calcext:value-type="float">
            <text:p>3555544212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3676544281" calcext:value-type="float">
            <text:p>3676544281</text:p>
          </table:table-cell>
          <table:table-cell office:value-type="float" office:value="2613110068" calcext:value-type="float">
            <text:p>2613110068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083840869" calcext:value-type="float">
            <text:p>1083840869</text:p>
          </table:table-cell>
          <table:table-cell office:value-type="float" office:value="3549331870" calcext:value-type="float">
            <text:p>3549331870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57846225" calcext:value-type="float">
            <text:p>957846225</text:p>
          </table:table-cell>
          <table:table-cell office:value-type="float" office:value="2204211490" calcext:value-type="float">
            <text:p>2204211490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452413219" calcext:value-type="float">
            <text:p>2452413219</text:p>
          </table:table-cell>
          <table:table-cell office:value-type="float" office:value="1563875166" calcext:value-type="float">
            <text:p>1563875166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203777802" calcext:value-type="float">
            <text:p>4203777802</text:p>
          </table:table-cell>
          <table:table-cell office:value-type="float" office:value="3752933626" calcext:value-type="float">
            <text:p>3752933626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399041522" calcext:value-type="float">
            <text:p>3399041522</text:p>
          </table:table-cell>
          <table:table-cell office:value-type="float" office:value="1795553558" calcext:value-type="float">
            <text:p>1795553558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560068071" calcext:value-type="float">
            <text:p>2560068071</text:p>
          </table:table-cell>
          <table:table-cell office:value-type="float" office:value="1216156760" calcext:value-type="float">
            <text:p>1216156760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2582508099" calcext:value-type="float">
            <text:p>2582508099</text:p>
          </table:table-cell>
          <table:table-cell office:value-type="float" office:value="573489232" calcext:value-type="float">
            <text:p>573489232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1490069968" calcext:value-type="float">
            <text:p>1490069968</text:p>
          </table:table-cell>
          <table:table-cell office:value-type="float" office:value="3189606990" calcext:value-type="float">
            <text:p>3189606990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30162496" calcext:value-type="float">
            <text:p>330162496</text:p>
          </table:table-cell>
          <table:table-cell office:value-type="float" office:value="445688664" calcext:value-type="float">
            <text:p>445688664</text:p>
          </table:table-cell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234977683" calcext:value-type="float">
            <text:p>2234977683</text:p>
          </table:table-cell>
          <table:table-cell office:value-type="float" office:value="2805301210" calcext:value-type="float">
            <text:p>2805301210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4173940025" calcext:value-type="float">
            <text:p>4173940025</text:p>
          </table:table-cell>
          <table:table-cell office:value-type="float" office:value="1619538898" calcext:value-type="float">
            <text:p>1619538898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4261263288" calcext:value-type="float">
            <text:p>4261263288</text:p>
          </table:table-cell>
          <table:table-cell office:value-type="float" office:value="524190234" calcext:value-type="float">
            <text:p>524190234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443296694" calcext:value-type="float">
            <text:p>3443296694</text:p>
          </table:table-cell>
          <table:table-cell office:value-type="float" office:value="92764954" calcext:value-type="float">
            <text:p>92764954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58488008" calcext:value-type="float">
            <text:p>1258488008</text:p>
          </table:table-cell>
          <table:table-cell office:value-type="float" office:value="2427842808" calcext:value-type="float">
            <text:p>2427842808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1861511072" calcext:value-type="float">
            <text:p>1861511072</text:p>
          </table:table-cell>
          <table:table-cell office:value-type="float" office:value="1404467886" calcext:value-type="float">
            <text:p>140446788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645569782" calcext:value-type="float">
            <text:p>1645569782</text:p>
          </table:table-cell>
          <table:table-cell office:value-type="float" office:value="4078405812" calcext:value-type="float">
            <text:p>407840581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1626633930" calcext:value-type="float">
            <text:p>1626633930</text:p>
          </table:table-cell>
          <table:table-cell office:value-type="float" office:value="1476048318" calcext:value-type="float">
            <text:p>147604831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1237001999" calcext:value-type="float">
            <text:p>1237001999</text:p>
          </table:table-cell>
          <table:table-cell office:value-type="float" office:value="2104948120" calcext:value-type="float">
            <text:p>21049481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3592747813" calcext:value-type="float">
            <text:p>3592747813</text:p>
          </table:table-cell>
          <table:table-cell office:value-type="float" office:value="2773724528" calcext:value-type="float">
            <text:p>277372452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960281321" calcext:value-type="float">
            <text:p>3960281321</text:p>
          </table:table-cell>
          <table:table-cell office:value-type="float" office:value="959992082" calcext:value-type="float">
            <text:p>95999208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2256251474" calcext:value-type="float">
            <text:p>2256251474</text:p>
          </table:table-cell>
          <table:table-cell office:value-type="float" office:value="3683174744" calcext:value-type="float">
            <text:p>368317474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2674359430" calcext:value-type="float">
            <text:p>2674359430</text:p>
          </table:table-cell>
          <table:table-cell office:value-type="float" office:value="4120348320" calcext:value-type="float">
            <text:p>4120348320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3036783664" calcext:value-type="float">
            <text:p>3036783664</text:p>
          </table:table-cell>
          <table:table-cell office:value-type="float" office:value="2418184384" calcext:value-type="float">
            <text:p>2418184384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3599301632" calcext:value-type="float">
            <text:p>3599301632</text:p>
          </table:table-cell>
          <table:table-cell office:value-type="float" office:value="2739506674" calcext:value-type="float">
            <text:p>2739506674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76159673" calcext:value-type="float">
            <text:p>76159673</text:p>
          </table:table-cell>
          <table:table-cell office:value-type="float" office:value="337919500" calcext:value-type="float">
            <text:p>337919500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843095124" calcext:value-type="float">
            <text:p>1843095124</text:p>
          </table:table-cell>
          <table:table-cell office:value-type="float" office:value="3538743830" calcext:value-type="float">
            <text:p>3538743830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2706321185" calcext:value-type="float">
            <text:p>2706321185</text:p>
          </table:table-cell>
          <table:table-cell office:value-type="float" office:value="416101916" calcext:value-type="float">
            <text:p>416101916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1478459431" calcext:value-type="float">
            <text:p>1478459431</text:p>
          </table:table-cell>
          <table:table-cell office:value-type="float" office:value="4155376610" calcext:value-type="float">
            <text:p>415537661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1723961839" calcext:value-type="float">
            <text:p>1723961839</text:p>
          </table:table-cell>
          <table:table-cell office:value-type="float" office:value="3755851056" calcext:value-type="float">
            <text:p>3755851056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075501546" calcext:value-type="float">
            <text:p>2075501546</text:p>
          </table:table-cell>
          <table:table-cell office:value-type="float" office:value="367904152" calcext:value-type="float">
            <text:p>367904152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323140630" calcext:value-type="float">
            <text:p>1323140630</text:p>
          </table:table-cell>
          <table:table-cell office:value-type="float" office:value="2366969236" calcext:value-type="float">
            <text:p>236696923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69415760" calcext:value-type="float">
            <text:p>3269415760</text:p>
          </table:table-cell>
          <table:table-cell office:value-type="float" office:value="2852269986" calcext:value-type="float">
            <text:p>2852269986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616970018" calcext:value-type="float">
            <text:p>616970018</text:p>
          </table:table-cell>
          <table:table-cell office:value-type="float" office:value="3678420072" calcext:value-type="float">
            <text:p>3678420072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21539573" calcext:value-type="float">
            <text:p>2421539573</text:p>
          </table:table-cell>
          <table:table-cell office:value-type="float" office:value="4115871582" calcext:value-type="float">
            <text:p>4115871582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2730929343" calcext:value-type="float">
            <text:p>2730929343</text:p>
          </table:table-cell>
          <table:table-cell office:value-type="float" office:value="3957244314" calcext:value-type="float">
            <text:p>3957244314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60349431" calcext:value-type="float">
            <text:p>1560349431</text:p>
          </table:table-cell>
          <table:table-cell office:value-type="float" office:value="2910942466" calcext:value-type="float">
            <text:p>2910942466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1409188066" calcext:value-type="float">
            <text:p>1409188066</text:p>
          </table:table-cell>
          <table:table-cell office:value-type="float" office:value="2334524126" calcext:value-type="float">
            <text:p>233452412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905383119" calcext:value-type="float">
            <text:p>1905383119</text:p>
          </table:table-cell>
          <table:table-cell office:value-type="float" office:value="3771507566" calcext:value-type="float">
            <text:p>3771507566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480528355" calcext:value-type="float">
            <text:p>480528355</text:p>
          </table:table-cell>
          <table:table-cell office:value-type="float" office:value="1859549218" calcext:value-type="float">
            <text:p>185954921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2293327623" calcext:value-type="float">
            <text:p>2293327623</text:p>
          </table:table-cell>
          <table:table-cell office:value-type="float" office:value="742447508" calcext:value-type="float">
            <text:p>742447508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2292653662" calcext:value-type="float">
            <text:p>2292653662</text:p>
          </table:table-cell>
          <table:table-cell office:value-type="float" office:value="2497445454" calcext:value-type="float">
            <text:p>2497445454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792704931" calcext:value-type="float">
            <text:p>1792704931</text:p>
          </table:table-cell>
          <table:table-cell office:value-type="float" office:value="3123538024" calcext:value-type="float">
            <text:p>3123538024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1165370" calcext:value-type="float">
            <text:p>221165370</text:p>
          </table:table-cell>
          <table:table-cell office:value-type="float" office:value="2700294100" calcext:value-type="float">
            <text:p>27002941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71314281" calcext:value-type="float">
            <text:p>371314281</text:p>
          </table:table-cell>
          <table:table-cell office:value-type="float" office:value="344914788" calcext:value-type="float">
            <text:p>344914788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307314477" calcext:value-type="float">
            <text:p>2307314477</text:p>
          </table:table-cell>
          <table:table-cell office:value-type="float" office:value="2192122270" calcext:value-type="float">
            <text:p>2192122270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3937000619" calcext:value-type="float">
            <text:p>3937000619</text:p>
          </table:table-cell>
          <table:table-cell office:value-type="float" office:value="714677560" calcext:value-type="float">
            <text:p>714677560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1927083181" calcext:value-type="float">
            <text:p>1927083181</text:p>
          </table:table-cell>
          <table:table-cell office:value-type="float" office:value="1114914626" calcext:value-type="float">
            <text:p>1114914626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3826220833" calcext:value-type="float">
            <text:p>3826220833</text:p>
          </table:table-cell>
          <table:table-cell office:value-type="float" office:value="439173024" calcext:value-type="float">
            <text:p>439173024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2379719384" calcext:value-type="float">
            <text:p>2379719384</text:p>
          </table:table-cell>
          <table:table-cell office:value-type="float" office:value="1828980358" calcext:value-type="float">
            <text:p>1828980358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0616446" calcext:value-type="float">
            <text:p>610616446</text:p>
          </table:table-cell>
          <table:table-cell office:value-type="float" office:value="2552722388" calcext:value-type="float">
            <text:p>2552722388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349105047" calcext:value-type="float">
            <text:p>1349105047</text:p>
          </table:table-cell>
          <table:table-cell office:value-type="float" office:value="3684851382" calcext:value-type="float">
            <text:p>3684851382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2305022371" calcext:value-type="float">
            <text:p>2305022371</text:p>
          </table:table-cell>
          <table:table-cell office:value-type="float" office:value="1131572370" calcext:value-type="float">
            <text:p>1131572370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2471713286" calcext:value-type="float">
            <text:p>2471713286</text:p>
          </table:table-cell>
          <table:table-cell office:value-type="float" office:value="4178619600" calcext:value-type="float">
            <text:p>4178619600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247148289" calcext:value-type="float">
            <text:p>4247148289</text:p>
          </table:table-cell>
          <table:table-cell office:value-type="float" office:value="2466452094" calcext:value-type="float">
            <text:p>2466452094</text:p>
          </table:table-cell>
          <table:table-cell office:value-type="float" office:value="9769" calcext:value-type="float">
            <text:p>9769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795697810" calcext:value-type="float">
            <text:p>795697810</text:p>
          </table:table-cell>
          <table:table-cell office:value-type="float" office:value="147176702" calcext:value-type="float">
            <text:p>1471767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1450345241" calcext:value-type="float">
            <text:p>1450345241</text:p>
          </table:table-cell>
          <table:table-cell office:value-type="float" office:value="1159267806" calcext:value-type="float">
            <text:p>115926780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3706046948" calcext:value-type="float">
            <text:p>3706046948</text:p>
          </table:table-cell>
          <table:table-cell office:value-type="float" office:value="982244368" calcext:value-type="float">
            <text:p>98224436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39607316" calcext:value-type="float">
            <text:p>939607316</text:p>
          </table:table-cell>
          <table:table-cell office:value-type="float" office:value="1019825414" calcext:value-type="float">
            <text:p>101982541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152999793" calcext:value-type="float">
            <text:p>4152999793</text:p>
          </table:table-cell>
          <table:table-cell office:value-type="float" office:value="22539678" calcext:value-type="float">
            <text:p>2253967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222312950" calcext:value-type="float">
            <text:p>1222312950</text:p>
          </table:table-cell>
          <table:table-cell office:value-type="float" office:value="2890321556" calcext:value-type="float">
            <text:p>289032155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3606248534" calcext:value-type="float">
            <text:p>3606248534</text:p>
          </table:table-cell>
          <table:table-cell office:value-type="float" office:value="4234290228" calcext:value-type="float">
            <text:p>4234290228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1331514278" calcext:value-type="float">
            <text:p>1331514278</text:p>
          </table:table-cell>
          <table:table-cell office:value-type="float" office:value="1867305910" calcext:value-type="float">
            <text:p>1867305910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767734686" calcext:value-type="float">
            <text:p>767734686</text:p>
          </table:table-cell>
          <table:table-cell office:value-type="float" office:value="45135724" calcext:value-type="float">
            <text:p>45135724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4977971" calcext:value-type="float">
            <text:p>224977971</text:p>
          </table:table-cell>
          <table:table-cell office:value-type="float" office:value="386102476" calcext:value-type="float">
            <text:p>386102476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43785611" calcext:value-type="float">
            <text:p>3943785611</text:p>
          </table:table-cell>
          <table:table-cell office:value-type="float" office:value="1895809638" calcext:value-type="float">
            <text:p>1895809638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163493217" calcext:value-type="float">
            <text:p>163493217</text:p>
          </table:table-cell>
          <table:table-cell office:value-type="float" office:value="745542456" calcext:value-type="float">
            <text:p>745542456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441582759" calcext:value-type="float">
            <text:p>1441582759</text:p>
          </table:table-cell>
          <table:table-cell office:value-type="float" office:value="3509573032" calcext:value-type="float">
            <text:p>350957303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177259963" calcext:value-type="float">
            <text:p>2177259963</text:p>
          </table:table-cell>
          <table:table-cell office:value-type="float" office:value="2226473014" calcext:value-type="float">
            <text:p>2226473014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4607568" calcext:value-type="float">
            <text:p>2184607568</text:p>
          </table:table-cell>
          <table:table-cell office:value-type="float" office:value="1573952030" calcext:value-type="float">
            <text:p>157395203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3344614328" calcext:value-type="float">
            <text:p>3344614328</text:p>
          </table:table-cell>
          <table:table-cell office:value-type="float" office:value="2107187410" calcext:value-type="float">
            <text:p>210718741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85184338" calcext:value-type="float">
            <text:p>2785184338</text:p>
          </table:table-cell>
          <table:table-cell office:value-type="float" office:value="2683358358" calcext:value-type="float">
            <text:p>268335835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872027037" calcext:value-type="float">
            <text:p>872027037</text:p>
          </table:table-cell>
          <table:table-cell office:value-type="float" office:value="79391686" calcext:value-type="float">
            <text:p>79391686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89820749" calcext:value-type="float">
            <text:p>1589820749</text:p>
          </table:table-cell>
          <table:table-cell office:value-type="float" office:value="2868600090" calcext:value-type="float">
            <text:p>2868600090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66276810" calcext:value-type="float">
            <text:p>1966276810</text:p>
          </table:table-cell>
          <table:table-cell office:value-type="float" office:value="2860381750" calcext:value-type="float">
            <text:p>2860381750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1952372512" calcext:value-type="float">
            <text:p>1952372512</text:p>
          </table:table-cell>
          <table:table-cell office:value-type="float" office:value="1376321068" calcext:value-type="float">
            <text:p>1376321068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2770780158" calcext:value-type="float">
            <text:p>2770780158</text:p>
          </table:table-cell>
          <table:table-cell office:value-type="float" office:value="2033959894" calcext:value-type="float">
            <text:p>2033959894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5415979" calcext:value-type="float">
            <text:p>4195415979</text:p>
          </table:table-cell>
          <table:table-cell office:value-type="float" office:value="3811156758" calcext:value-type="float">
            <text:p>3811156758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1567100617" calcext:value-type="float">
            <text:p>1567100617</text:p>
          </table:table-cell>
          <table:table-cell office:value-type="float" office:value="345510736" calcext:value-type="float">
            <text:p>345510736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483815864" calcext:value-type="float">
            <text:p>1483815864</text:p>
          </table:table-cell>
          <table:table-cell office:value-type="float" office:value="931269606" calcext:value-type="float">
            <text:p>931269606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4287521238" calcext:value-type="float">
            <text:p>4287521238</text:p>
          </table:table-cell>
          <table:table-cell office:value-type="float" office:value="2426347414" calcext:value-type="float">
            <text:p>2426347414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743768031" calcext:value-type="float">
            <text:p>743768031</text:p>
          </table:table-cell>
          <table:table-cell office:value-type="float" office:value="3820357416" calcext:value-type="float">
            <text:p>3820357416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831980355" calcext:value-type="float">
            <text:p>831980355</text:p>
          </table:table-cell>
          <table:table-cell office:value-type="float" office:value="3576531112" calcext:value-type="float">
            <text:p>3576531112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83352246" calcext:value-type="float">
            <text:p>3783352246</text:p>
          </table:table-cell>
          <table:table-cell office:value-type="float" office:value="2746289270" calcext:value-type="float">
            <text:p>2746289270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3880172887" calcext:value-type="float">
            <text:p>3880172887</text:p>
          </table:table-cell>
          <table:table-cell office:value-type="float" office:value="2478969072" calcext:value-type="float">
            <text:p>2478969072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475683663" calcext:value-type="float">
            <text:p>2475683663</text:p>
          </table:table-cell>
          <table:table-cell office:value-type="float" office:value="4066154476" calcext:value-type="float">
            <text:p>4066154476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25795906" calcext:value-type="float">
            <text:p>25795906</text:p>
          </table:table-cell>
          <table:table-cell office:value-type="float" office:value="3927207300" calcext:value-type="float">
            <text:p>3927207300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712940351" calcext:value-type="float">
            <text:p>1712940351</text:p>
          </table:table-cell>
          <table:table-cell office:value-type="float" office:value="3933089556" calcext:value-type="float">
            <text:p>3933089556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235737236" calcext:value-type="float">
            <text:p>3235737236</text:p>
          </table:table-cell>
          <table:table-cell office:value-type="float" office:value="3563755344" calcext:value-type="float">
            <text:p>3563755344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566916562" calcext:value-type="float">
            <text:p>566916562</text:p>
          </table:table-cell>
          <table:table-cell office:value-type="float" office:value="968638388" calcext:value-type="float">
            <text:p>968638388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348991639" calcext:value-type="float">
            <text:p>348991639</text:p>
          </table:table-cell>
          <table:table-cell office:value-type="float" office:value="1329833866" calcext:value-type="float">
            <text:p>1329833866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58803646" calcext:value-type="float">
            <text:p>358803646</text:p>
          </table:table-cell>
          <table:table-cell office:value-type="float" office:value="3190010674" calcext:value-type="float">
            <text:p>3190010674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2254404177" calcext:value-type="float">
            <text:p>2254404177</text:p>
          </table:table-cell>
          <table:table-cell office:value-type="float" office:value="4131788232" calcext:value-type="float">
            <text:p>4131788232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3491514795" calcext:value-type="float">
            <text:p>3491514795</text:p>
          </table:table-cell>
          <table:table-cell office:value-type="float" office:value="1376905694" calcext:value-type="float">
            <text:p>1376905694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579253127" calcext:value-type="float">
            <text:p>579253127</text:p>
          </table:table-cell>
          <table:table-cell office:value-type="float" office:value="836075116" calcext:value-type="float">
            <text:p>8360751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806972655" calcext:value-type="float">
            <text:p>806972655</text:p>
          </table:table-cell>
          <table:table-cell office:value-type="float" office:value="340396392" calcext:value-type="float">
            <text:p>34039639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240326584" calcext:value-type="float">
            <text:p>1240326584</text:p>
          </table:table-cell>
          <table:table-cell office:value-type="float" office:value="2589783080" calcext:value-type="float">
            <text:p>258978308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2832811" calcext:value-type="float">
            <text:p>402832811</text:p>
          </table:table-cell>
          <table:table-cell office:value-type="float" office:value="2968123782" calcext:value-type="float">
            <text:p>2968123782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1798995762" calcext:value-type="float">
            <text:p>1798995762</text:p>
          </table:table-cell>
          <table:table-cell office:value-type="float" office:value="3918723176" calcext:value-type="float">
            <text:p>391872317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979610544" calcext:value-type="float">
            <text:p>979610544</text:p>
          </table:table-cell>
          <table:table-cell office:value-type="float" office:value="3515892022" calcext:value-type="float">
            <text:p>3515892022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148561047" calcext:value-type="float">
            <text:p>2148561047</text:p>
          </table:table-cell>
          <table:table-cell office:value-type="float" office:value="1768744488" calcext:value-type="float">
            <text:p>1768744488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2522251206" calcext:value-type="float">
            <text:p>2522251206</text:p>
          </table:table-cell>
          <table:table-cell office:value-type="float" office:value="2730998870" calcext:value-type="float">
            <text:p>2730998870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421039026" calcext:value-type="float">
            <text:p>421039026</text:p>
          </table:table-cell>
          <table:table-cell office:value-type="float" office:value="3016426554" calcext:value-type="float">
            <text:p>3016426554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479813350" calcext:value-type="float">
            <text:p>479813350</text:p>
          </table:table-cell>
          <table:table-cell office:value-type="float" office:value="2236514022" calcext:value-type="float">
            <text:p>2236514022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77858971" calcext:value-type="float">
            <text:p>477858971</text:p>
          </table:table-cell>
          <table:table-cell office:value-type="float" office:value="1077637924" calcext:value-type="float">
            <text:p>1077637924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981832542" calcext:value-type="float">
            <text:p>3981832542</text:p>
          </table:table-cell>
          <table:table-cell office:value-type="float" office:value="601648388" calcext:value-type="float">
            <text:p>601648388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4066494943" calcext:value-type="float">
            <text:p>4066494943</text:p>
          </table:table-cell>
          <table:table-cell office:value-type="float" office:value="3093270838" calcext:value-type="float">
            <text:p>3093270838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  <table:table-cell office:value-type="float" office:value="952357518" calcext:value-type="float">
            <text:p>952357518</text:p>
          </table:table-cell>
          <table:table-cell office:value-type="float" office:value="46953864" calcext:value-type="float">
            <text:p>46953864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50558152" calcext:value-type="float">
            <text:p>3050558152</text:p>
          </table:table-cell>
          <table:table-cell office:value-type="float" office:value="406124660" calcext:value-type="float">
            <text:p>406124660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11977463" calcext:value-type="float">
            <text:p>611977463</text:p>
          </table:table-cell>
          <table:table-cell office:value-type="float" office:value="2608359124" calcext:value-type="float">
            <text:p>2608359124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3614562301" calcext:value-type="float">
            <text:p>3614562301</text:p>
          </table:table-cell>
          <table:table-cell office:value-type="float" office:value="2284665444" calcext:value-type="float">
            <text:p>2284665444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320166102" calcext:value-type="float">
            <text:p>1320166102</text:p>
          </table:table-cell>
          <table:table-cell office:value-type="float" office:value="3824308982" calcext:value-type="float">
            <text:p>3824308982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3852012763" calcext:value-type="float">
            <text:p>3852012763</text:p>
          </table:table-cell>
          <table:table-cell office:value-type="float" office:value="4035968128" calcext:value-type="float">
            <text:p>4035968128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72935750" calcext:value-type="float">
            <text:p>3272935750</text:p>
          </table:table-cell>
          <table:table-cell office:value-type="float" office:value="3544945508" calcext:value-type="float">
            <text:p>3544945508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784009082" calcext:value-type="float">
            <text:p>1784009082</text:p>
          </table:table-cell>
          <table:table-cell office:value-type="float" office:value="1667291700" calcext:value-type="float">
            <text:p>1667291700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617171112" calcext:value-type="float">
            <text:p>2617171112</text:p>
          </table:table-cell>
          <table:table-cell office:value-type="float" office:value="1236965882" calcext:value-type="float">
            <text:p>1236965882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8314421" calcext:value-type="float">
            <text:p>1448314421</text:p>
          </table:table-cell>
          <table:table-cell office:value-type="float" office:value="3954605034" calcext:value-type="float">
            <text:p>3954605034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4206939392" calcext:value-type="float">
            <text:p>4206939392</text:p>
          </table:table-cell>
          <table:table-cell office:value-type="float" office:value="2734022274" calcext:value-type="float">
            <text:p>2734022274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167285183" calcext:value-type="float">
            <text:p>4167285183</text:p>
          </table:table-cell>
          <table:table-cell office:value-type="float" office:value="2947250752" calcext:value-type="float">
            <text:p>294725075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2446581867" calcext:value-type="float">
            <text:p>2446581867</text:p>
          </table:table-cell>
          <table:table-cell office:value-type="float" office:value="1955775596" calcext:value-type="float">
            <text:p>1955775596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34705317" calcext:value-type="float">
            <text:p>2934705317</text:p>
          </table:table-cell>
          <table:table-cell office:value-type="float" office:value="2177456682" calcext:value-type="float">
            <text:p>2177456682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1566016160" calcext:value-type="float">
            <text:p>1566016160</text:p>
          </table:table-cell>
          <table:table-cell office:value-type="float" office:value="1370497776" calcext:value-type="float">
            <text:p>1370497776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593713100" calcext:value-type="float">
            <text:p>3593713100</text:p>
          </table:table-cell>
          <table:table-cell office:value-type="float" office:value="1827354282" calcext:value-type="float">
            <text:p>1827354282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520961749" calcext:value-type="float">
            <text:p>3520961749</text:p>
          </table:table-cell>
          <table:table-cell office:value-type="float" office:value="4226633968" calcext:value-type="float">
            <text:p>4226633968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545076044" calcext:value-type="float">
            <text:p>545076044</text:p>
          </table:table-cell>
          <table:table-cell office:value-type="float" office:value="4129987518" calcext:value-type="float">
            <text:p>4129987518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060149137" calcext:value-type="float">
            <text:p>2060149137</text:p>
          </table:table-cell>
          <table:table-cell office:value-type="float" office:value="2702809566" calcext:value-type="float">
            <text:p>2702809566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49466748" calcext:value-type="float">
            <text:p>749466748</text:p>
          </table:table-cell>
          <table:table-cell office:value-type="float" office:value="3748874004" calcext:value-type="float">
            <text:p>3748874004</text:p>
          </table:table-cell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482580220" calcext:value-type="float">
            <text:p>482580220</text:p>
          </table:table-cell>
          <table:table-cell office:value-type="float" office:value="996217180" calcext:value-type="float">
            <text:p>996217180</text:p>
          </table:table-cell>
          <table:table-cell office:value-type="float" office:value="8756" calcext:value-type="float">
            <text:p>8756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542836665" calcext:value-type="float">
            <text:p>2542836665</text:p>
          </table:table-cell>
          <table:table-cell office:value-type="float" office:value="667142066" calcext:value-type="float">
            <text:p>667142066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1111367106" calcext:value-type="float">
            <text:p>1111367106</text:p>
          </table:table-cell>
          <table:table-cell office:value-type="float" office:value="1033948596" calcext:value-type="float">
            <text:p>1033948596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61972228" calcext:value-type="float">
            <text:p>2461972228</text:p>
          </table:table-cell>
          <table:table-cell office:value-type="float" office:value="2860639498" calcext:value-type="float">
            <text:p>2860639498</text:p>
          </table:table-cell>
          <table:table-cell office:value-type="float" office:value="9560" calcext:value-type="float">
            <text:p>956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83113668" calcext:value-type="float">
            <text:p>583113668</text:p>
          </table:table-cell>
          <table:table-cell office:value-type="float" office:value="1352707106" calcext:value-type="float">
            <text:p>1352707106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3900313118" calcext:value-type="float">
            <text:p>3900313118</text:p>
          </table:table-cell>
          <table:table-cell office:value-type="float" office:value="3589940858" calcext:value-type="float">
            <text:p>35899408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540108795" calcext:value-type="float">
            <text:p>1540108795</text:p>
          </table:table-cell>
          <table:table-cell office:value-type="float" office:value="3106927644" calcext:value-type="float">
            <text:p>310692764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980021205" calcext:value-type="float">
            <text:p>2980021205</text:p>
          </table:table-cell>
          <table:table-cell office:value-type="float" office:value="2120921872" calcext:value-type="float">
            <text:p>212092187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938140434" calcext:value-type="float">
            <text:p>2938140434</text:p>
          </table:table-cell>
          <table:table-cell office:value-type="float" office:value="383736314" calcext:value-type="float">
            <text:p>38373631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085858532" calcext:value-type="float">
            <text:p>4085858532</text:p>
          </table:table-cell>
          <table:table-cell office:value-type="float" office:value="391678956" calcext:value-type="float">
            <text:p>391678956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2188634233" calcext:value-type="float">
            <text:p>2188634233</text:p>
          </table:table-cell>
          <table:table-cell office:value-type="float" office:value="2109489426" calcext:value-type="float">
            <text:p>210948942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309011039" calcext:value-type="float">
            <text:p>309011039</text:p>
          </table:table-cell>
          <table:table-cell office:value-type="float" office:value="2742771818" calcext:value-type="float">
            <text:p>274277181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2674355111" calcext:value-type="float">
            <text:p>2674355111</text:p>
          </table:table-cell>
          <table:table-cell office:value-type="float" office:value="1538455428" calcext:value-type="float">
            <text:p>1538455428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673076096" calcext:value-type="float">
            <text:p>1673076096</text:p>
          </table:table-cell>
          <table:table-cell office:value-type="float" office:value="2951788540" calcext:value-type="float">
            <text:p>2951788540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4143016650" calcext:value-type="float">
            <text:p>4143016650</text:p>
          </table:table-cell>
          <table:table-cell office:value-type="float" office:value="3875977914" calcext:value-type="float">
            <text:p>387597791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3893850073" calcext:value-type="float">
            <text:p>3893850073</text:p>
          </table:table-cell>
          <table:table-cell office:value-type="float" office:value="39232036" calcext:value-type="float">
            <text:p>3923203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887794550" calcext:value-type="float">
            <text:p>887794550</text:p>
          </table:table-cell>
          <table:table-cell office:value-type="float" office:value="333927320" calcext:value-type="float">
            <text:p>333927320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3918190571" calcext:value-type="float">
            <text:p>3918190571</text:p>
          </table:table-cell>
          <table:table-cell office:value-type="float" office:value="2243093444" calcext:value-type="float">
            <text:p>2243093444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026645091" calcext:value-type="float">
            <text:p>2026645091</text:p>
          </table:table-cell>
          <table:table-cell office:value-type="float" office:value="3115070920" calcext:value-type="float">
            <text:p>311507092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1059774496" calcext:value-type="float">
            <text:p>1059774496</text:p>
          </table:table-cell>
          <table:table-cell office:value-type="float" office:value="1140235608" calcext:value-type="float">
            <text:p>1140235608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1261580364" calcext:value-type="float">
            <text:p>1261580364</text:p>
          </table:table-cell>
          <table:table-cell office:value-type="float" office:value="2760633364" calcext:value-type="float">
            <text:p>2760633364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920171378" calcext:value-type="float">
            <text:p>920171378</text:p>
          </table:table-cell>
          <table:table-cell office:value-type="float" office:value="2602536896" calcext:value-type="float">
            <text:p>2602536896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1279563328" calcext:value-type="float">
            <text:p>1279563328</text:p>
          </table:table-cell>
          <table:table-cell office:value-type="float" office:value="2803739450" calcext:value-type="float">
            <text:p>280373945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118664507" calcext:value-type="float">
            <text:p>2118664507</text:p>
          </table:table-cell>
          <table:table-cell office:value-type="float" office:value="3712437364" calcext:value-type="float">
            <text:p>3712437364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3372824996" calcext:value-type="float">
            <text:p>3372824996</text:p>
          </table:table-cell>
          <table:table-cell office:value-type="float" office:value="3414363038" calcext:value-type="float">
            <text:p>3414363038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3776161287" calcext:value-type="float">
            <text:p>3776161287</text:p>
          </table:table-cell>
          <table:table-cell office:value-type="float" office:value="4207562184" calcext:value-type="float">
            <text:p>4207562184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9696" calcext:value-type="float">
            <text:p>9696</text:p>
          </table:table-cell>
          <table:table-cell office:value-type="float" office:value="415394379" calcext:value-type="float">
            <text:p>415394379</text:p>
          </table:table-cell>
          <table:table-cell office:value-type="float" office:value="1813497158" calcext:value-type="float">
            <text:p>1813497158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520187500" calcext:value-type="float">
            <text:p>520187500</text:p>
          </table:table-cell>
          <table:table-cell office:value-type="float" office:value="384858546" calcext:value-type="float">
            <text:p>384858546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616711367" calcext:value-type="float">
            <text:p>2616711367</text:p>
          </table:table-cell>
          <table:table-cell office:value-type="float" office:value="3624674646" calcext:value-type="float">
            <text:p>3624674646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2794607876" calcext:value-type="float">
            <text:p>2794607876</text:p>
          </table:table-cell>
          <table:table-cell office:value-type="float" office:value="3294023186" calcext:value-type="float">
            <text:p>3294023186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891307948" calcext:value-type="float">
            <text:p>891307948</text:p>
          </table:table-cell>
          <table:table-cell office:value-type="float" office:value="2642879464" calcext:value-type="float">
            <text:p>2642879464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2205055787" calcext:value-type="float">
            <text:p>2205055787</text:p>
          </table:table-cell>
          <table:table-cell office:value-type="float" office:value="194504932" calcext:value-type="float">
            <text:p>194504932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3798795035" calcext:value-type="float">
            <text:p>3798795035</text:p>
          </table:table-cell>
          <table:table-cell office:value-type="float" office:value="3833090712" calcext:value-type="float">
            <text:p>3833090712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736386927" calcext:value-type="float">
            <text:p>2736386927</text:p>
          </table:table-cell>
          <table:table-cell office:value-type="float" office:value="3531694704" calcext:value-type="float">
            <text:p>3531694704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754403540" calcext:value-type="float">
            <text:p>3754403540</text:p>
          </table:table-cell>
          <table:table-cell office:value-type="float" office:value="1997005472" calcext:value-type="float">
            <text:p>1997005472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013927601" calcext:value-type="float">
            <text:p>1013927601</text:p>
          </table:table-cell>
          <table:table-cell office:value-type="float" office:value="939592432" calcext:value-type="float">
            <text:p>939592432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631997305" calcext:value-type="float">
            <text:p>1631997305</text:p>
          </table:table-cell>
          <table:table-cell office:value-type="float" office:value="3815006114" calcext:value-type="float">
            <text:p>3815006114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3383379516" calcext:value-type="float">
            <text:p>3383379516</text:p>
          </table:table-cell>
          <table:table-cell office:value-type="float" office:value="3133439250" calcext:value-type="float">
            <text:p>3133439250</text:p>
          </table:table-cell>
          <table:table-cell office:value-type="float" office:value="8787" calcext:value-type="float">
            <text:p>8787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1826265008" calcext:value-type="float">
            <text:p>1826265008</text:p>
          </table:table-cell>
          <table:table-cell office:value-type="float" office:value="2048621714" calcext:value-type="float">
            <text:p>2048621714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961688357" calcext:value-type="float">
            <text:p>1961688357</text:p>
          </table:table-cell>
          <table:table-cell office:value-type="float" office:value="1704417498" calcext:value-type="float">
            <text:p>1704417498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71219734" calcext:value-type="float">
            <text:p>671219734</text:p>
          </table:table-cell>
          <table:table-cell office:value-type="float" office:value="4074729902" calcext:value-type="float">
            <text:p>4074729902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37104765" calcext:value-type="float">
            <text:p>1637104765</text:p>
          </table:table-cell>
          <table:table-cell office:value-type="float" office:value="1922270072" calcext:value-type="float">
            <text:p>1922270072</text:p>
          </table:table-cell>
          <table:table-cell office:value-type="float" office:value="9888" calcext:value-type="float">
            <text:p>9888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3176289147" calcext:value-type="float">
            <text:p>3176289147</text:p>
          </table:table-cell>
          <table:table-cell office:value-type="float" office:value="3345714980" calcext:value-type="float">
            <text:p>334571498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1011391" calcext:value-type="float">
            <text:p>11011391</text:p>
          </table:table-cell>
          <table:table-cell office:value-type="float" office:value="1328647918" calcext:value-type="float">
            <text:p>132864791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891057895" calcext:value-type="float">
            <text:p>891057895</text:p>
          </table:table-cell>
          <table:table-cell office:value-type="float" office:value="2720642242" calcext:value-type="float">
            <text:p>272064224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244448694" calcext:value-type="float">
            <text:p>1244448694</text:p>
          </table:table-cell>
          <table:table-cell office:value-type="float" office:value="2835536758" calcext:value-type="float">
            <text:p>2835536758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1823013046" calcext:value-type="float">
            <text:p>1823013046</text:p>
          </table:table-cell>
          <table:table-cell office:value-type="float" office:value="1659698548" calcext:value-type="float">
            <text:p>1659698548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float" office:value="3461660654" calcext:value-type="float">
            <text:p>3461660654</text:p>
          </table:table-cell>
          <table:table-cell office:value-type="float" office:value="2382348586" calcext:value-type="float">
            <text:p>2382348586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973195865" calcext:value-type="float">
            <text:p>2973195865</text:p>
          </table:table-cell>
          <table:table-cell office:value-type="float" office:value="3785920096" calcext:value-type="float">
            <text:p>3785920096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41260304" calcext:value-type="float">
            <text:p>1741260304</text:p>
          </table:table-cell>
          <table:table-cell office:value-type="float" office:value="1586305972" calcext:value-type="float">
            <text:p>1586305972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496333477" calcext:value-type="float">
            <text:p>496333477</text:p>
          </table:table-cell>
          <table:table-cell office:value-type="float" office:value="735727936" calcext:value-type="float">
            <text:p>735727936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343530524" calcext:value-type="float">
            <text:p>1343530524</text:p>
          </table:table-cell>
          <table:table-cell office:value-type="float" office:value="1378098980" calcext:value-type="float">
            <text:p>1378098980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102079165" calcext:value-type="float">
            <text:p>102079165</text:p>
          </table:table-cell>
          <table:table-cell office:value-type="float" office:value="566231098" calcext:value-type="float">
            <text:p>566231098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908708571" calcext:value-type="float">
            <text:p>1908708571</text:p>
          </table:table-cell>
          <table:table-cell office:value-type="float" office:value="3192013996" calcext:value-type="float">
            <text:p>3192013996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637053685" calcext:value-type="float">
            <text:p>2637053685</text:p>
          </table:table-cell>
          <table:table-cell office:value-type="float" office:value="1557302174" calcext:value-type="float">
            <text:p>1557302174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1539511748" calcext:value-type="float">
            <text:p>1539511748</text:p>
          </table:table-cell>
          <table:table-cell office:value-type="float" office:value="3675749218" calcext:value-type="float">
            <text:p>367574921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1089570744" calcext:value-type="float">
            <text:p>1089570744</text:p>
          </table:table-cell>
          <table:table-cell office:value-type="float" office:value="646054336" calcext:value-type="float">
            <text:p>646054336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3025468426" calcext:value-type="float">
            <text:p>3025468426</text:p>
          </table:table-cell>
          <table:table-cell office:value-type="float" office:value="242718610" calcext:value-type="float">
            <text:p>242718610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2399963264" calcext:value-type="float">
            <text:p>2399963264</text:p>
          </table:table-cell>
          <table:table-cell office:value-type="float" office:value="2431447668" calcext:value-type="float">
            <text:p>2431447668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897293832" calcext:value-type="float">
            <text:p>2897293832</text:p>
          </table:table-cell>
          <table:table-cell office:value-type="float" office:value="801031190" calcext:value-type="float">
            <text:p>801031190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779878999" calcext:value-type="float">
            <text:p>2779878999</text:p>
          </table:table-cell>
          <table:table-cell office:value-type="float" office:value="1653677888" calcext:value-type="float">
            <text:p>1653677888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761256910" calcext:value-type="float">
            <text:p>1761256910</text:p>
          </table:table-cell>
          <table:table-cell office:value-type="float" office:value="2071864448" calcext:value-type="float">
            <text:p>2071864448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05283032" calcext:value-type="float">
            <text:p>205283032</text:p>
          </table:table-cell>
          <table:table-cell office:value-type="float" office:value="790448934" calcext:value-type="float">
            <text:p>790448934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573388006" calcext:value-type="float">
            <text:p>3573388006</text:p>
          </table:table-cell>
          <table:table-cell office:value-type="float" office:value="2456165286" calcext:value-type="float">
            <text:p>245616528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815601842" calcext:value-type="float">
            <text:p>2815601842</text:p>
          </table:table-cell>
          <table:table-cell office:value-type="float" office:value="3574997002" calcext:value-type="float">
            <text:p>3574997002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253932921" calcext:value-type="float">
            <text:p>1253932921</text:p>
          </table:table-cell>
          <table:table-cell office:value-type="float" office:value="1994772186" calcext:value-type="float">
            <text:p>1994772186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726037608" calcext:value-type="float">
            <text:p>726037608</text:p>
          </table:table-cell>
          <table:table-cell office:value-type="float" office:value="3718421194" calcext:value-type="float">
            <text:p>3718421194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48047226" calcext:value-type="float">
            <text:p>1548047226</text:p>
          </table:table-cell>
          <table:table-cell office:value-type="float" office:value="1965835628" calcext:value-type="float">
            <text:p>1965835628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263166842" calcext:value-type="float">
            <text:p>2263166842</text:p>
          </table:table-cell>
          <table:table-cell office:value-type="float" office:value="3370842028" calcext:value-type="float">
            <text:p>3370842028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538976045" calcext:value-type="float">
            <text:p>2538976045</text:p>
          </table:table-cell>
          <table:table-cell office:value-type="float" office:value="582617070" calcext:value-type="float">
            <text:p>582617070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34769497" calcext:value-type="float">
            <text:p>2634769497</text:p>
          </table:table-cell>
          <table:table-cell office:value-type="float" office:value="3412819334" calcext:value-type="float">
            <text:p>3412819334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4233075405" calcext:value-type="float">
            <text:p>4233075405</text:p>
          </table:table-cell>
          <table:table-cell office:value-type="float" office:value="1349469834" calcext:value-type="float">
            <text:p>1349469834</text:p>
          </table:table-cell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4073196012" calcext:value-type="float">
            <text:p>4073196012</text:p>
          </table:table-cell>
          <table:table-cell office:value-type="float" office:value="336207676" calcext:value-type="float">
            <text:p>336207676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75857974" calcext:value-type="float">
            <text:p>175857974</text:p>
          </table:table-cell>
          <table:table-cell office:value-type="float" office:value="787691894" calcext:value-type="float">
            <text:p>787691894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221775861" calcext:value-type="float">
            <text:p>4221775861</text:p>
          </table:table-cell>
          <table:table-cell office:value-type="float" office:value="3623625612" calcext:value-type="float">
            <text:p>3623625612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119659860" calcext:value-type="float">
            <text:p>2119659860</text:p>
          </table:table-cell>
          <table:table-cell office:value-type="float" office:value="1612671490" calcext:value-type="float">
            <text:p>1612671490</text:p>
          </table:table-cell>
          <table:table-cell office:value-type="float" office:value="9374" calcext:value-type="float">
            <text:p>9374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2851218357" calcext:value-type="float">
            <text:p>2851218357</text:p>
          </table:table-cell>
          <table:table-cell office:value-type="float" office:value="142676596" calcext:value-type="float">
            <text:p>142676596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9575895" calcext:value-type="float">
            <text:p>39575895</text:p>
          </table:table-cell>
          <table:table-cell office:value-type="float" office:value="1581468410" calcext:value-type="float">
            <text:p>158146841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1422367652" calcext:value-type="float">
            <text:p>1422367652</text:p>
          </table:table-cell>
          <table:table-cell office:value-type="float" office:value="2618636596" calcext:value-type="float">
            <text:p>261863659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53798241" calcext:value-type="float">
            <text:p>3853798241</text:p>
          </table:table-cell>
          <table:table-cell office:value-type="float" office:value="2241660964" calcext:value-type="float">
            <text:p>224166096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2258644733" calcext:value-type="float">
            <text:p>2258644733</text:p>
          </table:table-cell>
          <table:table-cell office:value-type="float" office:value="508745212" calcext:value-type="float">
            <text:p>50874521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163204944" calcext:value-type="float">
            <text:p>163204944</text:p>
          </table:table-cell>
          <table:table-cell office:value-type="float" office:value="3300113390" calcext:value-type="float">
            <text:p>330011339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31836026" calcext:value-type="float">
            <text:p>1231836026</text:p>
          </table:table-cell>
          <table:table-cell office:value-type="float" office:value="3962924892" calcext:value-type="float">
            <text:p>396292489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1297614991" calcext:value-type="float">
            <text:p>1297614991</text:p>
          </table:table-cell>
          <table:table-cell office:value-type="float" office:value="1854444226" calcext:value-type="float">
            <text:p>1854444226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292210993" calcext:value-type="float">
            <text:p>4292210993</text:p>
          </table:table-cell>
          <table:table-cell office:value-type="float" office:value="2766942754" calcext:value-type="float">
            <text:p>276694275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16225375" calcext:value-type="float">
            <text:p>1616225375</text:p>
          </table:table-cell>
          <table:table-cell office:value-type="float" office:value="1421218576" calcext:value-type="float">
            <text:p>1421218576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12457897" calcext:value-type="float">
            <text:p>1312457897</text:p>
          </table:table-cell>
          <table:table-cell office:value-type="float" office:value="3217171060" calcext:value-type="float">
            <text:p>321717106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076609342" calcext:value-type="float">
            <text:p>2076609342</text:p>
          </table:table-cell>
          <table:table-cell office:value-type="float" office:value="3846722730" calcext:value-type="float">
            <text:p>3846722730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5180692" calcext:value-type="float">
            <text:p>1445180692</text:p>
          </table:table-cell>
          <table:table-cell office:value-type="float" office:value="3243424494" calcext:value-type="float">
            <text:p>3243424494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577030928" calcext:value-type="float">
            <text:p>577030928</text:p>
          </table:table-cell>
          <table:table-cell office:value-type="float" office:value="2242797430" calcext:value-type="float">
            <text:p>2242797430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971930" calcext:value-type="float">
            <text:p>33971930</text:p>
          </table:table-cell>
          <table:table-cell office:value-type="float" office:value="3534326718" calcext:value-type="float">
            <text:p>3534326718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080520178" calcext:value-type="float">
            <text:p>4080520178</text:p>
          </table:table-cell>
          <table:table-cell office:value-type="float" office:value="4186839706" calcext:value-type="float">
            <text:p>4186839706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3771131177" calcext:value-type="float">
            <text:p>3771131177</text:p>
          </table:table-cell>
          <table:table-cell office:value-type="float" office:value="2774165852" calcext:value-type="float">
            <text:p>2774165852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4102299682" calcext:value-type="float">
            <text:p>4102299682</text:p>
          </table:table-cell>
          <table:table-cell office:value-type="float" office:value="2078731938" calcext:value-type="float">
            <text:p>2078731938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334273311" calcext:value-type="float">
            <text:p>334273311</text:p>
          </table:table-cell>
          <table:table-cell office:value-type="float" office:value="3941876900" calcext:value-type="float">
            <text:p>3941876900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832973831" calcext:value-type="float">
            <text:p>1832973831</text:p>
          </table:table-cell>
          <table:table-cell office:value-type="float" office:value="2476099616" calcext:value-type="float">
            <text:p>2476099616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839285025" calcext:value-type="float">
            <text:p>3839285025</text:p>
          </table:table-cell>
          <table:table-cell office:value-type="float" office:value="3097358398" calcext:value-type="float">
            <text:p>3097358398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3426003701" calcext:value-type="float">
            <text:p>3426003701</text:p>
          </table:table-cell>
          <table:table-cell office:value-type="float" office:value="1627364564" calcext:value-type="float">
            <text:p>1627364564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3319392780" calcext:value-type="float">
            <text:p>3319392780</text:p>
          </table:table-cell>
          <table:table-cell office:value-type="float" office:value="4257311292" calcext:value-type="float">
            <text:p>425731129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1913031543" calcext:value-type="float">
            <text:p>1913031543</text:p>
          </table:table-cell>
          <table:table-cell office:value-type="float" office:value="1457964974" calcext:value-type="float">
            <text:p>1457964974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3061077649" calcext:value-type="float">
            <text:p>3061077649</text:p>
          </table:table-cell>
          <table:table-cell office:value-type="float" office:value="1804026350" calcext:value-type="float">
            <text:p>1804026350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2446325671" calcext:value-type="float">
            <text:p>2446325671</text:p>
          </table:table-cell>
          <table:table-cell office:value-type="float" office:value="2185468530" calcext:value-type="float">
            <text:p>2185468530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306226442" calcext:value-type="float">
            <text:p>306226442</text:p>
          </table:table-cell>
          <table:table-cell office:value-type="float" office:value="3561371458" calcext:value-type="float">
            <text:p>3561371458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float" office:value="62908600" calcext:value-type="float">
            <text:p>62908600</text:p>
          </table:table-cell>
          <table:table-cell office:value-type="float" office:value="920342546" calcext:value-type="float">
            <text:p>920342546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321419366" calcext:value-type="float">
            <text:p>321419366</text:p>
          </table:table-cell>
          <table:table-cell office:value-type="float" office:value="4253282392" calcext:value-type="float">
            <text:p>4253282392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2214033305" calcext:value-type="float">
            <text:p>2214033305</text:p>
          </table:table-cell>
          <table:table-cell office:value-type="float" office:value="774513920" calcext:value-type="float">
            <text:p>77451392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3977127353" calcext:value-type="float">
            <text:p>3977127353</text:p>
          </table:table-cell>
          <table:table-cell office:value-type="float" office:value="435158918" calcext:value-type="float">
            <text:p>435158918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736753725" calcext:value-type="float">
            <text:p>3736753725</text:p>
          </table:table-cell>
          <table:table-cell office:value-type="float" office:value="614224666" calcext:value-type="float">
            <text:p>614224666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1360868469" calcext:value-type="float">
            <text:p>1360868469</text:p>
          </table:table-cell>
          <table:table-cell office:value-type="float" office:value="1191945806" calcext:value-type="float">
            <text:p>1191945806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753138552" calcext:value-type="float">
            <text:p>2753138552</text:p>
          </table:table-cell>
          <table:table-cell office:value-type="float" office:value="1551827024" calcext:value-type="float">
            <text:p>1551827024</text:p>
          </table:table-cell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31376885" calcext:value-type="float">
            <text:p>2231376885</text:p>
          </table:table-cell>
          <table:table-cell office:value-type="float" office:value="1862598390" calcext:value-type="float">
            <text:p>1862598390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25318519" calcext:value-type="float">
            <text:p>4025318519</text:p>
          </table:table-cell>
          <table:table-cell office:value-type="float" office:value="194237044" calcext:value-type="float">
            <text:p>194237044</text:p>
          </table:table-cell>
          <table:table-cell office:value-type="float" office:value="9670" calcext:value-type="float">
            <text:p>967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50941680" calcext:value-type="float">
            <text:p>650941680</text:p>
          </table:table-cell>
          <table:table-cell office:value-type="float" office:value="4154899610" calcext:value-type="float">
            <text:p>415489961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436927281" calcext:value-type="float">
            <text:p>436927281</text:p>
          </table:table-cell>
          <table:table-cell office:value-type="float" office:value="4174330322" calcext:value-type="float">
            <text:p>417433032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2928961902" calcext:value-type="float">
            <text:p>2928961902</text:p>
          </table:table-cell>
          <table:table-cell office:value-type="float" office:value="2932222214" calcext:value-type="float">
            <text:p>293222221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232557217" calcext:value-type="float">
            <text:p>232557217</text:p>
          </table:table-cell>
          <table:table-cell office:value-type="float" office:value="3344193330" calcext:value-type="float">
            <text:p>334419333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3349805965" calcext:value-type="float">
            <text:p>3349805965</text:p>
          </table:table-cell>
          <table:table-cell office:value-type="float" office:value="2006733346" calcext:value-type="float">
            <text:p>2006733346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842136777" calcext:value-type="float">
            <text:p>842136777</text:p>
          </table:table-cell>
          <table:table-cell office:value-type="float" office:value="573472048" calcext:value-type="float">
            <text:p>57347204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2813747204" calcext:value-type="float">
            <text:p>2813747204</text:p>
          </table:table-cell>
          <table:table-cell office:value-type="float" office:value="3882989972" calcext:value-type="float">
            <text:p>388298997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33899850" calcext:value-type="float">
            <text:p>1333899850</text:p>
          </table:table-cell>
          <table:table-cell office:value-type="float" office:value="3267467540" calcext:value-type="float">
            <text:p>3267467540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3116293" calcext:value-type="float">
            <text:p>223116293</text:p>
          </table:table-cell>
          <table:table-cell office:value-type="float" office:value="890075420" calcext:value-type="float">
            <text:p>890075420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274216887" calcext:value-type="float">
            <text:p>3274216887</text:p>
          </table:table-cell>
          <table:table-cell office:value-type="float" office:value="3765974400" calcext:value-type="float">
            <text:p>376597440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619077497" calcext:value-type="float">
            <text:p>2619077497</text:p>
          </table:table-cell>
          <table:table-cell office:value-type="float" office:value="2790309024" calcext:value-type="float">
            <text:p>2790309024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2277853895" calcext:value-type="float">
            <text:p>2277853895</text:p>
          </table:table-cell>
          <table:table-cell office:value-type="float" office:value="3177293422" calcext:value-type="float">
            <text:p>3177293422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033115537" calcext:value-type="float">
            <text:p>4033115537</text:p>
          </table:table-cell>
          <table:table-cell office:value-type="float" office:value="1878268188" calcext:value-type="float">
            <text:p>1878268188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705123038" calcext:value-type="float">
            <text:p>705123038</text:p>
          </table:table-cell>
          <table:table-cell office:value-type="float" office:value="3163731836" calcext:value-type="float">
            <text:p>3163731836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647894641" calcext:value-type="float">
            <text:p>1647894641</text:p>
          </table:table-cell>
          <table:table-cell office:value-type="float" office:value="632129224" calcext:value-type="float">
            <text:p>632129224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3575418375" calcext:value-type="float">
            <text:p>3575418375</text:p>
          </table:table-cell>
          <table:table-cell office:value-type="float" office:value="2912454688" calcext:value-type="float">
            <text:p>291245468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991739987" calcext:value-type="float">
            <text:p>3991739987</text:p>
          </table:table-cell>
          <table:table-cell office:value-type="float" office:value="182075138" calcext:value-type="float">
            <text:p>182075138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2952596105" calcext:value-type="float">
            <text:p>2952596105</text:p>
          </table:table-cell>
          <table:table-cell office:value-type="float" office:value="3246214708" calcext:value-type="float">
            <text:p>3246214708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2629142948" calcext:value-type="float">
            <text:p>2629142948</text:p>
          </table:table-cell>
          <table:table-cell office:value-type="float" office:value="3834942488" calcext:value-type="float">
            <text:p>3834942488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0577975" calcext:value-type="float">
            <text:p>1190577975</text:p>
          </table:table-cell>
          <table:table-cell office:value-type="float" office:value="3732682098" calcext:value-type="float">
            <text:p>3732682098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72164829" calcext:value-type="float">
            <text:p>572164829</text:p>
          </table:table-cell>
          <table:table-cell office:value-type="float" office:value="1322749974" calcext:value-type="float">
            <text:p>1322749974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078323952" calcext:value-type="float">
            <text:p>4078323952</text:p>
          </table:table-cell>
          <table:table-cell office:value-type="float" office:value="4174364332" calcext:value-type="float">
            <text:p>4174364332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051501042" calcext:value-type="float">
            <text:p>4051501042</text:p>
          </table:table-cell>
          <table:table-cell office:value-type="float" office:value="881178526" calcext:value-type="float">
            <text:p>881178526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3090308074" calcext:value-type="float">
            <text:p>3090308074</text:p>
          </table:table-cell>
          <table:table-cell office:value-type="float" office:value="3173608644" calcext:value-type="float">
            <text:p>3173608644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87390869" calcext:value-type="float">
            <text:p>2387390869</text:p>
          </table:table-cell>
          <table:table-cell office:value-type="float" office:value="2491512482" calcext:value-type="float">
            <text:p>2491512482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2227016558" calcext:value-type="float">
            <text:p>2227016558</text:p>
          </table:table-cell>
          <table:table-cell office:value-type="float" office:value="3753033220" calcext:value-type="float">
            <text:p>3753033220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4024035850" calcext:value-type="float">
            <text:p>4024035850</text:p>
          </table:table-cell>
          <table:table-cell office:value-type="float" office:value="1587665618" calcext:value-type="float">
            <text:p>158766561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93782018" calcext:value-type="float">
            <text:p>1693782018</text:p>
          </table:table-cell>
          <table:table-cell office:value-type="float" office:value="2924190008" calcext:value-type="float">
            <text:p>2924190008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1243410397" calcext:value-type="float">
            <text:p>1243410397</text:p>
          </table:table-cell>
          <table:table-cell office:value-type="float" office:value="2427991270" calcext:value-type="float">
            <text:p>2427991270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02008394" calcext:value-type="float">
            <text:p>1002008394</text:p>
          </table:table-cell>
          <table:table-cell office:value-type="float" office:value="3249603568" calcext:value-type="float">
            <text:p>3249603568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3729879686" calcext:value-type="float">
            <text:p>3729879686</text:p>
          </table:table-cell>
          <table:table-cell office:value-type="float" office:value="2579651732" calcext:value-type="float">
            <text:p>2579651732</text:p>
          </table:table-cell>
          <table:table-cell office:value-type="float" office:value="8744" calcext:value-type="float">
            <text:p>87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58914830" calcext:value-type="float">
            <text:p>2158914830</text:p>
          </table:table-cell>
          <table:table-cell office:value-type="float" office:value="2004371406" calcext:value-type="float">
            <text:p>2004371406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733577140" calcext:value-type="float">
            <text:p>2733577140</text:p>
          </table:table-cell>
          <table:table-cell office:value-type="float" office:value="3129077364" calcext:value-type="float">
            <text:p>3129077364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2653525090" calcext:value-type="float">
            <text:p>2653525090</text:p>
          </table:table-cell>
          <table:table-cell office:value-type="float" office:value="2449488092" calcext:value-type="float">
            <text:p>2449488092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1141341506" calcext:value-type="float">
            <text:p>1141341506</text:p>
          </table:table-cell>
          <table:table-cell office:value-type="float" office:value="4138963046" calcext:value-type="float">
            <text:p>4138963046</text:p>
          </table:table-cell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2078011487" calcext:value-type="float">
            <text:p>2078011487</text:p>
          </table:table-cell>
          <table:table-cell office:value-type="float" office:value="1992937482" calcext:value-type="float">
            <text:p>19929374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73144558" calcext:value-type="float">
            <text:p>2073144558</text:p>
          </table:table-cell>
          <table:table-cell office:value-type="float" office:value="2254564718" calcext:value-type="float">
            <text:p>225456471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3645295421" calcext:value-type="float">
            <text:p>3645295421</text:p>
          </table:table-cell>
          <table:table-cell office:value-type="float" office:value="40603838" calcext:value-type="float">
            <text:p>4060383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2271296404" calcext:value-type="float">
            <text:p>2271296404</text:p>
          </table:table-cell>
          <table:table-cell office:value-type="float" office:value="3343974962" calcext:value-type="float">
            <text:p>334397496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32721653" calcext:value-type="float">
            <text:p>3932721653</text:p>
          </table:table-cell>
          <table:table-cell office:value-type="float" office:value="1470082978" calcext:value-type="float">
            <text:p>1470082978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4084255883" calcext:value-type="float">
            <text:p>4084255883</text:p>
          </table:table-cell>
          <table:table-cell office:value-type="float" office:value="2467025898" calcext:value-type="float">
            <text:p>246702589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568642985" calcext:value-type="float">
            <text:p>568642985</text:p>
          </table:table-cell>
          <table:table-cell office:value-type="float" office:value="4149403756" calcext:value-type="float">
            <text:p>4149403756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3747282632" calcext:value-type="float">
            <text:p>3747282632</text:p>
          </table:table-cell>
          <table:table-cell office:value-type="float" office:value="99533664" calcext:value-type="float">
            <text:p>9953366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3574184144" calcext:value-type="float">
            <text:p>3574184144</text:p>
          </table:table-cell>
          <table:table-cell office:value-type="float" office:value="4176280982" calcext:value-type="float">
            <text:p>417628098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6677620" calcext:value-type="float">
            <text:p>66677620</text:p>
          </table:table-cell>
          <table:table-cell office:value-type="float" office:value="2585542994" calcext:value-type="float">
            <text:p>2585542994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3533595353" calcext:value-type="float">
            <text:p>3533595353</text:p>
          </table:table-cell>
          <table:table-cell office:value-type="float" office:value="3091612588" calcext:value-type="float">
            <text:p>3091612588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3067695336" calcext:value-type="float">
            <text:p>3067695336</text:p>
          </table:table-cell>
          <table:table-cell office:value-type="float" office:value="382758936" calcext:value-type="float">
            <text:p>382758936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56126860" calcext:value-type="float">
            <text:p>3856126860</text:p>
          </table:table-cell>
          <table:table-cell office:value-type="float" office:value="3366943194" calcext:value-type="float">
            <text:p>3366943194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3723210092" calcext:value-type="float">
            <text:p>3723210092</text:p>
          </table:table-cell>
          <table:table-cell office:value-type="float" office:value="2915742842" calcext:value-type="float">
            <text:p>2915742842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305103655" calcext:value-type="float">
            <text:p>305103655</text:p>
          </table:table-cell>
          <table:table-cell office:value-type="float" office:value="1199295524" calcext:value-type="float">
            <text:p>1199295524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4154471351" calcext:value-type="float">
            <text:p>4154471351</text:p>
          </table:table-cell>
          <table:table-cell office:value-type="float" office:value="483056490" calcext:value-type="float">
            <text:p>48305649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050815208" calcext:value-type="float">
            <text:p>3050815208</text:p>
          </table:table-cell>
          <table:table-cell office:value-type="float" office:value="1052617054" calcext:value-type="float">
            <text:p>10526170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65955727" calcext:value-type="float">
            <text:p>2665955727</text:p>
          </table:table-cell>
          <table:table-cell office:value-type="float" office:value="2970470076" calcext:value-type="float">
            <text:p>2970470076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1959918847" calcext:value-type="float">
            <text:p>1959918847</text:p>
          </table:table-cell>
          <table:table-cell office:value-type="float" office:value="3511921892" calcext:value-type="float">
            <text:p>3511921892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708756328" calcext:value-type="float">
            <text:p>3708756328</text:p>
          </table:table-cell>
          <table:table-cell office:value-type="float" office:value="1038439392" calcext:value-type="float">
            <text:p>103843939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01607589" calcext:value-type="float">
            <text:p>4101607589</text:p>
          </table:table-cell>
          <table:table-cell office:value-type="float" office:value="4152595600" calcext:value-type="float">
            <text:p>4152595600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3137788800" calcext:value-type="float">
            <text:p>3137788800</text:p>
          </table:table-cell>
          <table:table-cell office:value-type="float" office:value="2185635732" calcext:value-type="float">
            <text:p>2185635732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898735730" calcext:value-type="float">
            <text:p>3898735730</text:p>
          </table:table-cell>
          <table:table-cell office:value-type="float" office:value="1006279382" calcext:value-type="float">
            <text:p>1006279382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220543237" calcext:value-type="float">
            <text:p>3220543237</text:p>
          </table:table-cell>
          <table:table-cell office:value-type="float" office:value="1172962078" calcext:value-type="float">
            <text:p>1172962078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684496396" calcext:value-type="float">
            <text:p>684496396</text:p>
          </table:table-cell>
          <table:table-cell office:value-type="float" office:value="531102136" calcext:value-type="float">
            <text:p>531102136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1542991115" calcext:value-type="float">
            <text:p>1542991115</text:p>
          </table:table-cell>
          <table:table-cell office:value-type="float" office:value="2147604162" calcext:value-type="float">
            <text:p>2147604162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1283353719" calcext:value-type="float">
            <text:p>1283353719</text:p>
          </table:table-cell>
          <table:table-cell office:value-type="float" office:value="3768931782" calcext:value-type="float">
            <text:p>3768931782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3175731236" calcext:value-type="float">
            <text:p>3175731236</text:p>
          </table:table-cell>
          <table:table-cell office:value-type="float" office:value="699984172" calcext:value-type="float">
            <text:p>699984172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827168316" calcext:value-type="float">
            <text:p>1827168316</text:p>
          </table:table-cell>
          <table:table-cell office:value-type="float" office:value="4176384084" calcext:value-type="float">
            <text:p>4176384084</text:p>
          </table:table-cell>
          <table:table-cell office:value-type="float" office:value="8614" calcext:value-type="float">
            <text:p>8614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3244244776" calcext:value-type="float">
            <text:p>3244244776</text:p>
          </table:table-cell>
          <table:table-cell office:value-type="float" office:value="821405432" calcext:value-type="float">
            <text:p>821405432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3290331031" calcext:value-type="float">
            <text:p>3290331031</text:p>
          </table:table-cell>
          <table:table-cell office:value-type="float" office:value="1344541338" calcext:value-type="float">
            <text:p>1344541338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1763011632" calcext:value-type="float">
            <text:p>1763011632</text:p>
          </table:table-cell>
          <table:table-cell office:value-type="float" office:value="2291245478" calcext:value-type="float">
            <text:p>2291245478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75703388" calcext:value-type="float">
            <text:p>2375703388</text:p>
          </table:table-cell>
          <table:table-cell office:value-type="float" office:value="474722984" calcext:value-type="float">
            <text:p>474722984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90709454" calcext:value-type="float">
            <text:p>690709454</text:p>
          </table:table-cell>
          <table:table-cell office:value-type="float" office:value="1109412830" calcext:value-type="float">
            <text:p>11094128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773557103" calcext:value-type="float">
            <text:p>2773557103</text:p>
          </table:table-cell>
          <table:table-cell office:value-type="float" office:value="2474996464" calcext:value-type="float">
            <text:p>247499646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190325925" calcext:value-type="float">
            <text:p>3190325925</text:p>
          </table:table-cell>
          <table:table-cell office:value-type="float" office:value="3596397496" calcext:value-type="float">
            <text:p>359639749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3321176363" calcext:value-type="float">
            <text:p>3321176363</text:p>
          </table:table-cell>
          <table:table-cell office:value-type="float" office:value="1657429198" calcext:value-type="float">
            <text:p>165742919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3610892135" calcext:value-type="float">
            <text:p>3610892135</text:p>
          </table:table-cell>
          <table:table-cell office:value-type="float" office:value="731519110" calcext:value-type="float">
            <text:p>7315191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1549743840" calcext:value-type="float">
            <text:p>1549743840</text:p>
          </table:table-cell>
          <table:table-cell office:value-type="float" office:value="4111327668" calcext:value-type="float">
            <text:p>411132766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795356100" calcext:value-type="float">
            <text:p>2795356100</text:p>
          </table:table-cell>
          <table:table-cell office:value-type="float" office:value="3030031634" calcext:value-type="float">
            <text:p>3030031634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789806991" calcext:value-type="float">
            <text:p>3789806991</text:p>
          </table:table-cell>
          <table:table-cell office:value-type="float" office:value="2564583344" calcext:value-type="float">
            <text:p>2564583344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3912160325" calcext:value-type="float">
            <text:p>3912160325</text:p>
          </table:table-cell>
          <table:table-cell office:value-type="float" office:value="4258120334" calcext:value-type="float">
            <text:p>4258120334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4152955212" calcext:value-type="float">
            <text:p>4152955212</text:p>
          </table:table-cell>
          <table:table-cell office:value-type="float" office:value="2450663456" calcext:value-type="float">
            <text:p>2450663456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255380435" calcext:value-type="float">
            <text:p>1255380435</text:p>
          </table:table-cell>
          <table:table-cell office:value-type="float" office:value="703316916" calcext:value-type="float">
            <text:p>703316916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025156261" calcext:value-type="float">
            <text:p>4025156261</text:p>
          </table:table-cell>
          <table:table-cell office:value-type="float" office:value="2781811574" calcext:value-type="float">
            <text:p>2781811574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2707669872" calcext:value-type="float">
            <text:p>2707669872</text:p>
          </table:table-cell>
          <table:table-cell office:value-type="float" office:value="513703156" calcext:value-type="float">
            <text:p>513703156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4178347001" calcext:value-type="float">
            <text:p>4178347001</text:p>
          </table:table-cell>
          <table:table-cell office:value-type="float" office:value="1313995184" calcext:value-type="float">
            <text:p>1313995184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881141288" calcext:value-type="float">
            <text:p>881141288</text:p>
          </table:table-cell>
          <table:table-cell office:value-type="float" office:value="3834674954" calcext:value-type="float">
            <text:p>3834674954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628156658" calcext:value-type="float">
            <text:p>1628156658</text:p>
          </table:table-cell>
          <table:table-cell office:value-type="float" office:value="2638542488" calcext:value-type="float">
            <text:p>2638542488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4093060058" calcext:value-type="float">
            <text:p>4093060058</text:p>
          </table:table-cell>
          <table:table-cell office:value-type="float" office:value="2087605408" calcext:value-type="float">
            <text:p>2087605408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110927169" calcext:value-type="float">
            <text:p>110927169</text:p>
          </table:table-cell>
          <table:table-cell office:value-type="float" office:value="2340478112" calcext:value-type="float">
            <text:p>2340478112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0544083" calcext:value-type="float">
            <text:p>130544083</text:p>
          </table:table-cell>
          <table:table-cell office:value-type="float" office:value="3571459908" calcext:value-type="float">
            <text:p>3571459908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278905532" calcext:value-type="float">
            <text:p>278905532</text:p>
          </table:table-cell>
          <table:table-cell office:value-type="float" office:value="1327793176" calcext:value-type="float">
            <text:p>1327793176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768347111" calcext:value-type="float">
            <text:p>768347111</text:p>
          </table:table-cell>
          <table:table-cell office:value-type="float" office:value="3927206392" calcext:value-type="float">
            <text:p>3927206392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1948132056" calcext:value-type="float">
            <text:p>1948132056</text:p>
          </table:table-cell>
          <table:table-cell office:value-type="float" office:value="1606588290" calcext:value-type="float">
            <text:p>1606588290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60630282" calcext:value-type="float">
            <text:p>1160630282</text:p>
          </table:table-cell>
          <table:table-cell office:value-type="float" office:value="3050281552" calcext:value-type="float">
            <text:p>3050281552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795020807" calcext:value-type="float">
            <text:p>795020807</text:p>
          </table:table-cell>
          <table:table-cell office:value-type="float" office:value="1619812544" calcext:value-type="float">
            <text:p>1619812544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385434476" calcext:value-type="float">
            <text:p>385434476</text:p>
          </table:table-cell>
          <table:table-cell office:value-type="float" office:value="1189635104" calcext:value-type="float">
            <text:p>1189635104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247982767" calcext:value-type="float">
            <text:p>4247982767</text:p>
          </table:table-cell>
          <table:table-cell office:value-type="float" office:value="2947431960" calcext:value-type="float">
            <text:p>2947431960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float" office:value="3350763765" calcext:value-type="float">
            <text:p>3350763765</text:p>
          </table:table-cell>
          <table:table-cell office:value-type="float" office:value="367889056" calcext:value-type="float">
            <text:p>367889056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227434792" calcext:value-type="float">
            <text:p>2227434792</text:p>
          </table:table-cell>
          <table:table-cell office:value-type="float" office:value="3500006020" calcext:value-type="float">
            <text:p>3500006020</text:p>
          </table:table-cell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1591135139" calcext:value-type="float">
            <text:p>1591135139</text:p>
          </table:table-cell>
          <table:table-cell office:value-type="float" office:value="3290325378" calcext:value-type="float">
            <text:p>3290325378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5516502" calcext:value-type="float">
            <text:p>165516502</text:p>
          </table:table-cell>
          <table:table-cell office:value-type="float" office:value="1527700460" calcext:value-type="float">
            <text:p>1527700460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487407933" calcext:value-type="float">
            <text:p>487407933</text:p>
          </table:table-cell>
          <table:table-cell office:value-type="float" office:value="1966087326" calcext:value-type="float">
            <text:p>1966087326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95675088" calcext:value-type="float">
            <text:p>3195675088</text:p>
          </table:table-cell>
          <table:table-cell office:value-type="float" office:value="2226456148" calcext:value-type="float">
            <text:p>2226456148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40566158" calcext:value-type="float">
            <text:p>340566158</text:p>
          </table:table-cell>
          <table:table-cell office:value-type="float" office:value="2092921514" calcext:value-type="float">
            <text:p>2092921514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290064377" calcext:value-type="float">
            <text:p>4290064377</text:p>
          </table:table-cell>
          <table:table-cell office:value-type="float" office:value="1319882602" calcext:value-type="float">
            <text:p>13198826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587440639" calcext:value-type="float">
            <text:p>2587440639</text:p>
          </table:table-cell>
          <table:table-cell office:value-type="float" office:value="1307998742" calcext:value-type="float">
            <text:p>130799874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4122800369" calcext:value-type="float">
            <text:p>4122800369</text:p>
          </table:table-cell>
          <table:table-cell office:value-type="float" office:value="571470144" calcext:value-type="float">
            <text:p>57147014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1210577423" calcext:value-type="float">
            <text:p>1210577423</text:p>
          </table:table-cell>
          <table:table-cell office:value-type="float" office:value="2930497508" calcext:value-type="float">
            <text:p>293049750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471357871" calcext:value-type="float">
            <text:p>2471357871</text:p>
          </table:table-cell>
          <table:table-cell office:value-type="float" office:value="1006427380" calcext:value-type="float">
            <text:p>1006427380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756792861" calcext:value-type="float">
            <text:p>3756792861</text:p>
          </table:table-cell>
          <table:table-cell office:value-type="float" office:value="1781763818" calcext:value-type="float">
            <text:p>178176381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391648002" calcext:value-type="float">
            <text:p>2391648002</text:p>
          </table:table-cell>
          <table:table-cell office:value-type="float" office:value="4244537536" calcext:value-type="float">
            <text:p>4244537536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3143876248" calcext:value-type="float">
            <text:p>3143876248</text:p>
          </table:table-cell>
          <table:table-cell office:value-type="float" office:value="2772908602" calcext:value-type="float">
            <text:p>2772908602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3742427719" calcext:value-type="float">
            <text:p>3742427719</text:p>
          </table:table-cell>
          <table:table-cell office:value-type="float" office:value="1541873562" calcext:value-type="float">
            <text:p>1541873562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486902273" calcext:value-type="float">
            <text:p>3486902273</text:p>
          </table:table-cell>
          <table:table-cell office:value-type="float" office:value="803670660" calcext:value-type="float">
            <text:p>803670660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3784126154" calcext:value-type="float">
            <text:p>3784126154</text:p>
          </table:table-cell>
          <table:table-cell office:value-type="float" office:value="1796894004" calcext:value-type="float">
            <text:p>1796894004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3058307094" calcext:value-type="float">
            <text:p>3058307094</text:p>
          </table:table-cell>
          <table:table-cell office:value-type="float" office:value="3849169428" calcext:value-type="float">
            <text:p>3849169428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1914182106" calcext:value-type="float">
            <text:p>1914182106</text:p>
          </table:table-cell>
          <table:table-cell office:value-type="float" office:value="225077346" calcext:value-type="float">
            <text:p>22507734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476044760" calcext:value-type="float">
            <text:p>476044760</text:p>
          </table:table-cell>
          <table:table-cell office:value-type="float" office:value="2172333398" calcext:value-type="float">
            <text:p>2172333398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77557185" calcext:value-type="float">
            <text:p>3677557185</text:p>
          </table:table-cell>
          <table:table-cell office:value-type="float" office:value="3445061500" calcext:value-type="float">
            <text:p>3445061500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182527662" calcext:value-type="float">
            <text:p>3182527662</text:p>
          </table:table-cell>
          <table:table-cell office:value-type="float" office:value="126417314" calcext:value-type="float">
            <text:p>126417314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1565598027" calcext:value-type="float">
            <text:p>1565598027</text:p>
          </table:table-cell>
          <table:table-cell office:value-type="float" office:value="2383738046" calcext:value-type="float">
            <text:p>2383738046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953117668" calcext:value-type="float">
            <text:p>1953117668</text:p>
          </table:table-cell>
          <table:table-cell office:value-type="float" office:value="594343808" calcext:value-type="float">
            <text:p>594343808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4061885138" calcext:value-type="float">
            <text:p>4061885138</text:p>
          </table:table-cell>
          <table:table-cell office:value-type="float" office:value="4088253694" calcext:value-type="float">
            <text:p>4088253694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946249138" calcext:value-type="float">
            <text:p>1946249138</text:p>
          </table:table-cell>
          <table:table-cell office:value-type="float" office:value="1593403766" calcext:value-type="float">
            <text:p>159340376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1736956094" calcext:value-type="float">
            <text:p>1736956094</text:p>
          </table:table-cell>
          <table:table-cell office:value-type="float" office:value="2829176264" calcext:value-type="float">
            <text:p>2829176264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06234170" calcext:value-type="float">
            <text:p>106234170</text:p>
          </table:table-cell>
          <table:table-cell office:value-type="float" office:value="4230154896" calcext:value-type="float">
            <text:p>4230154896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2368665680" calcext:value-type="float">
            <text:p>2368665680</text:p>
          </table:table-cell>
          <table:table-cell office:value-type="float" office:value="861297158" calcext:value-type="float">
            <text:p>86129715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1079851642" calcext:value-type="float">
            <text:p>1079851642</text:p>
          </table:table-cell>
          <table:table-cell office:value-type="float" office:value="1152658110" calcext:value-type="float">
            <text:p>1152658110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74430812" calcext:value-type="float">
            <text:p>3074430812</text:p>
          </table:table-cell>
          <table:table-cell office:value-type="float" office:value="3940973618" calcext:value-type="float">
            <text:p>3940973618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576740867" calcext:value-type="float">
            <text:p>2576740867</text:p>
          </table:table-cell>
          <table:table-cell office:value-type="float" office:value="3787444846" calcext:value-type="float">
            <text:p>3787444846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3693407359" calcext:value-type="float">
            <text:p>3693407359</text:p>
          </table:table-cell>
          <table:table-cell office:value-type="float" office:value="1084762844" calcext:value-type="float">
            <text:p>1084762844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2583364150" calcext:value-type="float">
            <text:p>2583364150</text:p>
          </table:table-cell>
          <table:table-cell office:value-type="float" office:value="2955800200" calcext:value-type="float">
            <text:p>2955800200</text:p>
          </table:table-cell>
          <table:table-cell office:value-type="float" office:value="8692" calcext:value-type="float">
            <text:p>8692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600709029" calcext:value-type="float">
            <text:p>600709029</text:p>
          </table:table-cell>
          <table:table-cell office:value-type="float" office:value="3655413248" calcext:value-type="float">
            <text:p>3655413248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3305121248" calcext:value-type="float">
            <text:p>3305121248</text:p>
          </table:table-cell>
          <table:table-cell office:value-type="float" office:value="3987003464" calcext:value-type="float">
            <text:p>3987003464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3103636128" calcext:value-type="float">
            <text:p>3103636128</text:p>
          </table:table-cell>
          <table:table-cell office:value-type="float" office:value="588174004" calcext:value-type="float">
            <text:p>588174004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2251323401" calcext:value-type="float">
            <text:p>2251323401</text:p>
          </table:table-cell>
          <table:table-cell office:value-type="float" office:value="34846144" calcext:value-type="float">
            <text:p>34846144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1180166859" calcext:value-type="float">
            <text:p>1180166859</text:p>
          </table:table-cell>
          <table:table-cell office:value-type="float" office:value="530545164" calcext:value-type="float">
            <text:p>530545164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48273250" calcext:value-type="float">
            <text:p>748273250</text:p>
          </table:table-cell>
          <table:table-cell office:value-type="float" office:value="1463857382" calcext:value-type="float">
            <text:p>146385738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1305988434" calcext:value-type="float">
            <text:p>1305988434</text:p>
          </table:table-cell>
          <table:table-cell office:value-type="float" office:value="2847874518" calcext:value-type="float">
            <text:p>2847874518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3987772321" calcext:value-type="float">
            <text:p>3987772321</text:p>
          </table:table-cell>
          <table:table-cell office:value-type="float" office:value="1937054948" calcext:value-type="float">
            <text:p>1937054948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1485373520" calcext:value-type="float">
            <text:p>1485373520</text:p>
          </table:table-cell>
          <table:table-cell office:value-type="float" office:value="3000861146" calcext:value-type="float">
            <text:p>300086114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328111056" calcext:value-type="float">
            <text:p>2328111056</text:p>
          </table:table-cell>
          <table:table-cell office:value-type="float" office:value="2232208192" calcext:value-type="float">
            <text:p>2232208192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3764346563" calcext:value-type="float">
            <text:p>3764346563</text:p>
          </table:table-cell>
          <table:table-cell office:value-type="float" office:value="4258021254" calcext:value-type="float">
            <text:p>4258021254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2434440515" calcext:value-type="float">
            <text:p>2434440515</text:p>
          </table:table-cell>
          <table:table-cell office:value-type="float" office:value="1597298062" calcext:value-type="float">
            <text:p>159729806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269947023" calcext:value-type="float">
            <text:p>1269947023</text:p>
          </table:table-cell>
          <table:table-cell office:value-type="float" office:value="581552852" calcext:value-type="float">
            <text:p>581552852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073941960" calcext:value-type="float">
            <text:p>4073941960</text:p>
          </table:table-cell>
          <table:table-cell office:value-type="float" office:value="1830035390" calcext:value-type="float">
            <text:p>183003539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1959113709" calcext:value-type="float">
            <text:p>1959113709</text:p>
          </table:table-cell>
          <table:table-cell office:value-type="float" office:value="1237403934" calcext:value-type="float">
            <text:p>1237403934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74304534" calcext:value-type="float">
            <text:p>2774304534</text:p>
          </table:table-cell>
          <table:table-cell office:value-type="float" office:value="1296936066" calcext:value-type="float">
            <text:p>1296936066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854709781" calcext:value-type="float">
            <text:p>2854709781</text:p>
          </table:table-cell>
          <table:table-cell office:value-type="float" office:value="3563414616" calcext:value-type="float">
            <text:p>3563414616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14294144" calcext:value-type="float">
            <text:p>214294144</text:p>
          </table:table-cell>
          <table:table-cell office:value-type="float" office:value="3599090592" calcext:value-type="float">
            <text:p>3599090592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4064629588" calcext:value-type="float">
            <text:p>4064629588</text:p>
          </table:table-cell>
          <table:table-cell office:value-type="float" office:value="4253048926" calcext:value-type="float">
            <text:p>4253048926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96644044" calcext:value-type="float">
            <text:p>3396644044</text:p>
          </table:table-cell>
          <table:table-cell office:value-type="float" office:value="3588968764" calcext:value-type="float">
            <text:p>3588968764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538684611" calcext:value-type="float">
            <text:p>3538684611</text:p>
          </table:table-cell>
          <table:table-cell office:value-type="float" office:value="1088077116" calcext:value-type="float">
            <text:p>1088077116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3265072141" calcext:value-type="float">
            <text:p>3265072141</text:p>
          </table:table-cell>
          <table:table-cell office:value-type="float" office:value="3999896030" calcext:value-type="float">
            <text:p>3999896030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235664168" calcext:value-type="float">
            <text:p>1235664168</text:p>
          </table:table-cell>
          <table:table-cell office:value-type="float" office:value="2111765186" calcext:value-type="float">
            <text:p>211176518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3390488844" calcext:value-type="float">
            <text:p>3390488844</text:p>
          </table:table-cell>
          <table:table-cell office:value-type="float" office:value="2822261556" calcext:value-type="float">
            <text:p>282226155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3939644873" calcext:value-type="float">
            <text:p>3939644873</text:p>
          </table:table-cell>
          <table:table-cell office:value-type="float" office:value="1120117660" calcext:value-type="float">
            <text:p>1120117660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2072968688" calcext:value-type="float">
            <text:p>2072968688</text:p>
          </table:table-cell>
          <table:table-cell office:value-type="float" office:value="976523772" calcext:value-type="float">
            <text:p>976523772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1917479533" calcext:value-type="float">
            <text:p>1917479533</text:p>
          </table:table-cell>
          <table:table-cell office:value-type="float" office:value="1434588840" calcext:value-type="float">
            <text:p>1434588840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842040324" calcext:value-type="float">
            <text:p>1842040324</text:p>
          </table:table-cell>
          <table:table-cell office:value-type="float" office:value="2280673714" calcext:value-type="float">
            <text:p>2280673714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818640278" calcext:value-type="float">
            <text:p>2818640278</text:p>
          </table:table-cell>
          <table:table-cell office:value-type="float" office:value="1052602822" calcext:value-type="float">
            <text:p>1052602822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179339064" calcext:value-type="float">
            <text:p>4179339064</text:p>
          </table:table-cell>
          <table:table-cell office:value-type="float" office:value="2879048992" calcext:value-type="float">
            <text:p>2879048992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70075601" calcext:value-type="float">
            <text:p>70075601</text:p>
          </table:table-cell>
          <table:table-cell office:value-type="float" office:value="1372524556" calcext:value-type="float">
            <text:p>1372524556</text:p>
          </table:table-cell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52756283" calcext:value-type="float">
            <text:p>2552756283</text:p>
          </table:table-cell>
          <table:table-cell office:value-type="float" office:value="3498588002" calcext:value-type="float">
            <text:p>3498588002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4081882501" calcext:value-type="float">
            <text:p>4081882501</text:p>
          </table:table-cell>
          <table:table-cell office:value-type="float" office:value="1798738820" calcext:value-type="float">
            <text:p>1798738820</text:p>
          </table:table-cell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113338810" calcext:value-type="float">
            <text:p>113338810</text:p>
          </table:table-cell>
          <table:table-cell office:value-type="float" office:value="1425113806" calcext:value-type="float">
            <text:p>142511380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2782828440" calcext:value-type="float">
            <text:p>2782828440</text:p>
          </table:table-cell>
          <table:table-cell office:value-type="float" office:value="1889959760" calcext:value-type="float">
            <text:p>1889959760</text:p>
          </table:table-cell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47213464" calcext:value-type="float">
            <text:p>1347213464</text:p>
          </table:table-cell>
          <table:table-cell office:value-type="float" office:value="1709031448" calcext:value-type="float">
            <text:p>17090314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1079792801" calcext:value-type="float">
            <text:p>1079792801</text:p>
          </table:table-cell>
          <table:table-cell office:value-type="float" office:value="2843925538" calcext:value-type="float">
            <text:p>284392553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10034078" calcext:value-type="float">
            <text:p>1510034078</text:p>
          </table:table-cell>
          <table:table-cell office:value-type="float" office:value="3516258432" calcext:value-type="float">
            <text:p>351625843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41413998" calcext:value-type="float">
            <text:p>2541413998</text:p>
          </table:table-cell>
          <table:table-cell office:value-type="float" office:value="2158299930" calcext:value-type="float">
            <text:p>215829993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78242875" calcext:value-type="float">
            <text:p>78242875</text:p>
          </table:table-cell>
          <table:table-cell office:value-type="float" office:value="3660981942" calcext:value-type="float">
            <text:p>3660981942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2545529162" calcext:value-type="float">
            <text:p>2545529162</text:p>
          </table:table-cell>
          <table:table-cell office:value-type="float" office:value="1216197096" calcext:value-type="float">
            <text:p>1216197096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2448268427" calcext:value-type="float">
            <text:p>2448268427</text:p>
          </table:table-cell>
          <table:table-cell office:value-type="float" office:value="2793763442" calcext:value-type="float">
            <text:p>2793763442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403300109" calcext:value-type="float">
            <text:p>2403300109</text:p>
          </table:table-cell>
          <table:table-cell office:value-type="float" office:value="2821077554" calcext:value-type="float">
            <text:p>282107755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3896028966" calcext:value-type="float">
            <text:p>3896028966</text:p>
          </table:table-cell>
          <table:table-cell office:value-type="float" office:value="125794068" calcext:value-type="float">
            <text:p>125794068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738460060" calcext:value-type="float">
            <text:p>2738460060</text:p>
          </table:table-cell>
          <table:table-cell office:value-type="float" office:value="2883012606" calcext:value-type="float">
            <text:p>2883012606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2302195906" calcext:value-type="float">
            <text:p>2302195906</text:p>
          </table:table-cell>
          <table:table-cell office:value-type="float" office:value="3579647470" calcext:value-type="float">
            <text:p>3579647470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069457349" calcext:value-type="float">
            <text:p>1069457349</text:p>
          </table:table-cell>
          <table:table-cell office:value-type="float" office:value="2735596362" calcext:value-type="float">
            <text:p>2735596362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49172536" calcext:value-type="float">
            <text:p>49172536</text:p>
          </table:table-cell>
          <table:table-cell office:value-type="float" office:value="3483946354" calcext:value-type="float">
            <text:p>348394635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1428786606" calcext:value-type="float">
            <text:p>1428786606</text:p>
          </table:table-cell>
          <table:table-cell office:value-type="float" office:value="3155513832" calcext:value-type="float">
            <text:p>3155513832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65044707" calcext:value-type="float">
            <text:p>865044707</text:p>
          </table:table-cell>
          <table:table-cell office:value-type="float" office:value="1620798102" calcext:value-type="float">
            <text:p>1620798102</text:p>
          </table:table-cell>
          <table:table-cell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0918879" calcext:value-type="float">
            <text:p>10918879</text:p>
          </table:table-cell>
          <table:table-cell office:value-type="float" office:value="2130460522" calcext:value-type="float">
            <text:p>2130460522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42783916" calcext:value-type="float">
            <text:p>2142783916</text:p>
          </table:table-cell>
          <table:table-cell office:value-type="float" office:value="23830328" calcext:value-type="float">
            <text:p>23830328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747159213" calcext:value-type="float">
            <text:p>2747159213</text:p>
          </table:table-cell>
          <table:table-cell office:value-type="float" office:value="3968838514" calcext:value-type="float">
            <text:p>3968838514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1321166245" calcext:value-type="float">
            <text:p>1321166245</text:p>
          </table:table-cell>
          <table:table-cell office:value-type="float" office:value="662257554" calcext:value-type="float">
            <text:p>66225755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3788384892" calcext:value-type="float">
            <text:p>3788384892</text:p>
          </table:table-cell>
          <table:table-cell office:value-type="float" office:value="1813962862" calcext:value-type="float">
            <text:p>1813962862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3167915254" calcext:value-type="float">
            <text:p>3167915254</text:p>
          </table:table-cell>
          <table:table-cell office:value-type="float" office:value="1435125778" calcext:value-type="float">
            <text:p>1435125778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4470172" calcext:value-type="float">
            <text:p>294470172</text:p>
          </table:table-cell>
          <table:table-cell office:value-type="float" office:value="3161455966" calcext:value-type="float">
            <text:p>3161455966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035136862" calcext:value-type="float">
            <text:p>3035136862</text:p>
          </table:table-cell>
          <table:table-cell office:value-type="float" office:value="263127330" calcext:value-type="float">
            <text:p>263127330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209079489" calcext:value-type="float">
            <text:p>209079489</text:p>
          </table:table-cell>
          <table:table-cell office:value-type="float" office:value="527930200" calcext:value-type="float">
            <text:p>527930200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71706533" calcext:value-type="float">
            <text:p>71706533</text:p>
          </table:table-cell>
          <table:table-cell office:value-type="float" office:value="766373280" calcext:value-type="float">
            <text:p>766373280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252375" calcext:value-type="float">
            <text:p>30252375</text:p>
          </table:table-cell>
          <table:table-cell office:value-type="float" office:value="4250772434" calcext:value-type="float">
            <text:p>4250772434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float" office:value="2673764572" calcext:value-type="float">
            <text:p>2673764572</text:p>
          </table:table-cell>
          <table:table-cell office:value-type="float" office:value="1328802326" calcext:value-type="float">
            <text:p>1328802326</text:p>
          </table:table-cell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4234106484" calcext:value-type="float">
            <text:p>4234106484</text:p>
          </table:table-cell>
          <table:table-cell office:value-type="float" office:value="1557109836" calcext:value-type="float">
            <text:p>1557109836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166260538" calcext:value-type="float">
            <text:p>2166260538</text:p>
          </table:table-cell>
          <table:table-cell office:value-type="float" office:value="529652670" calcext:value-type="float">
            <text:p>529652670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3909169220" calcext:value-type="float">
            <text:p>3909169220</text:p>
          </table:table-cell>
          <table:table-cell office:value-type="float" office:value="2038597614" calcext:value-type="float">
            <text:p>2038597614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4055023367" calcext:value-type="float">
            <text:p>4055023367</text:p>
          </table:table-cell>
          <table:table-cell office:value-type="float" office:value="2353783184" calcext:value-type="float">
            <text:p>2353783184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3833749273" calcext:value-type="float">
            <text:p>3833749273</text:p>
          </table:table-cell>
          <table:table-cell office:value-type="float" office:value="4204002094" calcext:value-type="float">
            <text:p>420400209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2423892715" calcext:value-type="float">
            <text:p>2423892715</text:p>
          </table:table-cell>
          <table:table-cell office:value-type="float" office:value="2444179728" calcext:value-type="float">
            <text:p>244417972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2669165579" calcext:value-type="float">
            <text:p>2669165579</text:p>
          </table:table-cell>
          <table:table-cell office:value-type="float" office:value="1532016858" calcext:value-type="float">
            <text:p>153201685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743628313" calcext:value-type="float">
            <text:p>743628313</text:p>
          </table:table-cell>
          <table:table-cell office:value-type="float" office:value="10744814" calcext:value-type="float">
            <text:p>1074481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238514899" calcext:value-type="float">
            <text:p>3238514899</text:p>
          </table:table-cell>
          <table:table-cell office:value-type="float" office:value="1723226652" calcext:value-type="float">
            <text:p>1723226652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2630317893" calcext:value-type="float">
            <text:p>2630317893</text:p>
          </table:table-cell>
          <table:table-cell office:value-type="float" office:value="392155976" calcext:value-type="float">
            <text:p>392155976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810823608" calcext:value-type="float">
            <text:p>2810823608</text:p>
          </table:table-cell>
          <table:table-cell office:value-type="float" office:value="795909794" calcext:value-type="float">
            <text:p>795909794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2783295963" calcext:value-type="float">
            <text:p>2783295963</text:p>
          </table:table-cell>
          <table:table-cell office:value-type="float" office:value="4074060854" calcext:value-type="float">
            <text:p>407406085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271054925" calcext:value-type="float">
            <text:p>271054925</text:p>
          </table:table-cell>
          <table:table-cell office:value-type="float" office:value="546695396" calcext:value-type="float">
            <text:p>546695396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139324682" calcext:value-type="float">
            <text:p>139324682</text:p>
          </table:table-cell>
          <table:table-cell office:value-type="float" office:value="238479470" calcext:value-type="float">
            <text:p>23847947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194907615" calcext:value-type="float">
            <text:p>3194907615</text:p>
          </table:table-cell>
          <table:table-cell office:value-type="float" office:value="3699677374" calcext:value-type="float">
            <text:p>3699677374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4059046732" calcext:value-type="float">
            <text:p>4059046732</text:p>
          </table:table-cell>
          <table:table-cell office:value-type="float" office:value="3353517802" calcext:value-type="float">
            <text:p>3353517802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3759463072" calcext:value-type="float">
            <text:p>3759463072</text:p>
          </table:table-cell>
          <table:table-cell office:value-type="float" office:value="4062142452" calcext:value-type="float">
            <text:p>4062142452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499869522" calcext:value-type="float">
            <text:p>3499869522</text:p>
          </table:table-cell>
          <table:table-cell office:value-type="float" office:value="1051769016" calcext:value-type="float">
            <text:p>1051769016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1659864617" calcext:value-type="float">
            <text:p>1659864617</text:p>
          </table:table-cell>
          <table:table-cell office:value-type="float" office:value="1283310186" calcext:value-type="float">
            <text:p>1283310186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211573645" calcext:value-type="float">
            <text:p>1211573645</text:p>
          </table:table-cell>
          <table:table-cell office:value-type="float" office:value="3367150806" calcext:value-type="float">
            <text:p>3367150806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2236842" calcext:value-type="float">
            <text:p>1642236842</text:p>
          </table:table-cell>
          <table:table-cell office:value-type="float" office:value="2188218750" calcext:value-type="float">
            <text:p>2188218750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985607761" calcext:value-type="float">
            <text:p>2985607761</text:p>
          </table:table-cell>
          <table:table-cell office:value-type="float" office:value="1013590486" calcext:value-type="float">
            <text:p>1013590486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6790906" calcext:value-type="float">
            <text:p>246790906</text:p>
          </table:table-cell>
          <table:table-cell office:value-type="float" office:value="1099332706" calcext:value-type="float">
            <text:p>1099332706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3902288533" calcext:value-type="float">
            <text:p>3902288533</text:p>
          </table:table-cell>
          <table:table-cell office:value-type="float" office:value="2713174248" calcext:value-type="float">
            <text:p>2713174248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17230203" calcext:value-type="float">
            <text:p>3217230203</text:p>
          </table:table-cell>
          <table:table-cell office:value-type="float" office:value="1394400996" calcext:value-type="float">
            <text:p>1394400996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2865170524" calcext:value-type="float">
            <text:p>2865170524</text:p>
          </table:table-cell>
          <table:table-cell office:value-type="float" office:value="2131687664" calcext:value-type="float">
            <text:p>2131687664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2182239456" calcext:value-type="float">
            <text:p>2182239456</text:p>
          </table:table-cell>
          <table:table-cell office:value-type="float" office:value="578910528" calcext:value-type="float">
            <text:p>578910528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2045120576" calcext:value-type="float">
            <text:p>2045120576</text:p>
          </table:table-cell>
          <table:table-cell office:value-type="float" office:value="3463107120" calcext:value-type="float">
            <text:p>3463107120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604865046" calcext:value-type="float">
            <text:p>3604865046</text:p>
          </table:table-cell>
          <table:table-cell office:value-type="float" office:value="2051632992" calcext:value-type="float">
            <text:p>2051632992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1835041069" calcext:value-type="float">
            <text:p>1835041069</text:p>
          </table:table-cell>
          <table:table-cell office:value-type="float" office:value="1275968238" calcext:value-type="float">
            <text:p>1275968238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552606585" calcext:value-type="float">
            <text:p>2552606585</text:p>
          </table:table-cell>
          <table:table-cell office:value-type="float" office:value="414708672" calcext:value-type="float">
            <text:p>414708672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2110535176" calcext:value-type="float">
            <text:p>2110535176</text:p>
          </table:table-cell>
          <table:table-cell office:value-type="float" office:value="3378889896" calcext:value-type="float">
            <text:p>3378889896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4131379425" calcext:value-type="float">
            <text:p>4131379425</text:p>
          </table:table-cell>
          <table:table-cell office:value-type="float" office:value="782260350" calcext:value-type="float">
            <text:p>782260350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73894654" calcext:value-type="float">
            <text:p>673894654</text:p>
          </table:table-cell>
          <table:table-cell office:value-type="float" office:value="3173212014" calcext:value-type="float">
            <text:p>3173212014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80425249" calcext:value-type="float">
            <text:p>3380425249</text:p>
          </table:table-cell>
          <table:table-cell office:value-type="float" office:value="1955847840" calcext:value-type="float">
            <text:p>195584784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317553839" calcext:value-type="float">
            <text:p>2317553839</text:p>
          </table:table-cell>
          <table:table-cell office:value-type="float" office:value="3339767484" calcext:value-type="float">
            <text:p>333976748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2267600053" calcext:value-type="float">
            <text:p>2267600053</text:p>
          </table:table-cell>
          <table:table-cell office:value-type="float" office:value="99972354" calcext:value-type="float">
            <text:p>9997235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3554676067" calcext:value-type="float">
            <text:p>3554676067</text:p>
          </table:table-cell>
          <table:table-cell office:value-type="float" office:value="3093544246" calcext:value-type="float">
            <text:p>309354424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403636709" calcext:value-type="float">
            <text:p>1403636709</text:p>
          </table:table-cell>
          <table:table-cell office:value-type="float" office:value="286972670" calcext:value-type="float">
            <text:p>28697267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943036016" calcext:value-type="float">
            <text:p>943036016</text:p>
          </table:table-cell>
          <table:table-cell office:value-type="float" office:value="3789090224" calcext:value-type="float">
            <text:p>3789090224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2647241436" calcext:value-type="float">
            <text:p>2647241436</text:p>
          </table:table-cell>
          <table:table-cell office:value-type="float" office:value="395126790" calcext:value-type="float">
            <text:p>39512679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3067255359" calcext:value-type="float">
            <text:p>3067255359</text:p>
          </table:table-cell>
          <table:table-cell office:value-type="float" office:value="1392162008" calcext:value-type="float">
            <text:p>1392162008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469309337" calcext:value-type="float">
            <text:p>469309337</text:p>
          </table:table-cell>
          <table:table-cell office:value-type="float" office:value="622230576" calcext:value-type="float">
            <text:p>622230576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3468423098" calcext:value-type="float">
            <text:p>3468423098</text:p>
          </table:table-cell>
          <table:table-cell office:value-type="float" office:value="2215896832" calcext:value-type="float">
            <text:p>2215896832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2245995443" calcext:value-type="float">
            <text:p>2245995443</text:p>
          </table:table-cell>
          <table:table-cell office:value-type="float" office:value="1216140148" calcext:value-type="float">
            <text:p>1216140148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525595323" calcext:value-type="float">
            <text:p>525595323</text:p>
          </table:table-cell>
          <table:table-cell office:value-type="float" office:value="3791978070" calcext:value-type="float">
            <text:p>3791978070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375546567" calcext:value-type="float">
            <text:p>3375546567</text:p>
          </table:table-cell>
          <table:table-cell office:value-type="float" office:value="2238250686" calcext:value-type="float">
            <text:p>2238250686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35013609" calcext:value-type="float">
            <text:p>3235013609</text:p>
          </table:table-cell>
          <table:table-cell office:value-type="float" office:value="3248892648" calcext:value-type="float">
            <text:p>3248892648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1661515542" calcext:value-type="float">
            <text:p>1661515542</text:p>
          </table:table-cell>
          <table:table-cell office:value-type="float" office:value="3910733460" calcext:value-type="float">
            <text:p>3910733460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7326027" calcext:value-type="float">
            <text:p>157326027</text:p>
          </table:table-cell>
          <table:table-cell office:value-type="float" office:value="2617861340" calcext:value-type="float">
            <text:p>2617861340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646335883" calcext:value-type="float">
            <text:p>1646335883</text:p>
          </table:table-cell>
          <table:table-cell office:value-type="float" office:value="883919220" calcext:value-type="float">
            <text:p>883919220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1747682606" calcext:value-type="float">
            <text:p>1747682606</text:p>
          </table:table-cell>
          <table:table-cell office:value-type="float" office:value="3452411374" calcext:value-type="float">
            <text:p>3452411374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1874675869" calcext:value-type="float">
            <text:p>1874675869</text:p>
          </table:table-cell>
          <table:table-cell office:value-type="float" office:value="2030613662" calcext:value-type="float">
            <text:p>2030613662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2982223675" calcext:value-type="float">
            <text:p>2982223675</text:p>
          </table:table-cell>
          <table:table-cell office:value-type="float" office:value="1216312896" calcext:value-type="float">
            <text:p>1216312896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1613513927" calcext:value-type="float">
            <text:p>1613513927</text:p>
          </table:table-cell>
          <table:table-cell office:value-type="float" office:value="433765550" calcext:value-type="float">
            <text:p>433765550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277839232" calcext:value-type="float">
            <text:p>277839232</text:p>
          </table:table-cell>
          <table:table-cell office:value-type="float" office:value="4270589698" calcext:value-type="float">
            <text:p>4270589698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751830763" calcext:value-type="float">
            <text:p>751830763</text:p>
          </table:table-cell>
          <table:table-cell office:value-type="float" office:value="3300734890" calcext:value-type="float">
            <text:p>3300734890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558681519" calcext:value-type="float">
            <text:p>558681519</text:p>
          </table:table-cell>
          <table:table-cell office:value-type="float" office:value="381933276" calcext:value-type="float">
            <text:p>381933276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3607276" calcext:value-type="float">
            <text:p>2853607276</text:p>
          </table:table-cell>
          <table:table-cell office:value-type="float" office:value="2792179160" calcext:value-type="float">
            <text:p>2792179160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float" office:value="2205510788" calcext:value-type="float">
            <text:p>2205510788</text:p>
          </table:table-cell>
          <table:table-cell office:value-type="float" office:value="3215281176" calcext:value-type="float">
            <text:p>3215281176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3487213550" calcext:value-type="float">
            <text:p>3487213550</text:p>
          </table:table-cell>
          <table:table-cell office:value-type="float" office:value="3014042278" calcext:value-type="float">
            <text:p>3014042278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211195013" calcext:value-type="float">
            <text:p>2211195013</text:p>
          </table:table-cell>
          <table:table-cell office:value-type="float" office:value="2838013178" calcext:value-type="float">
            <text:p>2838013178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945499575" calcext:value-type="float">
            <text:p>3945499575</text:p>
          </table:table-cell>
          <table:table-cell office:value-type="float" office:value="1901696990" calcext:value-type="float">
            <text:p>190169699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1902625615" calcext:value-type="float">
            <text:p>1902625615</text:p>
          </table:table-cell>
          <table:table-cell office:value-type="float" office:value="3224814284" calcext:value-type="float">
            <text:p>32248142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314740995" calcext:value-type="float">
            <text:p>3314740995</text:p>
          </table:table-cell>
          <table:table-cell office:value-type="float" office:value="2807855280" calcext:value-type="float">
            <text:p>280785528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2198041080" calcext:value-type="float">
            <text:p>2198041080</text:p>
          </table:table-cell>
          <table:table-cell office:value-type="float" office:value="2636481918" calcext:value-type="float">
            <text:p>263648191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209182942" calcext:value-type="float">
            <text:p>209182942</text:p>
          </table:table-cell>
          <table:table-cell office:value-type="float" office:value="3440441340" calcext:value-type="float">
            <text:p>344044134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1106283396" calcext:value-type="float">
            <text:p>1106283396</text:p>
          </table:table-cell>
          <table:table-cell office:value-type="float" office:value="1051738004" calcext:value-type="float">
            <text:p>1051738004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930653553" calcext:value-type="float">
            <text:p>930653553</text:p>
          </table:table-cell>
          <table:table-cell office:value-type="float" office:value="376705384" calcext:value-type="float">
            <text:p>376705384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2783553883" calcext:value-type="float">
            <text:p>2783553883</text:p>
          </table:table-cell>
          <table:table-cell office:value-type="float" office:value="2325699706" calcext:value-type="float">
            <text:p>2325699706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272062040" calcext:value-type="float">
            <text:p>1272062040</text:p>
          </table:table-cell>
          <table:table-cell office:value-type="float" office:value="2284062144" calcext:value-type="float">
            <text:p>2284062144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916054911" calcext:value-type="float">
            <text:p>3916054911</text:p>
          </table:table-cell>
          <table:table-cell office:value-type="float" office:value="4250064170" calcext:value-type="float">
            <text:p>4250064170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833736806" calcext:value-type="float">
            <text:p>833736806</text:p>
          </table:table-cell>
          <table:table-cell office:value-type="float" office:value="4161467428" calcext:value-type="float">
            <text:p>4161467428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4163584547" calcext:value-type="float">
            <text:p>4163584547</text:p>
          </table:table-cell>
          <table:table-cell office:value-type="float" office:value="1127214484" calcext:value-type="float">
            <text:p>1127214484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3025448550" calcext:value-type="float">
            <text:p>3025448550</text:p>
          </table:table-cell>
          <table:table-cell office:value-type="float" office:value="2112853880" calcext:value-type="float">
            <text:p>2112853880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201264685" calcext:value-type="float">
            <text:p>3201264685</text:p>
          </table:table-cell>
          <table:table-cell office:value-type="float" office:value="3527456686" calcext:value-type="float">
            <text:p>3527456686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680343722" calcext:value-type="float">
            <text:p>680343722</text:p>
          </table:table-cell>
          <table:table-cell office:value-type="float" office:value="3489076036" calcext:value-type="float">
            <text:p>3489076036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38303853" calcext:value-type="float">
            <text:p>1538303853</text:p>
          </table:table-cell>
          <table:table-cell office:value-type="float" office:value="290086892" calcext:value-type="float">
            <text:p>290086892</text:p>
          </table:table-cell>
          <table:table-cell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2957164528" calcext:value-type="float">
            <text:p>2957164528</text:p>
          </table:table-cell>
          <table:table-cell office:value-type="float" office:value="1795459534" calcext:value-type="float">
            <text:p>1795459534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1445510530" calcext:value-type="float">
            <text:p>1445510530</text:p>
          </table:table-cell>
          <table:table-cell office:value-type="float" office:value="1211690146" calcext:value-type="float">
            <text:p>1211690146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456964036" calcext:value-type="float">
            <text:p>2456964036</text:p>
          </table:table-cell>
          <table:table-cell office:value-type="float" office:value="3618589044" calcext:value-type="float">
            <text:p>361858904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2820902908" calcext:value-type="float">
            <text:p>2820902908</text:p>
          </table:table-cell>
          <table:table-cell office:value-type="float" office:value="3196687060" calcext:value-type="float">
            <text:p>319668706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4587973" calcext:value-type="float">
            <text:p>194587973</text:p>
          </table:table-cell>
          <table:table-cell office:value-type="float" office:value="1072391460" calcext:value-type="float">
            <text:p>1072391460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1436048250" calcext:value-type="float">
            <text:p>1436048250</text:p>
          </table:table-cell>
          <table:table-cell office:value-type="float" office:value="1358281810" calcext:value-type="float">
            <text:p>1358281810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208973545" calcext:value-type="float">
            <text:p>2208973545</text:p>
          </table:table-cell>
          <table:table-cell office:value-type="float" office:value="2253089136" calcext:value-type="float">
            <text:p>2253089136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76039817" calcext:value-type="float">
            <text:p>2176039817</text:p>
          </table:table-cell>
          <table:table-cell office:value-type="float" office:value="1880673306" calcext:value-type="float">
            <text:p>1880673306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3976525828" calcext:value-type="float">
            <text:p>3976525828</text:p>
          </table:table-cell>
          <table:table-cell office:value-type="float" office:value="2128781918" calcext:value-type="float">
            <text:p>2128781918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4100739086" calcext:value-type="float">
            <text:p>4100739086</text:p>
          </table:table-cell>
          <table:table-cell office:value-type="float" office:value="4288334492" calcext:value-type="float">
            <text:p>4288334492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3015981109" calcext:value-type="float">
            <text:p>3015981109</text:p>
          </table:table-cell>
          <table:table-cell office:value-type="float" office:value="814838728" calcext:value-type="float">
            <text:p>814838728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137653766" calcext:value-type="float">
            <text:p>4137653766</text:p>
          </table:table-cell>
          <table:table-cell office:value-type="float" office:value="2378810318" calcext:value-type="float">
            <text:p>2378810318</text:p>
          </table:table-cell>
          <table:table-cell office:value-type="float" office:value="8944" calcext:value-type="float">
            <text:p>8944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4263983146" calcext:value-type="float">
            <text:p>4263983146</text:p>
          </table:table-cell>
          <table:table-cell office:value-type="float" office:value="3631312666" calcext:value-type="float">
            <text:p>3631312666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323849404" calcext:value-type="float">
            <text:p>323849404</text:p>
          </table:table-cell>
          <table:table-cell office:value-type="float" office:value="1894065260" calcext:value-type="float">
            <text:p>1894065260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77578043" calcext:value-type="float">
            <text:p>977578043</text:p>
          </table:table-cell>
          <table:table-cell office:value-type="float" office:value="861517698" calcext:value-type="float">
            <text:p>861517698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3364200652" calcext:value-type="float">
            <text:p>3364200652</text:p>
          </table:table-cell>
          <table:table-cell office:value-type="float" office:value="16316404" calcext:value-type="float">
            <text:p>1631640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341215411" calcext:value-type="float">
            <text:p>341215411</text:p>
          </table:table-cell>
          <table:table-cell office:value-type="float" office:value="3480436358" calcext:value-type="float">
            <text:p>348043635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1494234672" calcext:value-type="float">
            <text:p>1494234672</text:p>
          </table:table-cell>
          <table:table-cell office:value-type="float" office:value="2096277042" calcext:value-type="float">
            <text:p>209627704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993180008" calcext:value-type="float">
            <text:p>3993180008</text:p>
          </table:table-cell>
          <table:table-cell office:value-type="float" office:value="3227831386" calcext:value-type="float">
            <text:p>322783138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50682228" calcext:value-type="float">
            <text:p>50682228</text:p>
          </table:table-cell>
          <table:table-cell office:value-type="float" office:value="3199614492" calcext:value-type="float">
            <text:p>3199614492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956790161" calcext:value-type="float">
            <text:p>1956790161</text:p>
          </table:table-cell>
          <table:table-cell office:value-type="float" office:value="4066884446" calcext:value-type="float">
            <text:p>406688444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580186071" calcext:value-type="float">
            <text:p>3580186071</text:p>
          </table:table-cell>
          <table:table-cell office:value-type="float" office:value="3528426794" calcext:value-type="float">
            <text:p>3528426794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1873544115" calcext:value-type="float">
            <text:p>1873544115</text:p>
          </table:table-cell>
          <table:table-cell office:value-type="float" office:value="3931694968" calcext:value-type="float">
            <text:p>3931694968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609536919" calcext:value-type="float">
            <text:p>1609536919</text:p>
          </table:table-cell>
          <table:table-cell office:value-type="float" office:value="2641115902" calcext:value-type="float">
            <text:p>2641115902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32797817" calcext:value-type="float">
            <text:p>632797817</text:p>
          </table:table-cell>
          <table:table-cell office:value-type="float" office:value="777974142" calcext:value-type="float">
            <text:p>777974142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2828442381" calcext:value-type="float">
            <text:p>2828442381</text:p>
          </table:table-cell>
          <table:table-cell office:value-type="float" office:value="2380162554" calcext:value-type="float">
            <text:p>2380162554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1482100407" calcext:value-type="float">
            <text:p>1482100407</text:p>
          </table:table-cell>
          <table:table-cell office:value-type="float" office:value="2091232018" calcext:value-type="float">
            <text:p>2091232018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2128704754" calcext:value-type="float">
            <text:p>2128704754</text:p>
          </table:table-cell>
          <table:table-cell office:value-type="float" office:value="2923020612" calcext:value-type="float">
            <text:p>2923020612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293673379" calcext:value-type="float">
            <text:p>293673379</text:p>
          </table:table-cell>
          <table:table-cell office:value-type="float" office:value="2392675454" calcext:value-type="float">
            <text:p>2392675454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431096160" calcext:value-type="float">
            <text:p>431096160</text:p>
          </table:table-cell>
          <table:table-cell office:value-type="float" office:value="1217045140" calcext:value-type="float">
            <text:p>121704514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307340453" calcext:value-type="float">
            <text:p>2307340453</text:p>
          </table:table-cell>
          <table:table-cell office:value-type="float" office:value="1408215860" calcext:value-type="float">
            <text:p>1408215860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257667861" calcext:value-type="float">
            <text:p>257667861</text:p>
          </table:table-cell>
          <table:table-cell office:value-type="float" office:value="1915662204" calcext:value-type="float">
            <text:p>1915662204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22545729" calcext:value-type="float">
            <text:p>522545729</text:p>
          </table:table-cell>
          <table:table-cell office:value-type="float" office:value="3263923616" calcext:value-type="float">
            <text:p>326392361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910637357" calcext:value-type="float">
            <text:p>3910637357</text:p>
          </table:table-cell>
          <table:table-cell office:value-type="float" office:value="2036380698" calcext:value-type="float">
            <text:p>2036380698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780696518" calcext:value-type="float">
            <text:p>1780696518</text:p>
          </table:table-cell>
          <table:table-cell office:value-type="float" office:value="1493217478" calcext:value-type="float">
            <text:p>1493217478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870851471" calcext:value-type="float">
            <text:p>3870851471</text:p>
          </table:table-cell>
          <table:table-cell office:value-type="float" office:value="3776502234" calcext:value-type="float">
            <text:p>3776502234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173804997" calcext:value-type="float">
            <text:p>1173804997</text:p>
          </table:table-cell>
          <table:table-cell office:value-type="float" office:value="3362570166" calcext:value-type="float">
            <text:p>3362570166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2435088488" calcext:value-type="float">
            <text:p>2435088488</text:p>
          </table:table-cell>
          <table:table-cell office:value-type="float" office:value="2555445746" calcext:value-type="float">
            <text:p>2555445746</text:p>
          </table:table-cell>
          <table:table-cell office:value-type="float" office:value="8002" calcext:value-type="float">
            <text:p>8002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1458070265" calcext:value-type="float">
            <text:p>1458070265</text:p>
          </table:table-cell>
          <table:table-cell office:value-type="float" office:value="2304887954" calcext:value-type="float">
            <text:p>2304887954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3763589562" calcext:value-type="float">
            <text:p>3763589562</text:p>
          </table:table-cell>
          <table:table-cell office:value-type="float" office:value="2661759578" calcext:value-type="float">
            <text:p>2661759578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1391200394" calcext:value-type="float">
            <text:p>1391200394</text:p>
          </table:table-cell>
          <table:table-cell office:value-type="float" office:value="1082697410" calcext:value-type="float">
            <text:p>1082697410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4216531061" calcext:value-type="float">
            <text:p>4216531061</text:p>
          </table:table-cell>
          <table:table-cell office:value-type="float" office:value="1140714590" calcext:value-type="float">
            <text:p>1140714590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804458934" calcext:value-type="float">
            <text:p>804458934</text:p>
          </table:table-cell>
          <table:table-cell office:value-type="float" office:value="1196636580" calcext:value-type="float">
            <text:p>1196636580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82597554" calcext:value-type="float">
            <text:p>482597554</text:p>
          </table:table-cell>
          <table:table-cell office:value-type="float" office:value="2191646532" calcext:value-type="float">
            <text:p>21916465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3855466944" calcext:value-type="float">
            <text:p>3855466944</text:p>
          </table:table-cell>
          <table:table-cell office:value-type="float" office:value="3675404126" calcext:value-type="float">
            <text:p>367540412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964612181" calcext:value-type="float">
            <text:p>964612181</text:p>
          </table:table-cell>
          <table:table-cell office:value-type="float" office:value="2579924978" calcext:value-type="float">
            <text:p>257992497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3281939743" calcext:value-type="float">
            <text:p>3281939743</text:p>
          </table:table-cell>
          <table:table-cell office:value-type="float" office:value="1553162266" calcext:value-type="float">
            <text:p>155316226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691303145" calcext:value-type="float">
            <text:p>3691303145</text:p>
          </table:table-cell>
          <table:table-cell office:value-type="float" office:value="461257182" calcext:value-type="float">
            <text:p>46125718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2895887132" calcext:value-type="float">
            <text:p>2895887132</text:p>
          </table:table-cell>
          <table:table-cell office:value-type="float" office:value="2231345368" calcext:value-type="float">
            <text:p>2231345368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360777110" calcext:value-type="float">
            <text:p>3360777110</text:p>
          </table:table-cell>
          <table:table-cell office:value-type="float" office:value="867655842" calcext:value-type="float">
            <text:p>86765584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1761212366" calcext:value-type="float">
            <text:p>1761212366</text:p>
          </table:table-cell>
          <table:table-cell office:value-type="float" office:value="2856034926" calcext:value-type="float">
            <text:p>2856034926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4209261061" calcext:value-type="float">
            <text:p>4209261061</text:p>
          </table:table-cell>
          <table:table-cell office:value-type="float" office:value="2684225556" calcext:value-type="float">
            <text:p>2684225556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3215153468" calcext:value-type="float">
            <text:p>3215153468</text:p>
          </table:table-cell>
          <table:table-cell office:value-type="float" office:value="1657693520" calcext:value-type="float">
            <text:p>1657693520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float" office:value="2970879169" calcext:value-type="float">
            <text:p>2970879169</text:p>
          </table:table-cell>
          <table:table-cell office:value-type="float" office:value="1353033976" calcext:value-type="float">
            <text:p>1353033976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3268383307" calcext:value-type="float">
            <text:p>3268383307</text:p>
          </table:table-cell>
          <table:table-cell office:value-type="float" office:value="1189615970" calcext:value-type="float">
            <text:p>118961597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88714028" calcext:value-type="float">
            <text:p>4088714028</text:p>
          </table:table-cell>
          <table:table-cell office:value-type="float" office:value="2647012580" calcext:value-type="float">
            <text:p>2647012580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903082707" calcext:value-type="float">
            <text:p>903082707</text:p>
          </table:table-cell>
          <table:table-cell office:value-type="float" office:value="1890219706" calcext:value-type="float">
            <text:p>1890219706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95546282" calcext:value-type="float">
            <text:p>3095546282</text:p>
          </table:table-cell>
          <table:table-cell office:value-type="float" office:value="574451628" calcext:value-type="float">
            <text:p>574451628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476973092" calcext:value-type="float">
            <text:p>2476973092</text:p>
          </table:table-cell>
          <table:table-cell office:value-type="float" office:value="3332313872" calcext:value-type="float">
            <text:p>3332313872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24623180" calcext:value-type="float">
            <text:p>724623180</text:p>
          </table:table-cell>
          <table:table-cell office:value-type="float" office:value="3809354456" calcext:value-type="float">
            <text:p>3809354456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995511541" calcext:value-type="float">
            <text:p>2995511541</text:p>
          </table:table-cell>
          <table:table-cell office:value-type="float" office:value="4283401102" calcext:value-type="float">
            <text:p>4283401102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246999489" calcext:value-type="float">
            <text:p>4246999489</text:p>
          </table:table-cell>
          <table:table-cell office:value-type="float" office:value="2238599160" calcext:value-type="float">
            <text:p>2238599160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2428370284" calcext:value-type="float">
            <text:p>2428370284</text:p>
          </table:table-cell>
          <table:table-cell office:value-type="float" office:value="623692624" calcext:value-type="float">
            <text:p>623692624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9872" calcext:value-type="float">
            <text:p>9872</text:p>
          </table:table-cell>
          <table:table-cell office:value-type="float" office:value="1407979638" calcext:value-type="float">
            <text:p>1407979638</text:p>
          </table:table-cell>
          <table:table-cell office:value-type="float" office:value="1933115212" calcext:value-type="float">
            <text:p>1933115212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3060744619" calcext:value-type="float">
            <text:p>3060744619</text:p>
          </table:table-cell>
          <table:table-cell office:value-type="float" office:value="1322892926" calcext:value-type="float">
            <text:p>1322892926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1302720491" calcext:value-type="float">
            <text:p>1302720491</text:p>
          </table:table-cell>
          <table:table-cell office:value-type="float" office:value="3335119096" calcext:value-type="float">
            <text:p>3335119096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109591941" calcext:value-type="float">
            <text:p>1109591941</text:p>
          </table:table-cell>
          <table:table-cell office:value-type="float" office:value="3738199146" calcext:value-type="float">
            <text:p>3738199146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40619234" calcext:value-type="float">
            <text:p>1740619234</text:p>
          </table:table-cell>
          <table:table-cell office:value-type="float" office:value="1728040492" calcext:value-type="float">
            <text:p>1728040492</text:p>
          </table:table-cell>
          <table:table-cell office:value-type="float" office:value="8622" calcext:value-type="float">
            <text:p>862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1296610228" calcext:value-type="float">
            <text:p>1296610228</text:p>
          </table:table-cell>
          <table:table-cell office:value-type="float" office:value="3872334612" calcext:value-type="float">
            <text:p>3872334612</text:p>
          </table:table-cell>
          <table:table-cell office:value-type="float" office:value="8979" calcext:value-type="float">
            <text:p>897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901424585" calcext:value-type="float">
            <text:p>2901424585</text:p>
          </table:table-cell>
          <table:table-cell office:value-type="float" office:value="3549154682" calcext:value-type="float">
            <text:p>3549154682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775152276" calcext:value-type="float">
            <text:p>3775152276</text:p>
          </table:table-cell>
          <table:table-cell office:value-type="float" office:value="4012879186" calcext:value-type="float">
            <text:p>4012879186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322036127" calcext:value-type="float">
            <text:p>1322036127</text:p>
          </table:table-cell>
          <table:table-cell office:value-type="float" office:value="3834724836" calcext:value-type="float">
            <text:p>38347248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903447808" calcext:value-type="float">
            <text:p>903447808</text:p>
          </table:table-cell>
          <table:table-cell office:value-type="float" office:value="2849882974" calcext:value-type="float">
            <text:p>284988297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2704719738" calcext:value-type="float">
            <text:p>2704719738</text:p>
          </table:table-cell>
          <table:table-cell office:value-type="float" office:value="1904996802" calcext:value-type="float">
            <text:p>190499680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3482635878" calcext:value-type="float">
            <text:p>3482635878</text:p>
          </table:table-cell>
          <table:table-cell office:value-type="float" office:value="3296012340" calcext:value-type="float">
            <text:p>329601234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2445548857" calcext:value-type="float">
            <text:p>2445548857</text:p>
          </table:table-cell>
          <table:table-cell office:value-type="float" office:value="881519294" calcext:value-type="float">
            <text:p>88151929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240748443" calcext:value-type="float">
            <text:p>2240748443</text:p>
          </table:table-cell>
          <table:table-cell office:value-type="float" office:value="1741410156" calcext:value-type="float">
            <text:p>1741410156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3127361816" calcext:value-type="float">
            <text:p>3127361816</text:p>
          </table:table-cell>
          <table:table-cell office:value-type="float" office:value="3208029782" calcext:value-type="float">
            <text:p>3208029782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float" office:value="2157685832" calcext:value-type="float">
            <text:p>2157685832</text:p>
          </table:table-cell>
          <table:table-cell office:value-type="float" office:value="3387586670" calcext:value-type="float">
            <text:p>3387586670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379504798" calcext:value-type="float">
            <text:p>1379504798</text:p>
          </table:table-cell>
          <table:table-cell office:value-type="float" office:value="2062327166" calcext:value-type="float">
            <text:p>2062327166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933493552" calcext:value-type="float">
            <text:p>3933493552</text:p>
          </table:table-cell>
          <table:table-cell office:value-type="float" office:value="1571522098" calcext:value-type="float">
            <text:p>1571522098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3064596481" calcext:value-type="float">
            <text:p>3064596481</text:p>
          </table:table-cell>
          <table:table-cell office:value-type="float" office:value="1783462338" calcext:value-type="float">
            <text:p>1783462338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float" office:value="3119736274" calcext:value-type="float">
            <text:p>3119736274</text:p>
          </table:table-cell>
          <table:table-cell office:value-type="float" office:value="3907905348" calcext:value-type="float">
            <text:p>390790534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620773183" calcext:value-type="float">
            <text:p>1620773183</text:p>
          </table:table-cell>
          <table:table-cell office:value-type="float" office:value="483999892" calcext:value-type="float">
            <text:p>483999892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3663642165" calcext:value-type="float">
            <text:p>3663642165</text:p>
          </table:table-cell>
          <table:table-cell office:value-type="float" office:value="1252107614" calcext:value-type="float">
            <text:p>1252107614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955394072" calcext:value-type="float">
            <text:p>1955394072</text:p>
          </table:table-cell>
          <table:table-cell office:value-type="float" office:value="3574082496" calcext:value-type="float">
            <text:p>357408249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481266757" calcext:value-type="float">
            <text:p>1481266757</text:p>
          </table:table-cell>
          <table:table-cell office:value-type="float" office:value="2456403058" calcext:value-type="float">
            <text:p>2456403058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3282221154" calcext:value-type="float">
            <text:p>3282221154</text:p>
          </table:table-cell>
          <table:table-cell office:value-type="float" office:value="1490242122" calcext:value-type="float">
            <text:p>1490242122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807750183" calcext:value-type="float">
            <text:p>2807750183</text:p>
          </table:table-cell>
          <table:table-cell office:value-type="float" office:value="4242011182" calcext:value-type="float">
            <text:p>4242011182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1214592165" calcext:value-type="float">
            <text:p>1214592165</text:p>
          </table:table-cell>
          <table:table-cell office:value-type="float" office:value="1716032970" calcext:value-type="float">
            <text:p>1716032970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078730197" calcext:value-type="float">
            <text:p>1078730197</text:p>
          </table:table-cell>
          <table:table-cell office:value-type="float" office:value="1988385968" calcext:value-type="float">
            <text:p>1988385968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2237032539" calcext:value-type="float">
            <text:p>2237032539</text:p>
          </table:table-cell>
          <table:table-cell office:value-type="float" office:value="803330930" calcext:value-type="float">
            <text:p>803330930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406748345" calcext:value-type="float">
            <text:p>1406748345</text:p>
          </table:table-cell>
          <table:table-cell office:value-type="float" office:value="799939062" calcext:value-type="float">
            <text:p>799939062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721134669" calcext:value-type="float">
            <text:p>3721134669</text:p>
          </table:table-cell>
          <table:table-cell office:value-type="float" office:value="1563505068" calcext:value-type="float">
            <text:p>1563505068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7100583" calcext:value-type="float">
            <text:p>1747100583</text:p>
          </table:table-cell>
          <table:table-cell office:value-type="float" office:value="703672798" calcext:value-type="float">
            <text:p>703672798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936573187" calcext:value-type="float">
            <text:p>2936573187</text:p>
          </table:table-cell>
          <table:table-cell office:value-type="float" office:value="89040846" calcext:value-type="float">
            <text:p>89040846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2655498382" calcext:value-type="float">
            <text:p>2655498382</text:p>
          </table:table-cell>
          <table:table-cell office:value-type="float" office:value="320284642" calcext:value-type="float">
            <text:p>320284642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2277719800" calcext:value-type="float">
            <text:p>2277719800</text:p>
          </table:table-cell>
          <table:table-cell office:value-type="float" office:value="2882548514" calcext:value-type="float">
            <text:p>2882548514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2366984959" calcext:value-type="float">
            <text:p>2366984959</text:p>
          </table:table-cell>
          <table:table-cell office:value-type="float" office:value="1376387352" calcext:value-type="float">
            <text:p>1376387352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2977470819" calcext:value-type="float">
            <text:p>2977470819</text:p>
          </table:table-cell>
          <table:table-cell office:value-type="float" office:value="4247574704" calcext:value-type="float">
            <text:p>424757470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0036992" calcext:value-type="float">
            <text:p>630036992</text:p>
          </table:table-cell>
          <table:table-cell office:value-type="float" office:value="3929666648" calcext:value-type="float">
            <text:p>39296666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1150847892" calcext:value-type="float">
            <text:p>1150847892</text:p>
          </table:table-cell>
          <table:table-cell office:value-type="float" office:value="1442622666" calcext:value-type="float">
            <text:p>1442622666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550373413" calcext:value-type="float">
            <text:p>550373413</text:p>
          </table:table-cell>
          <table:table-cell office:value-type="float" office:value="2558485988" calcext:value-type="float">
            <text:p>2558485988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2313498467" calcext:value-type="float">
            <text:p>2313498467</text:p>
          </table:table-cell>
          <table:table-cell office:value-type="float" office:value="896498514" calcext:value-type="float">
            <text:p>896498514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489584917" calcext:value-type="float">
            <text:p>2489584917</text:p>
          </table:table-cell>
          <table:table-cell office:value-type="float" office:value="1863766284" calcext:value-type="float">
            <text:p>186376628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79179031" calcext:value-type="float">
            <text:p>479179031</text:p>
          </table:table-cell>
          <table:table-cell office:value-type="float" office:value="79690112" calcext:value-type="float">
            <text:p>79690112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267479827" calcext:value-type="float">
            <text:p>267479827</text:p>
          </table:table-cell>
          <table:table-cell office:value-type="float" office:value="1636950990" calcext:value-type="float">
            <text:p>1636950990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935233801" calcext:value-type="float">
            <text:p>3935233801</text:p>
          </table:table-cell>
          <table:table-cell office:value-type="float" office:value="57256128" calcext:value-type="float">
            <text:p>57256128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2422019233" calcext:value-type="float">
            <text:p>2422019233</text:p>
          </table:table-cell>
          <table:table-cell office:value-type="float" office:value="748352386" calcext:value-type="float">
            <text:p>748352386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9704" calcext:value-type="float">
            <text:p>9704</text:p>
          </table:table-cell>
          <table:table-cell office:value-type="float" office:value="1652101944" calcext:value-type="float">
            <text:p>1652101944</text:p>
          </table:table-cell>
          <table:table-cell office:value-type="float" office:value="1747933926" calcext:value-type="float">
            <text:p>1747933926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3171626305" calcext:value-type="float">
            <text:p>3171626305</text:p>
          </table:table-cell>
          <table:table-cell office:value-type="float" office:value="548791092" calcext:value-type="float">
            <text:p>548791092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1707556071" calcext:value-type="float">
            <text:p>1707556071</text:p>
          </table:table-cell>
          <table:table-cell office:value-type="float" office:value="3047364334" calcext:value-type="float">
            <text:p>3047364334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324801103" calcext:value-type="float">
            <text:p>1324801103</text:p>
          </table:table-cell>
          <table:table-cell office:value-type="float" office:value="453339464" calcext:value-type="float">
            <text:p>453339464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3404631966" calcext:value-type="float">
            <text:p>3404631966</text:p>
          </table:table-cell>
          <table:table-cell office:value-type="float" office:value="532880534" calcext:value-type="float">
            <text:p>532880534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389684422" calcext:value-type="float">
            <text:p>3389684422</text:p>
          </table:table-cell>
          <table:table-cell office:value-type="float" office:value="3271347176" calcext:value-type="float">
            <text:p>3271347176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4217783201" calcext:value-type="float">
            <text:p>4217783201</text:p>
          </table:table-cell>
          <table:table-cell office:value-type="float" office:value="1992977898" calcext:value-type="float">
            <text:p>1992977898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610806253" calcext:value-type="float">
            <text:p>3610806253</text:p>
          </table:table-cell>
          <table:table-cell office:value-type="float" office:value="2744558644" calcext:value-type="float">
            <text:p>2744558644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4010584839" calcext:value-type="float">
            <text:p>4010584839</text:p>
          </table:table-cell>
          <table:table-cell office:value-type="float" office:value="3287781536" calcext:value-type="float">
            <text:p>3287781536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429653459" calcext:value-type="float">
            <text:p>3429653459</text:p>
          </table:table-cell>
          <table:table-cell office:value-type="float" office:value="3962157840" calcext:value-type="float">
            <text:p>3962157840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4134539677" calcext:value-type="float">
            <text:p>4134539677</text:p>
          </table:table-cell>
          <table:table-cell office:value-type="float" office:value="1634822644" calcext:value-type="float">
            <text:p>1634822644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2644352704" calcext:value-type="float">
            <text:p>2644352704</text:p>
          </table:table-cell>
          <table:table-cell office:value-type="float" office:value="1505793098" calcext:value-type="float">
            <text:p>1505793098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0968366" calcext:value-type="float">
            <text:p>2480968366</text:p>
          </table:table-cell>
          <table:table-cell office:value-type="float" office:value="1731288626" calcext:value-type="float">
            <text:p>173128862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3242265509" calcext:value-type="float">
            <text:p>3242265509</text:p>
          </table:table-cell>
          <table:table-cell office:value-type="float" office:value="567109954" calcext:value-type="float">
            <text:p>567109954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219913694" calcext:value-type="float">
            <text:p>2219913694</text:p>
          </table:table-cell>
          <table:table-cell office:value-type="float" office:value="849817322" calcext:value-type="float">
            <text:p>849817322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385849649" calcext:value-type="float">
            <text:p>2385849649</text:p>
          </table:table-cell>
          <table:table-cell office:value-type="float" office:value="1797274814" calcext:value-type="float">
            <text:p>1797274814</text:p>
          </table:table-cell>
          <table:table-cell office:value-type="float" office:value="9296" calcext:value-type="float">
            <text:p>9296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2795595931" calcext:value-type="float">
            <text:p>2795595931</text:p>
          </table:table-cell>
          <table:table-cell office:value-type="float" office:value="3572015634" calcext:value-type="float">
            <text:p>3572015634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3059115558" calcext:value-type="float">
            <text:p>3059115558</text:p>
          </table:table-cell>
          <table:table-cell office:value-type="float" office:value="2224110824" calcext:value-type="float">
            <text:p>22241108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255030338" calcext:value-type="float">
            <text:p>255030338</text:p>
          </table:table-cell>
          <table:table-cell office:value-type="float" office:value="3206782334" calcext:value-type="float">
            <text:p>320678233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1059135108" calcext:value-type="float">
            <text:p>1059135108</text:p>
          </table:table-cell>
          <table:table-cell office:value-type="float" office:value="800941434" calcext:value-type="float">
            <text:p>80094143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826682604" calcext:value-type="float">
            <text:p>2826682604</text:p>
          </table:table-cell>
          <table:table-cell office:value-type="float" office:value="3983758344" calcext:value-type="float">
            <text:p>398375834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968986039" calcext:value-type="float">
            <text:p>968986039</text:p>
          </table:table-cell>
          <table:table-cell office:value-type="float" office:value="4205518024" calcext:value-type="float">
            <text:p>420551802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1357666" calcext:value-type="float">
            <text:p>901357666</text:p>
          </table:table-cell>
          <table:table-cell office:value-type="float" office:value="4273312932" calcext:value-type="float">
            <text:p>4273312932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2068536001" calcext:value-type="float">
            <text:p>2068536001</text:p>
          </table:table-cell>
          <table:table-cell office:value-type="float" office:value="4151944668" calcext:value-type="float">
            <text:p>4151944668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1012146267" calcext:value-type="float">
            <text:p>1012146267</text:p>
          </table:table-cell>
          <table:table-cell office:value-type="float" office:value="1168816854" calcext:value-type="float">
            <text:p>116881685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589821580" calcext:value-type="float">
            <text:p>1589821580</text:p>
          </table:table-cell>
          <table:table-cell office:value-type="float" office:value="2451903222" calcext:value-type="float">
            <text:p>2451903222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82064720" calcext:value-type="float">
            <text:p>282064720</text:p>
          </table:table-cell>
          <table:table-cell office:value-type="float" office:value="1145086238" calcext:value-type="float">
            <text:p>1145086238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1605148998" calcext:value-type="float">
            <text:p>1605148998</text:p>
          </table:table-cell>
          <table:table-cell office:value-type="float" office:value="3786012012" calcext:value-type="float">
            <text:p>3786012012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912851564" calcext:value-type="float">
            <text:p>912851564</text:p>
          </table:table-cell>
          <table:table-cell office:value-type="float" office:value="3569548050" calcext:value-type="float">
            <text:p>356954805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123222947" calcext:value-type="float">
            <text:p>123222947</text:p>
          </table:table-cell>
          <table:table-cell office:value-type="float" office:value="1131242592" calcext:value-type="float">
            <text:p>1131242592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02367495" calcext:value-type="float">
            <text:p>802367495</text:p>
          </table:table-cell>
          <table:table-cell office:value-type="float" office:value="511246694" calcext:value-type="float">
            <text:p>511246694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62857148" calcext:value-type="float">
            <text:p>662857148</text:p>
          </table:table-cell>
          <table:table-cell office:value-type="float" office:value="730704092" calcext:value-type="float">
            <text:p>730704092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105180084" calcext:value-type="float">
            <text:p>3105180084</text:p>
          </table:table-cell>
          <table:table-cell office:value-type="float" office:value="631482646" calcext:value-type="float">
            <text:p>631482646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445898814" calcext:value-type="float">
            <text:p>2445898814</text:p>
          </table:table-cell>
          <table:table-cell office:value-type="float" office:value="1771660336" calcext:value-type="float">
            <text:p>1771660336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3481008361" calcext:value-type="float">
            <text:p>3481008361</text:p>
          </table:table-cell>
          <table:table-cell office:value-type="float" office:value="2524980472" calcext:value-type="float">
            <text:p>2524980472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59276565" calcext:value-type="float">
            <text:p>759276565</text:p>
          </table:table-cell>
          <table:table-cell office:value-type="float" office:value="3293681242" calcext:value-type="float">
            <text:p>3293681242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56362455" calcext:value-type="float">
            <text:p>656362455</text:p>
          </table:table-cell>
          <table:table-cell office:value-type="float" office:value="1071329768" calcext:value-type="float">
            <text:p>1071329768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369167425" calcext:value-type="float">
            <text:p>2369167425</text:p>
          </table:table-cell>
          <table:table-cell office:value-type="float" office:value="946280928" calcext:value-type="float">
            <text:p>946280928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2092245457" calcext:value-type="float">
            <text:p>2092245457</text:p>
          </table:table-cell>
          <table:table-cell office:value-type="float" office:value="2384258724" calcext:value-type="float">
            <text:p>2384258724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1311599026" calcext:value-type="float">
            <text:p>1311599026</text:p>
          </table:table-cell>
          <table:table-cell office:value-type="float" office:value="3338831582" calcext:value-type="float">
            <text:p>3338831582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2305906815" calcext:value-type="float">
            <text:p>2305906815</text:p>
          </table:table-cell>
          <table:table-cell office:value-type="float" office:value="3137081342" calcext:value-type="float">
            <text:p>3137081342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035836520" calcext:value-type="float">
            <text:p>4035836520</text:p>
          </table:table-cell>
          <table:table-cell office:value-type="float" office:value="2835893226" calcext:value-type="float">
            <text:p>2835893226</text:p>
          </table:table-cell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545199804" calcext:value-type="float">
            <text:p>3545199804</text:p>
          </table:table-cell>
          <table:table-cell office:value-type="float" office:value="1711762422" calcext:value-type="float">
            <text:p>1711762422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97659942" calcext:value-type="float">
            <text:p>597659942</text:p>
          </table:table-cell>
          <table:table-cell office:value-type="float" office:value="2672679082" calcext:value-type="float">
            <text:p>267267908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3162479073" calcext:value-type="float">
            <text:p>3162479073</text:p>
          </table:table-cell>
          <table:table-cell office:value-type="float" office:value="3249041790" calcext:value-type="float">
            <text:p>32490417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3333723298" calcext:value-type="float">
            <text:p>3333723298</text:p>
          </table:table-cell>
          <table:table-cell office:value-type="float" office:value="3863918472" calcext:value-type="float">
            <text:p>386391847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5570783" calcext:value-type="float">
            <text:p>2005570783</text:p>
          </table:table-cell>
          <table:table-cell office:value-type="float" office:value="812528620" calcext:value-type="float">
            <text:p>81252862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128189940" calcext:value-type="float">
            <text:p>4128189940</text:p>
          </table:table-cell>
          <table:table-cell office:value-type="float" office:value="2067540918" calcext:value-type="float">
            <text:p>2067540918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1991663520" calcext:value-type="float">
            <text:p>1991663520</text:p>
          </table:table-cell>
          <table:table-cell office:value-type="float" office:value="2278508458" calcext:value-type="float">
            <text:p>227850845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091734443" calcext:value-type="float">
            <text:p>4091734443</text:p>
          </table:table-cell>
          <table:table-cell office:value-type="float" office:value="1567946116" calcext:value-type="float">
            <text:p>1567946116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2045090525" calcext:value-type="float">
            <text:p>2045090525</text:p>
          </table:table-cell>
          <table:table-cell office:value-type="float" office:value="3714789460" calcext:value-type="float">
            <text:p>3714789460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873214407" calcext:value-type="float">
            <text:p>873214407</text:p>
          </table:table-cell>
          <table:table-cell office:value-type="float" office:value="2107664528" calcext:value-type="float">
            <text:p>2107664528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635881455" calcext:value-type="float">
            <text:p>635881455</text:p>
          </table:table-cell>
          <table:table-cell office:value-type="float" office:value="595379328" calcext:value-type="float">
            <text:p>595379328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4126009270" calcext:value-type="float">
            <text:p>4126009270</text:p>
          </table:table-cell>
          <table:table-cell office:value-type="float" office:value="3563242496" calcext:value-type="float">
            <text:p>356324249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821264954" calcext:value-type="float">
            <text:p>1821264954</text:p>
          </table:table-cell>
          <table:table-cell office:value-type="float" office:value="1156108118" calcext:value-type="float">
            <text:p>1156108118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2886496270" calcext:value-type="float">
            <text:p>2886496270</text:p>
          </table:table-cell>
          <table:table-cell office:value-type="float" office:value="3969051526" calcext:value-type="float">
            <text:p>3969051526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2262859512" calcext:value-type="float">
            <text:p>2262859512</text:p>
          </table:table-cell>
          <table:table-cell office:value-type="float" office:value="637933768" calcext:value-type="float">
            <text:p>637933768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738537333" calcext:value-type="float">
            <text:p>3738537333</text:p>
          </table:table-cell>
          <table:table-cell office:value-type="float" office:value="3662664808" calcext:value-type="float">
            <text:p>3662664808</text:p>
          </table:table-cell>
          <table:table-cell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795193785" calcext:value-type="float">
            <text:p>3795193785</text:p>
          </table:table-cell>
          <table:table-cell office:value-type="float" office:value="3213677092" calcext:value-type="float">
            <text:p>3213677092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89874337" calcext:value-type="float">
            <text:p>2789874337</text:p>
          </table:table-cell>
          <table:table-cell office:value-type="float" office:value="1515693708" calcext:value-type="float">
            <text:p>1515693708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3937486742" calcext:value-type="float">
            <text:p>3937486742</text:p>
          </table:table-cell>
          <table:table-cell office:value-type="float" office:value="718278470" calcext:value-type="float">
            <text:p>718278470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2150335135" calcext:value-type="float">
            <text:p>2150335135</text:p>
          </table:table-cell>
          <table:table-cell office:value-type="float" office:value="1455257404" calcext:value-type="float">
            <text:p>1455257404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2350968680" calcext:value-type="float">
            <text:p>2350968680</text:p>
          </table:table-cell>
          <table:table-cell office:value-type="float" office:value="410288294" calcext:value-type="float">
            <text:p>410288294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484984057" calcext:value-type="float">
            <text:p>2484984057</text:p>
          </table:table-cell>
          <table:table-cell office:value-type="float" office:value="3564437364" calcext:value-type="float">
            <text:p>3564437364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454056218" calcext:value-type="float">
            <text:p>454056218</text:p>
          </table:table-cell>
          <table:table-cell office:value-type="float" office:value="2513277056" calcext:value-type="float">
            <text:p>2513277056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float" office:value="1344642053" calcext:value-type="float">
            <text:p>1344642053</text:p>
          </table:table-cell>
          <table:table-cell office:value-type="float" office:value="900853108" calcext:value-type="float">
            <text:p>900853108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3329813048" calcext:value-type="float">
            <text:p>3329813048</text:p>
          </table:table-cell>
          <table:table-cell office:value-type="float" office:value="1266747778" calcext:value-type="float">
            <text:p>1266747778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998576750" calcext:value-type="float">
            <text:p>1998576750</text:p>
          </table:table-cell>
          <table:table-cell office:value-type="float" office:value="885322184" calcext:value-type="float">
            <text:p>885322184</text:p>
          </table:table-cell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292369733" calcext:value-type="float">
            <text:p>2292369733</text:p>
          </table:table-cell>
          <table:table-cell office:value-type="float" office:value="4294734354" calcext:value-type="float">
            <text:p>4294734354</text:p>
          </table:table-cell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136947816" calcext:value-type="float">
            <text:p>2136947816</text:p>
          </table:table-cell>
          <table:table-cell office:value-type="float" office:value="3655322812" calcext:value-type="float">
            <text:p>3655322812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3514222924" calcext:value-type="float">
            <text:p>3514222924</text:p>
          </table:table-cell>
          <table:table-cell office:value-type="float" office:value="1030486496" calcext:value-type="float">
            <text:p>1030486496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177012169" calcext:value-type="float">
            <text:p>1177012169</text:p>
          </table:table-cell>
          <table:table-cell office:value-type="float" office:value="2692302484" calcext:value-type="float">
            <text:p>269230248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4227758197" calcext:value-type="float">
            <text:p>4227758197</text:p>
          </table:table-cell>
          <table:table-cell office:value-type="float" office:value="3542195944" calcext:value-type="float">
            <text:p>354219594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1397564303" calcext:value-type="float">
            <text:p>1397564303</text:p>
          </table:table-cell>
          <table:table-cell office:value-type="float" office:value="1118304538" calcext:value-type="float">
            <text:p>1118304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0942567" calcext:value-type="float">
            <text:p>30942567</text:p>
          </table:table-cell>
          <table:table-cell office:value-type="float" office:value="3352610416" calcext:value-type="float">
            <text:p>335261041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848693170" calcext:value-type="float">
            <text:p>1848693170</text:p>
          </table:table-cell>
          <table:table-cell office:value-type="float" office:value="3046947184" calcext:value-type="float">
            <text:p>3046947184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4149137739" calcext:value-type="float">
            <text:p>4149137739</text:p>
          </table:table-cell>
          <table:table-cell office:value-type="float" office:value="717566410" calcext:value-type="float">
            <text:p>7175664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806587604" calcext:value-type="float">
            <text:p>1806587604</text:p>
          </table:table-cell>
          <table:table-cell office:value-type="float" office:value="207011768" calcext:value-type="float">
            <text:p>207011768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2753679443" calcext:value-type="float">
            <text:p>2753679443</text:p>
          </table:table-cell>
          <table:table-cell office:value-type="float" office:value="2204239750" calcext:value-type="float">
            <text:p>2204239750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3234306343" calcext:value-type="float">
            <text:p>3234306343</text:p>
          </table:table-cell>
          <table:table-cell office:value-type="float" office:value="1986816538" calcext:value-type="float">
            <text:p>1986816538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59923582" calcext:value-type="float">
            <text:p>3459923582</text:p>
          </table:table-cell>
          <table:table-cell office:value-type="float" office:value="233566852" calcext:value-type="float">
            <text:p>233566852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132269118" calcext:value-type="float">
            <text:p>4132269118</text:p>
          </table:table-cell>
          <table:table-cell office:value-type="float" office:value="1829882430" calcext:value-type="float">
            <text:p>1829882430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2185248420" calcext:value-type="float">
            <text:p>2185248420</text:p>
          </table:table-cell>
          <table:table-cell office:value-type="float" office:value="2095402118" calcext:value-type="float">
            <text:p>2095402118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735916372" calcext:value-type="float">
            <text:p>2735916372</text:p>
          </table:table-cell>
          <table:table-cell office:value-type="float" office:value="4069300964" calcext:value-type="float">
            <text:p>4069300964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503925844" calcext:value-type="float">
            <text:p>503925844</text:p>
          </table:table-cell>
          <table:table-cell office:value-type="float" office:value="3810443308" calcext:value-type="float">
            <text:p>3810443308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1969197783" calcext:value-type="float">
            <text:p>1969197783</text:p>
          </table:table-cell>
          <table:table-cell office:value-type="float" office:value="2812806922" calcext:value-type="float">
            <text:p>2812806922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3946689" calcext:value-type="float">
            <text:p>83946689</text:p>
          </table:table-cell>
          <table:table-cell office:value-type="float" office:value="1961049358" calcext:value-type="float">
            <text:p>1961049358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1840988004" calcext:value-type="float">
            <text:p>1840988004</text:p>
          </table:table-cell>
          <table:table-cell office:value-type="float" office:value="739463898" calcext:value-type="float">
            <text:p>739463898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3392096386" calcext:value-type="float">
            <text:p>3392096386</text:p>
          </table:table-cell>
          <table:table-cell office:value-type="float" office:value="2084948390" calcext:value-type="float">
            <text:p>2084948390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723159858" calcext:value-type="float">
            <text:p>2723159858</text:p>
          </table:table-cell>
          <table:table-cell office:value-type="float" office:value="3465097282" calcext:value-type="float">
            <text:p>3465097282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38009282" calcext:value-type="float">
            <text:p>38009282</text:p>
          </table:table-cell>
          <table:table-cell office:value-type="float" office:value="1856480852" calcext:value-type="float">
            <text:p>1856480852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080366177" calcext:value-type="float">
            <text:p>1080366177</text:p>
          </table:table-cell>
          <table:table-cell office:value-type="float" office:value="2604156954" calcext:value-type="float">
            <text:p>2604156954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179128736" calcext:value-type="float">
            <text:p>179128736</text:p>
          </table:table-cell>
          <table:table-cell office:value-type="float" office:value="3437674410" calcext:value-type="float">
            <text:p>3437674410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2225008625" calcext:value-type="float">
            <text:p>2225008625</text:p>
          </table:table-cell>
          <table:table-cell office:value-type="float" office:value="1083661146" calcext:value-type="float">
            <text:p>1083661146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1605856178" calcext:value-type="float">
            <text:p>1605856178</text:p>
          </table:table-cell>
          <table:table-cell office:value-type="float" office:value="1300135912" calcext:value-type="float">
            <text:p>1300135912</text:p>
          </table:table-cell>
          <table:table-cell office:value-type="float" office:value="9024" calcext:value-type="float">
            <text:p>902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69881636" calcext:value-type="float">
            <text:p>669881636</text:p>
          </table:table-cell>
          <table:table-cell office:value-type="float" office:value="1174958780" calcext:value-type="float">
            <text:p>1174958780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734978852" calcext:value-type="float">
            <text:p>1734978852</text:p>
          </table:table-cell>
          <table:table-cell office:value-type="float" office:value="1085709062" calcext:value-type="float">
            <text:p>1085709062</text:p>
          </table:table-cell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913525649" calcext:value-type="float">
            <text:p>3913525649</text:p>
          </table:table-cell>
          <table:table-cell office:value-type="float" office:value="3918561142" calcext:value-type="float">
            <text:p>39185611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914194690" calcext:value-type="float">
            <text:p>914194690</text:p>
          </table:table-cell>
          <table:table-cell office:value-type="float" office:value="1805098082" calcext:value-type="float">
            <text:p>180509808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1095868811" calcext:value-type="float">
            <text:p>1095868811</text:p>
          </table:table-cell>
          <table:table-cell office:value-type="float" office:value="2129635550" calcext:value-type="float">
            <text:p>212963555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2085243682" calcext:value-type="float">
            <text:p>2085243682</text:p>
          </table:table-cell>
          <table:table-cell office:value-type="float" office:value="1908138520" calcext:value-type="float">
            <text:p>190813852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2508644732" calcext:value-type="float">
            <text:p>2508644732</text:p>
          </table:table-cell>
          <table:table-cell office:value-type="float" office:value="3284035864" calcext:value-type="float">
            <text:p>3284035864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358800957" calcext:value-type="float">
            <text:p>3358800957</text:p>
          </table:table-cell>
          <table:table-cell office:value-type="float" office:value="3059308376" calcext:value-type="float">
            <text:p>305930837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386854022" calcext:value-type="float">
            <text:p>2386854022</text:p>
          </table:table-cell>
          <table:table-cell office:value-type="float" office:value="1295272272" calcext:value-type="float">
            <text:p>129527227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2813599192" calcext:value-type="float">
            <text:p>2813599192</text:p>
          </table:table-cell>
          <table:table-cell office:value-type="float" office:value="4265630972" calcext:value-type="float">
            <text:p>4265630972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00304433" calcext:value-type="float">
            <text:p>2000304433</text:p>
          </table:table-cell>
          <table:table-cell office:value-type="float" office:value="2007133234" calcext:value-type="float">
            <text:p>2007133234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522543502" calcext:value-type="float">
            <text:p>522543502</text:p>
          </table:table-cell>
          <table:table-cell office:value-type="float" office:value="1229615456" calcext:value-type="float">
            <text:p>122961545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140126238" calcext:value-type="float">
            <text:p>1140126238</text:p>
          </table:table-cell>
          <table:table-cell office:value-type="float" office:value="1032022188" calcext:value-type="float">
            <text:p>1032022188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1245581803" calcext:value-type="float">
            <text:p>1245581803</text:p>
          </table:table-cell>
          <table:table-cell office:value-type="float" office:value="1070514974" calcext:value-type="float">
            <text:p>1070514974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304666571" calcext:value-type="float">
            <text:p>304666571</text:p>
          </table:table-cell>
          <table:table-cell office:value-type="float" office:value="263070800" calcext:value-type="float">
            <text:p>263070800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259912118" calcext:value-type="float">
            <text:p>3259912118</text:p>
          </table:table-cell>
          <table:table-cell office:value-type="float" office:value="2042228524" calcext:value-type="float">
            <text:p>2042228524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184869823" calcext:value-type="float">
            <text:p>1184869823</text:p>
          </table:table-cell>
          <table:table-cell office:value-type="float" office:value="3694026186" calcext:value-type="float">
            <text:p>3694026186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53477947" calcext:value-type="float">
            <text:p>1953477947</text:p>
          </table:table-cell>
          <table:table-cell office:value-type="float" office:value="110809444" calcext:value-type="float">
            <text:p>110809444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2296858101" calcext:value-type="float">
            <text:p>2296858101</text:p>
          </table:table-cell>
          <table:table-cell office:value-type="float" office:value="3315696758" calcext:value-type="float">
            <text:p>3315696758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3073825970" calcext:value-type="float">
            <text:p>3073825970</text:p>
          </table:table-cell>
          <table:table-cell office:value-type="float" office:value="457931390" calcext:value-type="float">
            <text:p>457931390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953608556" calcext:value-type="float">
            <text:p>953608556</text:p>
          </table:table-cell>
          <table:table-cell office:value-type="float" office:value="2076113862" calcext:value-type="float">
            <text:p>2076113862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3374182267" calcext:value-type="float">
            <text:p>3374182267</text:p>
          </table:table-cell>
          <table:table-cell office:value-type="float" office:value="3387562216" calcext:value-type="float">
            <text:p>3387562216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435495301" calcext:value-type="float">
            <text:p>435495301</text:p>
          </table:table-cell>
          <table:table-cell office:value-type="float" office:value="1049459544" calcext:value-type="float">
            <text:p>1049459544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3238820187" calcext:value-type="float">
            <text:p>3238820187</text:p>
          </table:table-cell>
          <table:table-cell office:value-type="float" office:value="4197845872" calcext:value-type="float">
            <text:p>4197845872</text:p>
          </table:table-cell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1839222803" calcext:value-type="float">
            <text:p>1839222803</text:p>
          </table:table-cell>
          <table:table-cell office:value-type="float" office:value="944875492" calcext:value-type="float">
            <text:p>944875492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749732461" calcext:value-type="float">
            <text:p>2749732461</text:p>
          </table:table-cell>
          <table:table-cell office:value-type="float" office:value="64589384" calcext:value-type="float">
            <text:p>64589384</text:p>
          </table:table-cell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694496474" calcext:value-type="float">
            <text:p>2694496474</text:p>
          </table:table-cell>
          <table:table-cell office:value-type="float" office:value="592834348" calcext:value-type="float">
            <text:p>592834348</text:p>
          </table:table-cell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1200576576" calcext:value-type="float">
            <text:p>1200576576</text:p>
          </table:table-cell>
          <table:table-cell office:value-type="float" office:value="957904768" calcext:value-type="float">
            <text:p>957904768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951149389" calcext:value-type="float">
            <text:p>951149389</text:p>
          </table:table-cell>
          <table:table-cell office:value-type="float" office:value="2120712956" calcext:value-type="float">
            <text:p>212071295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497971055" calcext:value-type="float">
            <text:p>1497971055</text:p>
          </table:table-cell>
          <table:table-cell office:value-type="float" office:value="1273555038" calcext:value-type="float">
            <text:p>127355503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3422649021" calcext:value-type="float">
            <text:p>3422649021</text:p>
          </table:table-cell>
          <table:table-cell office:value-type="float" office:value="2853771656" calcext:value-type="float">
            <text:p>285377165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2977974801" calcext:value-type="float">
            <text:p>2977974801</text:p>
          </table:table-cell>
          <table:table-cell office:value-type="float" office:value="573328646" calcext:value-type="float">
            <text:p>57332864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468200875" calcext:value-type="float">
            <text:p>2468200875</text:p>
          </table:table-cell>
          <table:table-cell office:value-type="float" office:value="3247367418" calcext:value-type="float">
            <text:p>324736741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666735750" calcext:value-type="float">
            <text:p>1666735750</text:p>
          </table:table-cell>
          <table:table-cell office:value-type="float" office:value="2657549356" calcext:value-type="float">
            <text:p>2657549356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181821378" calcext:value-type="float">
            <text:p>2181821378</text:p>
          </table:table-cell>
          <table:table-cell office:value-type="float" office:value="16383332" calcext:value-type="float">
            <text:p>1638333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29960489" calcext:value-type="float">
            <text:p>2029960489</text:p>
          </table:table-cell>
          <table:table-cell office:value-type="float" office:value="4240034836" calcext:value-type="float">
            <text:p>4240034836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3593426900" calcext:value-type="float">
            <text:p>3593426900</text:p>
          </table:table-cell>
          <table:table-cell office:value-type="float" office:value="2461633308" calcext:value-type="float">
            <text:p>2461633308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45672046" calcext:value-type="float">
            <text:p>1545672046</text:p>
          </table:table-cell>
          <table:table-cell office:value-type="float" office:value="673637332" calcext:value-type="float">
            <text:p>673637332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3915674508" calcext:value-type="float">
            <text:p>3915674508</text:p>
          </table:table-cell>
          <table:table-cell office:value-type="float" office:value="2244061926" calcext:value-type="float">
            <text:p>2244061926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3353493470" calcext:value-type="float">
            <text:p>3353493470</text:p>
          </table:table-cell>
          <table:table-cell office:value-type="float" office:value="881033554" calcext:value-type="float">
            <text:p>881033554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627203426" calcext:value-type="float">
            <text:p>3627203426</text:p>
          </table:table-cell>
          <table:table-cell office:value-type="float" office:value="2491892678" calcext:value-type="float">
            <text:p>249189267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814078374" calcext:value-type="float">
            <text:p>2814078374</text:p>
          </table:table-cell>
          <table:table-cell office:value-type="float" office:value="1184209708" calcext:value-type="float">
            <text:p>1184209708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608934" calcext:value-type="float">
            <text:p>229608934</text:p>
          </table:table-cell>
          <table:table-cell office:value-type="float" office:value="1930878546" calcext:value-type="float">
            <text:p>1930878546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2131270626" calcext:value-type="float">
            <text:p>2131270626</text:p>
          </table:table-cell>
          <table:table-cell office:value-type="float" office:value="622373028" calcext:value-type="float">
            <text:p>622373028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4240486746" calcext:value-type="float">
            <text:p>4240486746</text:p>
          </table:table-cell>
          <table:table-cell office:value-type="float" office:value="490982932" calcext:value-type="float">
            <text:p>490982932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3956649793" calcext:value-type="float">
            <text:p>3956649793</text:p>
          </table:table-cell>
          <table:table-cell office:value-type="float" office:value="4021917502" calcext:value-type="float">
            <text:p>4021917502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185279932" calcext:value-type="float">
            <text:p>3185279932</text:p>
          </table:table-cell>
          <table:table-cell office:value-type="float" office:value="1166663186" calcext:value-type="float">
            <text:p>1166663186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124779769" calcext:value-type="float">
            <text:p>124779769</text:p>
          </table:table-cell>
          <table:table-cell office:value-type="float" office:value="247525172" calcext:value-type="float">
            <text:p>247525172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2358945375" calcext:value-type="float">
            <text:p>2358945375</text:p>
          </table:table-cell>
          <table:table-cell office:value-type="float" office:value="3534480554" calcext:value-type="float">
            <text:p>3534480554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848101066" calcext:value-type="float">
            <text:p>848101066</text:p>
          </table:table-cell>
          <table:table-cell office:value-type="float" office:value="2759797268" calcext:value-type="float">
            <text:p>2759797268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1148007210" calcext:value-type="float">
            <text:p>1148007210</text:p>
          </table:table-cell>
          <table:table-cell office:value-type="float" office:value="3837691062" calcext:value-type="float">
            <text:p>3837691062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04524509" calcext:value-type="float">
            <text:p>3904524509</text:p>
          </table:table-cell>
          <table:table-cell office:value-type="float" office:value="536165644" calcext:value-type="float">
            <text:p>536165644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714825810" calcext:value-type="float">
            <text:p>1714825810</text:p>
          </table:table-cell>
          <table:table-cell office:value-type="float" office:value="3561740516" calcext:value-type="float">
            <text:p>3561740516</text:p>
          </table:table-cell>
          <table:table-cell office:value-type="float" office:value="9667" calcext:value-type="float">
            <text:p>9667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3778255415" calcext:value-type="float">
            <text:p>3778255415</text:p>
          </table:table-cell>
          <table:table-cell office:value-type="float" office:value="3855779606" calcext:value-type="float">
            <text:p>38557796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3707815516" calcext:value-type="float">
            <text:p>3707815516</text:p>
          </table:table-cell>
          <table:table-cell office:value-type="float" office:value="3189510546" calcext:value-type="float">
            <text:p>318951054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20839446" calcext:value-type="float">
            <text:p>320839446</text:p>
          </table:table-cell>
          <table:table-cell office:value-type="float" office:value="3184503646" calcext:value-type="float">
            <text:p>318450364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4027796701" calcext:value-type="float">
            <text:p>4027796701</text:p>
          </table:table-cell>
          <table:table-cell office:value-type="float" office:value="3536979324" calcext:value-type="float">
            <text:p>3536979324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4106442829" calcext:value-type="float">
            <text:p>4106442829</text:p>
          </table:table-cell>
          <table:table-cell office:value-type="float" office:value="584277206" calcext:value-type="float">
            <text:p>58427720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float" office:value="2204305033" calcext:value-type="float">
            <text:p>2204305033</text:p>
          </table:table-cell>
          <table:table-cell office:value-type="float" office:value="2762415998" calcext:value-type="float">
            <text:p>276241599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3429780969" calcext:value-type="float">
            <text:p>3429780969</text:p>
          </table:table-cell>
          <table:table-cell office:value-type="float" office:value="2229904862" calcext:value-type="float">
            <text:p>2229904862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3262777892" calcext:value-type="float">
            <text:p>3262777892</text:p>
          </table:table-cell>
          <table:table-cell office:value-type="float" office:value="2105724800" calcext:value-type="float">
            <text:p>210572480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2885621707" calcext:value-type="float">
            <text:p>2885621707</text:p>
          </table:table-cell>
          <table:table-cell office:value-type="float" office:value="807044178" calcext:value-type="float">
            <text:p>807044178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772841639" calcext:value-type="float">
            <text:p>2772841639</text:p>
          </table:table-cell>
          <table:table-cell office:value-type="float" office:value="2415679786" calcext:value-type="float">
            <text:p>2415679786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798401269" calcext:value-type="float">
            <text:p>3798401269</text:p>
          </table:table-cell>
          <table:table-cell office:value-type="float" office:value="3512276860" calcext:value-type="float">
            <text:p>3512276860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885201030" calcext:value-type="float">
            <text:p>2885201030</text:p>
          </table:table-cell>
          <table:table-cell office:value-type="float" office:value="2340796680" calcext:value-type="float">
            <text:p>2340796680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779678246" calcext:value-type="float">
            <text:p>1779678246</text:p>
          </table:table-cell>
          <table:table-cell office:value-type="float" office:value="420104634" calcext:value-type="float">
            <text:p>42010463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399111858" calcext:value-type="float">
            <text:p>1399111858</text:p>
          </table:table-cell>
          <table:table-cell office:value-type="float" office:value="1245463864" calcext:value-type="float">
            <text:p>1245463864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489036491" calcext:value-type="float">
            <text:p>1489036491</text:p>
          </table:table-cell>
          <table:table-cell office:value-type="float" office:value="3935804734" calcext:value-type="float">
            <text:p>3935804734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335676422" calcext:value-type="float">
            <text:p>1335676422</text:p>
          </table:table-cell>
          <table:table-cell office:value-type="float" office:value="750076690" calcext:value-type="float">
            <text:p>750076690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8307103" calcext:value-type="float">
            <text:p>2358307103</text:p>
          </table:table-cell>
          <table:table-cell office:value-type="float" office:value="4079715994" calcext:value-type="float">
            <text:p>4079715994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2582553" calcext:value-type="float">
            <text:p>62582553</text:p>
          </table:table-cell>
          <table:table-cell office:value-type="float" office:value="493366410" calcext:value-type="float">
            <text:p>493366410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62019269" calcext:value-type="float">
            <text:p>362019269</text:p>
          </table:table-cell>
          <table:table-cell office:value-type="float" office:value="122613818" calcext:value-type="float">
            <text:p>122613818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777903277" calcext:value-type="float">
            <text:p>1777903277</text:p>
          </table:table-cell>
          <table:table-cell office:value-type="float" office:value="2868044510" calcext:value-type="float">
            <text:p>2868044510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358627410" calcext:value-type="float">
            <text:p>3358627410</text:p>
          </table:table-cell>
          <table:table-cell office:value-type="float" office:value="1971250588" calcext:value-type="float">
            <text:p>1971250588</text:p>
          </table:table-cell>
          <table:table-cell office:value-type="float" office:value="8002" calcext:value-type="float">
            <text:p>8002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596539290" calcext:value-type="float">
            <text:p>2596539290</text:p>
          </table:table-cell>
          <table:table-cell office:value-type="float" office:value="2015276718" calcext:value-type="float">
            <text:p>2015276718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933212427" calcext:value-type="float">
            <text:p>933212427</text:p>
          </table:table-cell>
          <table:table-cell office:value-type="float" office:value="4136639314" calcext:value-type="float">
            <text:p>4136639314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2911633206" calcext:value-type="float">
            <text:p>2911633206</text:p>
          </table:table-cell>
          <table:table-cell office:value-type="float" office:value="1840306304" calcext:value-type="float">
            <text:p>1840306304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991008753" calcext:value-type="float">
            <text:p>991008753</text:p>
          </table:table-cell>
          <table:table-cell office:value-type="float" office:value="942645080" calcext:value-type="float">
            <text:p>94264508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1377687983" calcext:value-type="float">
            <text:p>1377687983</text:p>
          </table:table-cell>
          <table:table-cell office:value-type="float" office:value="4224033394" calcext:value-type="float">
            <text:p>4224033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3240157912" calcext:value-type="float">
            <text:p>3240157912</text:p>
          </table:table-cell>
          <table:table-cell office:value-type="float" office:value="1308576016" calcext:value-type="float">
            <text:p>13085760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3335765741" calcext:value-type="float">
            <text:p>3335765741</text:p>
          </table:table-cell>
          <table:table-cell office:value-type="float" office:value="2102318658" calcext:value-type="float">
            <text:p>210231865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1518544227" calcext:value-type="float">
            <text:p>1518544227</text:p>
          </table:table-cell>
          <table:table-cell office:value-type="float" office:value="2495175896" calcext:value-type="float">
            <text:p>249517589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606681777" calcext:value-type="float">
            <text:p>606681777</text:p>
          </table:table-cell>
          <table:table-cell office:value-type="float" office:value="2822434418" calcext:value-type="float">
            <text:p>2822434418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3561814066" calcext:value-type="float">
            <text:p>3561814066</text:p>
          </table:table-cell>
          <table:table-cell office:value-type="float" office:value="790057870" calcext:value-type="float">
            <text:p>7900578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386079924" calcext:value-type="float">
            <text:p>2386079924</text:p>
          </table:table-cell>
          <table:table-cell office:value-type="float" office:value="4204075198" calcext:value-type="float">
            <text:p>4204075198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244961661" calcext:value-type="float">
            <text:p>1244961661</text:p>
          </table:table-cell>
          <table:table-cell office:value-type="float" office:value="1495284632" calcext:value-type="float">
            <text:p>1495284632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509990247" calcext:value-type="float">
            <text:p>3509990247</text:p>
          </table:table-cell>
          <table:table-cell office:value-type="float" office:value="2096018912" calcext:value-type="float">
            <text:p>2096018912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1487145341" calcext:value-type="float">
            <text:p>1487145341</text:p>
          </table:table-cell>
          <table:table-cell office:value-type="float" office:value="1540891360" calcext:value-type="float">
            <text:p>154089136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2136901115" calcext:value-type="float">
            <text:p>2136901115</text:p>
          </table:table-cell>
          <table:table-cell office:value-type="float" office:value="3181201058" calcext:value-type="float">
            <text:p>3181201058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1277094341" calcext:value-type="float">
            <text:p>1277094341</text:p>
          </table:table-cell>
          <table:table-cell office:value-type="float" office:value="2448830058" calcext:value-type="float">
            <text:p>2448830058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1205961999" calcext:value-type="float">
            <text:p>1205961999</text:p>
          </table:table-cell>
          <table:table-cell office:value-type="float" office:value="2746023170" calcext:value-type="float">
            <text:p>2746023170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004275488" calcext:value-type="float">
            <text:p>3004275488</text:p>
          </table:table-cell>
          <table:table-cell office:value-type="float" office:value="1617614534" calcext:value-type="float">
            <text:p>1617614534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1635116398" calcext:value-type="float">
            <text:p>1635116398</text:p>
          </table:table-cell>
          <table:table-cell office:value-type="float" office:value="26842486" calcext:value-type="float">
            <text:p>26842486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4145218974" calcext:value-type="float">
            <text:p>4145218974</text:p>
          </table:table-cell>
          <table:table-cell office:value-type="float" office:value="3173027436" calcext:value-type="float">
            <text:p>3173027436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1389224654" calcext:value-type="float">
            <text:p>1389224654</text:p>
          </table:table-cell>
          <table:table-cell office:value-type="float" office:value="684452986" calcext:value-type="float">
            <text:p>684452986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11552032" calcext:value-type="float">
            <text:p>11552032</text:p>
          </table:table-cell>
          <table:table-cell office:value-type="float" office:value="1406443246" calcext:value-type="float">
            <text:p>1406443246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2152939295" calcext:value-type="float">
            <text:p>2152939295</text:p>
          </table:table-cell>
          <table:table-cell office:value-type="float" office:value="1324344210" calcext:value-type="float">
            <text:p>1324344210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3873457568" calcext:value-type="float">
            <text:p>3873457568</text:p>
          </table:table-cell>
          <table:table-cell office:value-type="float" office:value="2541777428" calcext:value-type="float">
            <text:p>2541777428</text:p>
          </table:table-cell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2236350392" calcext:value-type="float">
            <text:p>2236350392</text:p>
          </table:table-cell>
          <table:table-cell office:value-type="float" office:value="1119255272" calcext:value-type="float">
            <text:p>1119255272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445388390" calcext:value-type="float">
            <text:p>2445388390</text:p>
          </table:table-cell>
          <table:table-cell office:value-type="float" office:value="1130537430" calcext:value-type="float">
            <text:p>1130537430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101311099" calcext:value-type="float">
            <text:p>1101311099</text:p>
          </table:table-cell>
          <table:table-cell office:value-type="float" office:value="3055957792" calcext:value-type="float">
            <text:p>3055957792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02777885" calcext:value-type="float">
            <text:p>1202777885</text:p>
          </table:table-cell>
          <table:table-cell office:value-type="float" office:value="2813814676" calcext:value-type="float">
            <text:p>2813814676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 table:number-rows-repeated="1047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D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9:18:51.237305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12:03.575992506</meta:creation-date>
    <dc:date>2017-04-01T09:35:41.203133124</dc:date>
    <meta:editing-duration>PT15M5S</meta:editing-duration>
    <meta:editing-cycles>4</meta:editing-cycles>
    <meta:generator>LibreOffice/4.2.8.2$Linux_X86_64 LibreOffice_project/420m0$Build-2</meta:generator>
    <meta:document-statistic meta:table-count="1" meta:cell-count="41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376cm" svg:height="18.373cm" xlink:href=".." xlink:type="simple" chart:class="chart:bar" chart:style-name="ch1">
        <chart:title svg:x="10.913cm" svg:y="0.502cm" chart:style-name="ch2">
          <text:p>Sorties Von Neumann</text:p>
        </chart:title>
        <chart:plot-area chart:style-name="ch3" table:cell-range-address="Sheet1.A3:Sheet1.A1026" svg:x="1.551cm" svg:y="1.668cm" svg:width="24.298cm" svg:height="15.344cm">
          <chartooo:coordinate-region svg:x="2.846cm" svg:y="1.895cm" svg:width="23.003cm" svg:height="13.956cm"/>
          <chart:axis chart:dimension="x" chart:name="primary-x" chart:style-name="ch4">
            <chart:title svg:x="12.564cm" svg:y="17.38cm" chart:style-name="ch5">
              <text:p>Ordre de sortie</text:p>
            </chart:title>
          </chart:axis>
          <chart:axis chart:dimension="y" chart:name="primary-y" chart:style-name="ch6">
            <chart:title svg:x="0.451cm" svg:y="10.511cm" chart:style-name="ch7">
              <text:p>Valeur de sortie</text:p>
            </chart:title>
            <chart:grid chart:style-name="ch8" chart:class="major"/>
          </chart:axis>
          <chart:series chart:style-name="ch9" chart:values-cell-range-address="Sheet1.A3:Sheet1.A1026" chart:class="chart:bar">
            <chart:data-point chart:repeated="10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29">
                <text:p>8729</text:p>
                <draw:g>
                  <svg:desc>Sheet1.A3:Sheet1.A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61">
                <text:p>8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76">
                <text:p>6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29">
                <text:p>7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99">
                <text:p>4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47">
                <text:p>9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08">
                <text:p>7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840">
                <text:p>98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64">
                <text:p>8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893">
                <text:p>8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66">
                <text:p>7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74">
                <text:p>85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67">
                <text:p>7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04">
                <text:p>9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13">
                <text:p>62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87">
                <text:p>55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12">
                <text:p>4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16">
                <text:p>75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520">
                <text:p>85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81">
                <text:p>84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19">
                <text:p>77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83">
                <text:p>84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55">
                <text:p>96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71">
                <text:p>87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37">
                <text:p>71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57">
                <text:p>90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36">
                <text:p>92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69">
                <text:p>69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878">
                <text:p>88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64">
                <text:p>78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120">
                <text:p>9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14">
                <text:p>9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90">
                <text:p>72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21">
                <text:p>69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16">
                <text:p>93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80">
                <text:p>928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06">
                <text:p>70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06">
                <text:p>96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214">
                <text:p>52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491">
                <text:p>64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982">
                <text:p>89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160">
                <text:p>916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229">
                <text:p>92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63">
                <text:p>71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324">
                <text:p>83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665">
                <text:p>86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785">
                <text:p>47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60">
                <text:p>846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57">
                <text:p>87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076">
                <text:p>90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53">
                <text:p>29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844">
                <text:p>88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778">
                <text:p>87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526">
                <text:p>75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877">
                <text:p>88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946">
                <text:p>99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81">
                <text:p>90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614">
                <text:p>96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103">
                <text:p>910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616">
                <text:p>56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722">
                <text:p>47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951">
                <text:p>89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699">
                <text:p>969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926">
                <text:p>89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387">
                <text:p>93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228">
                <text:p>92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165">
                <text:p>81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763">
                <text:p>67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287">
                <text:p>92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136">
                <text:p>81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979">
                <text:p>79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31">
                <text:p>85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965">
                <text:p>99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554">
                <text:p>7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39">
                <text:p>95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378">
                <text:p>537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918">
                <text:p>79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871">
                <text:p>88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200">
                <text:p>82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132">
                <text:p>91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962">
                <text:p>796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246">
                <text:p>72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820">
                <text:p>28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23cm" svg:height="18.337cm" xlink:href=".." xlink:type="simple" chart:class="chart:bar" chart:style-name="ch1">
        <chart:title svg:x="10.37cm" svg:y="0.501cm" chart:style-name="ch2">
          <text:p>Sorties Mersenne-Twister</text:p>
        </chart:title>
        <chart:plot-area chart:style-name="ch3" table:cell-range-address="Sheet1.B3:Sheet1.B1026" svg:x="1.544cm" svg:y="1.666cm" svg:width="23.959cm" svg:height="15.311cm">
          <chartooo:coordinate-region svg:x="3.883cm" svg:y="1.893cm" svg:width="21.62cm" svg:height="13.924cm"/>
          <chart:axis chart:dimension="x" chart:name="primary-x" chart:style-name="ch4">
            <chart:title svg:x="12.387cm" svg:y="17.344cm" chart:style-name="ch5">
              <text:p>Ordre de sortie</text:p>
            </chart:title>
          </chart:axis>
          <chart:axis chart:dimension="y" chart:name="primary-y" chart:style-name="ch6">
            <chart:title svg:x="0.451cm" svg:y="10.492cm" chart:style-name="ch7">
              <text:p>Valeur de sortie</text:p>
            </chart:title>
            <chart:grid chart:style-name="ch8" chart:class="major"/>
          </chart:axis>
          <chart:series chart:style-name="ch9" chart:values-cell-range-address="Sheet1.B3:Sheet1.B1026" chart:class="chart:bar">
            <chart:data-point chart:repeated="10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7744317">
                <text:p>3227744317</text:p>
                <draw:g>
                  <svg:desc>Sheet1.B3:Sheet1.B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291749">
                <text:p>641291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101624">
                <text:p>98510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45085731">
                <text:p>3545085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199524">
                <text:p>68019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6117663">
                <text:p>4256117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16723356">
                <text:p>4116723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5612586">
                <text:p>3615612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0721363">
                <text:p>2190721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25142990">
                <text:p>25251429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42539919">
                <text:p>2742539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784961">
                <text:p>18478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7044526">
                <text:p>3917044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562887">
                <text:p>241562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4611187">
                <text:p>1104611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137449">
                <text:p>498137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6620986">
                <text:p>1686620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6026977">
                <text:p>1426026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6629000">
                <text:p>149662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4406713">
                <text:p>994406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1363446">
                <text:p>1801363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9864410">
                <text:p>13398644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2502746">
                <text:p>692502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70245">
                <text:p>40070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3963378">
                <text:p>3243963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0812238">
                <text:p>2040812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6792526">
                <text:p>996792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29282921">
                <text:p>3729282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9424037">
                <text:p>1489424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8558040">
                <text:p>2718558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6355290">
                <text:p>296355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2344998">
                <text:p>2672344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64857050">
                <text:p>2664857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16992649">
                <text:p>3616992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40218801">
                <text:p>2240218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1077287">
                <text:p>2111077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8344752">
                <text:p>4108344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43843510">
                <text:p>23438435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2118968">
                <text:p>2492118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6793561">
                <text:p>24367935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93292859">
                <text:p>2393292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8411264">
                <text:p>838411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2745407">
                <text:p>30027454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68612455">
                <text:p>3868612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4882442">
                <text:p>1384882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8676436">
                <text:p>2638676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8440656">
                <text:p>1388440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40274995">
                <text:p>3940274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0388436">
                <text:p>1250388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5035599">
                <text:p>2535035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4006297">
                <text:p>854006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57432273">
                <text:p>2257432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23468728">
                <text:p>41234687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44650445">
                <text:p>2444650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74027024">
                <text:p>16740270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7115764">
                <text:p>12371157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43226254">
                <text:p>4043226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74923697">
                <text:p>1774923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9626667">
                <text:p>98962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044671">
                <text:p>108044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5214011">
                <text:p>765214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1158990">
                <text:p>2811589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2261657">
                <text:p>1482261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75741813">
                <text:p>2675741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0290926">
                <text:p>3360290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974224">
                <text:p>160974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6636170">
                <text:p>10566361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66934429">
                <text:p>37669344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6619851">
                <text:p>2046619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6688887">
                <text:p>2196688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39928130">
                <text:p>1639928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438065">
                <text:p>2085438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4672032">
                <text:p>4004672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5432543">
                <text:p>2405432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6856395">
                <text:p>1516856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35993049">
                <text:p>4235993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17706156">
                <text:p>1417706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2048227">
                <text:p>2272048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3449509">
                <text:p>1573449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20347205">
                <text:p>4220347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5796159">
                <text:p>4085796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0572844">
                <text:p>1460572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87708882">
                <text:p>3087708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33129899">
                <text:p>3133129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17421354">
                <text:p>2317421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72662004">
                <text:p>2072662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6769532">
                <text:p>1186769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50507761">
                <text:p>27505077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4647175">
                <text:p>434647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5846783">
                <text:p>15758467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71534333">
                <text:p>3071534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2265163">
                <text:p>3382265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1786610">
                <text:p>40017866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37357958">
                <text:p>35373579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27831055">
                <text:p>3627831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84187528">
                <text:p>4284187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3923764">
                <text:p>1543923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3851130">
                <text:p>2138511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1611343">
                <text:p>1111611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86178274">
                <text:p>2886178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67619107">
                <text:p>3167619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1730487">
                <text:p>15017304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1087491">
                <text:p>7510874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7850869">
                <text:p>4978508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4041202">
                <text:p>254041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91867688">
                <text:p>41918676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21150962">
                <text:p>1621150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57033007">
                <text:p>1357033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4588587">
                <text:p>15445885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71108763">
                <text:p>4171108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75644765">
                <text:p>1375644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052245">
                <text:p>78052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99108058">
                <text:p>1099108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64248815">
                <text:p>9642488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9507670">
                <text:p>16295076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81459768">
                <text:p>2881459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0296426">
                <text:p>16302964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0542972">
                <text:p>1540542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23046149">
                <text:p>823046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19815267">
                <text:p>41198152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0108559">
                <text:p>1440108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68754250">
                <text:p>7687542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2838929">
                <text:p>13628389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25783052">
                <text:p>35257830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10885614">
                <text:p>34108856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9667428">
                <text:p>12696674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56281692">
                <text:p>3656281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84422308">
                <text:p>2984422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47798020">
                <text:p>25477980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55710781">
                <text:p>1855710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53909807">
                <text:p>28539098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091523">
                <text:p>1160915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75672137">
                <text:p>21756721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51437328">
                <text:p>36514373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80118299">
                <text:p>2580118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29754904">
                <text:p>36297549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40747417">
                <text:p>1840747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0632679">
                <text:p>1360632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593895">
                <text:p>13905938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1081146">
                <text:p>6010811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88055975">
                <text:p>3388055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85771019">
                <text:p>1885771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778737">
                <text:p>627787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818585">
                <text:p>102818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7717671">
                <text:p>697717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65579067">
                <text:p>4165579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1608613">
                <text:p>18116086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10474383">
                <text:p>34104743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9814274">
                <text:p>16998142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96876730">
                <text:p>41968767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29011215">
                <text:p>23290112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58833125">
                <text:p>395883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0962126">
                <text:p>650962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7339276">
                <text:p>15673392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30469584">
                <text:p>1930469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99507704">
                <text:p>2999507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88015046">
                <text:p>3688015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56470210">
                <text:p>21564702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30197121">
                <text:p>34301971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58081053">
                <text:p>40580810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578175">
                <text:p>24578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21731448">
                <text:p>1521731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9970695">
                <text:p>379970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5428020">
                <text:p>5654280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78236524">
                <text:p>23782365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2246354">
                <text:p>1502246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72644102">
                <text:p>2472644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92821930">
                <text:p>26928219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6099729">
                <text:p>11260997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41025399">
                <text:p>2141025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8720929">
                <text:p>2648720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36072570">
                <text:p>35360725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6895000">
                <text:p>536895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4021682">
                <text:p>4140216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17748906">
                <text:p>1817748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8227997">
                <text:p>21082279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3023240">
                <text:p>32330232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4840486">
                <text:p>3048404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38614024">
                <text:p>3538614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2008097">
                <text:p>13520080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96639777">
                <text:p>21966397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48182227">
                <text:p>14481822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3869312">
                <text:p>4838693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5232480">
                <text:p>7052324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39877448">
                <text:p>40398774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69679644">
                <text:p>3469679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75297140">
                <text:p>16752971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00381245">
                <text:p>3700381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78082060">
                <text:p>12780820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58630605">
                <text:p>14586306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92814176">
                <text:p>3992814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31412002">
                <text:p>1631412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12782943">
                <text:p>23127829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31682496">
                <text:p>27316824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85596499">
                <text:p>2085596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56171020">
                <text:p>1756171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53089815">
                <text:p>3453089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05491943">
                <text:p>7054919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15870056">
                <text:p>2415870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90064601">
                <text:p>3590064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71726727">
                <text:p>20717267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32417087">
                <text:p>28324170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5927315">
                <text:p>2759273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1928938">
                <text:p>20019289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9355163">
                <text:p>5093551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65616803">
                <text:p>13656168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32858783">
                <text:p>33328587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1660838">
                <text:p>13416608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9048743">
                <text:p>279048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98323174">
                <text:p>18983231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76544281">
                <text:p>36765442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83840869">
                <text:p>10838408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7846225">
                <text:p>957846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52413219">
                <text:p>2452413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03777802">
                <text:p>42037778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99041522">
                <text:p>33990415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0068071">
                <text:p>25600680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2508099">
                <text:p>25825080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0069968">
                <text:p>1490069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0162496">
                <text:p>330162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4977683">
                <text:p>22349776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73940025">
                <text:p>41739400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61263288">
                <text:p>4261263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43296694">
                <text:p>3443296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58488008">
                <text:p>12584880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61511072">
                <text:p>18615110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45569782">
                <text:p>16455697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26633930">
                <text:p>16266339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37001999">
                <text:p>12370019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2747813">
                <text:p>35927478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60281321">
                <text:p>39602813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56251474">
                <text:p>22562514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74359430">
                <text:p>26743594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36783664">
                <text:p>3036783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9301632">
                <text:p>35993016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159673">
                <text:p>761596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43095124">
                <text:p>1843095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6321185">
                <text:p>27063211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78459431">
                <text:p>14784594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23961839">
                <text:p>17239618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75501546">
                <text:p>20755015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3140630">
                <text:p>13231406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69415760">
                <text:p>326941576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6970018">
                <text:p>616970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21539573">
                <text:p>24215395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30929343">
                <text:p>27309293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60349431">
                <text:p>15603494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9188066">
                <text:p>14091880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05383119">
                <text:p>1905383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0528355">
                <text:p>480528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93327623">
                <text:p>22933276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92653662">
                <text:p>22926536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92704931">
                <text:p>1792704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1165370">
                <text:p>2211653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1314281">
                <text:p>371314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07314477">
                <text:p>23073144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37000619">
                <text:p>39370006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27083181">
                <text:p>19270831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26220833">
                <text:p>38262208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79719384">
                <text:p>23797193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0616446">
                <text:p>6106164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49105047">
                <text:p>13491050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05022371">
                <text:p>23050223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71713286">
                <text:p>24717132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47148289">
                <text:p>4247148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5697810">
                <text:p>7956978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50345241">
                <text:p>14503452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06046948">
                <text:p>37060469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39607316">
                <text:p>9396073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52999793">
                <text:p>41529997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22312950">
                <text:p>12223129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06248534">
                <text:p>36062485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31514278">
                <text:p>1331514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67734686">
                <text:p>767734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4977971">
                <text:p>2249779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43785611">
                <text:p>39437856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493217">
                <text:p>1634932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41582759">
                <text:p>14415827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77259963">
                <text:p>2177259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84607568">
                <text:p>2184607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44614328">
                <text:p>3344614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85184338">
                <text:p>27851843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2027037">
                <text:p>8720270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89820749">
                <text:p>15898207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66276810">
                <text:p>19662768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52372512">
                <text:p>19523725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70780158">
                <text:p>27707801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95415979">
                <text:p>4195415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67100617">
                <text:p>15671006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83815864">
                <text:p>14838158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87521238">
                <text:p>42875212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3768031">
                <text:p>7437680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1980355">
                <text:p>8319803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83352246">
                <text:p>37833522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80172887">
                <text:p>38801728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75683663">
                <text:p>24756836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795906">
                <text:p>257959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12940351">
                <text:p>17129403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35737236">
                <text:p>32357372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6916562">
                <text:p>5669165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8991639">
                <text:p>3489916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803646">
                <text:p>3588036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54404177">
                <text:p>22544041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91514795">
                <text:p>34915147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79253127">
                <text:p>5792531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6972655">
                <text:p>8069726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40326584">
                <text:p>12403265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2832811">
                <text:p>4028328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98995762">
                <text:p>17989957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79610544">
                <text:p>9796105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8561047">
                <text:p>21485610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22251206">
                <text:p>2522251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1039026">
                <text:p>4210390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9813350">
                <text:p>4798133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7858971">
                <text:p>4778589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81832542">
                <text:p>39818325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66494943">
                <text:p>40664949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52357518">
                <text:p>9523575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50558152">
                <text:p>30505581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1977463">
                <text:p>6119774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14562301">
                <text:p>36145623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20166102">
                <text:p>13201661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52012763">
                <text:p>38520127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2935750">
                <text:p>32729357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84009082">
                <text:p>17840090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17171112">
                <text:p>2617171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48314421">
                <text:p>14483144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06939392">
                <text:p>42069393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67285183">
                <text:p>41672851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46581867">
                <text:p>24465818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34705317">
                <text:p>29347053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66016160">
                <text:p>15660161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93713100">
                <text:p>3593713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20961749">
                <text:p>35209617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5076044">
                <text:p>5450760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60149137">
                <text:p>20601491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9466748">
                <text:p>749466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2580220">
                <text:p>4825802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42836665">
                <text:p>25428366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1367106">
                <text:p>1111367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61972228">
                <text:p>24619722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3113668">
                <text:p>5831136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00313118">
                <text:p>39003131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40108795">
                <text:p>15401087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80021205">
                <text:p>29800212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38140434">
                <text:p>29381404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85858532">
                <text:p>40858585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88634233">
                <text:p>21886342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9011039">
                <text:p>309011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74355111">
                <text:p>26743551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73076096">
                <text:p>1673076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43016650">
                <text:p>41430166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93850073">
                <text:p>38938500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7794550">
                <text:p>8877945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18190571">
                <text:p>39181905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26645091">
                <text:p>2026645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59774496">
                <text:p>10597744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61580364">
                <text:p>1261580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0171378">
                <text:p>9201713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79563328">
                <text:p>12795633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18664507">
                <text:p>2118664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72824996">
                <text:p>33728249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76161287">
                <text:p>37761612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5394379">
                <text:p>4153943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0187500">
                <text:p>5201875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16711367">
                <text:p>26167113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94607876">
                <text:p>27946078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91307948">
                <text:p>8913079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05055787">
                <text:p>22050557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8795035">
                <text:p>37987950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36386927">
                <text:p>27363869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54403540">
                <text:p>37544035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3927601">
                <text:p>1013927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31997305">
                <text:p>16319973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83379516">
                <text:p>33833795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26265008">
                <text:p>18262650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61688357">
                <text:p>19616883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1219734">
                <text:p>6712197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37104765">
                <text:p>16371047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76289147">
                <text:p>31762891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11391">
                <text:p>110113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91057895">
                <text:p>8910578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44448694">
                <text:p>12444486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23013046">
                <text:p>18230130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61660654">
                <text:p>34616606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73195865">
                <text:p>29731958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41260304">
                <text:p>17412603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6333477">
                <text:p>4963334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43530524">
                <text:p>13435305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2079165">
                <text:p>1020791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08708571">
                <text:p>190870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637053685">
                <text:p>26370536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39511748">
                <text:p>15395117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9570744">
                <text:p>10895707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25468426">
                <text:p>30254684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99963264">
                <text:p>23999632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97293832">
                <text:p>28972938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79878999">
                <text:p>27798789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61256910">
                <text:p>17612569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5283032">
                <text:p>2052830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3388006">
                <text:p>35733880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5601842">
                <text:p>2815601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53932921">
                <text:p>12539329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6037608">
                <text:p>7260376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48047226">
                <text:p>15480472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63166842">
                <text:p>22631668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38976045">
                <text:p>25389760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34769497">
                <text:p>26347694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33075405">
                <text:p>4233075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73196012">
                <text:p>40731960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5857974">
                <text:p>1758579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21775861">
                <text:p>42217758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19659860">
                <text:p>21196598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51218357">
                <text:p>28512183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575895">
                <text:p>395758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22367652">
                <text:p>14223676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53798241">
                <text:p>3853798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58644733">
                <text:p>22586447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204944">
                <text:p>1632049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31836026">
                <text:p>12318360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97614991">
                <text:p>12976149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92210993">
                <text:p>42922109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16225375">
                <text:p>16162253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2457897">
                <text:p>13124578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76609342">
                <text:p>20766093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45180692">
                <text:p>14451806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7030928">
                <text:p>5770309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971930">
                <text:p>339719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80520178">
                <text:p>40805201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71131177">
                <text:p>37711311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2299682">
                <text:p>41022996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4273311">
                <text:p>334273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32973831">
                <text:p>18329738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839285025">
                <text:p>3839285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26003701">
                <text:p>3426003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19392780">
                <text:p>331939278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13031543">
                <text:p>1913031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61077649">
                <text:p>30610776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46325671">
                <text:p>24463256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6226442">
                <text:p>3062264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908600">
                <text:p>629086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1419366">
                <text:p>3214193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4033305">
                <text:p>22140333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977127353">
                <text:p>39771273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736753725">
                <text:p>3736753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60868469">
                <text:p>13608684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753138552">
                <text:p>27531385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1376885">
                <text:p>22313768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25318519">
                <text:p>40253185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0941680">
                <text:p>65094168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6927281">
                <text:p>436927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28961902">
                <text:p>29289619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2557217">
                <text:p>2325572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49805965">
                <text:p>33498059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42136777">
                <text:p>8421367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13747204">
                <text:p>28137472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33899850">
                <text:p>13338998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3116293">
                <text:p>2231162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74216887">
                <text:p>3274216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19077497">
                <text:p>26190774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77853895">
                <text:p>22778538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33115537">
                <text:p>40331155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05123038">
                <text:p>7051230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47894641">
                <text:p>16478946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75418375">
                <text:p>3575418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91739987">
                <text:p>39917399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52596105">
                <text:p>29525961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29142948">
                <text:p>26291429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90577975">
                <text:p>11905779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2164829">
                <text:p>5721648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78323952">
                <text:p>40783239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51501042">
                <text:p>40515010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90308074">
                <text:p>30903080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87390869">
                <text:p>23873908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27016558">
                <text:p>22270165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24035850">
                <text:p>40240358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93782018">
                <text:p>16937820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3410397">
                <text:p>12434103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02008394">
                <text:p>10020083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729879686">
                <text:p>37298796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58914830">
                <text:p>215891483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33577140">
                <text:p>273357714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53525090">
                <text:p>26535250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41341506">
                <text:p>11413415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78011487">
                <text:p>20780114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73144558">
                <text:p>20731445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45295421">
                <text:p>36452954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71296404">
                <text:p>22712964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32721653">
                <text:p>39327216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84255883">
                <text:p>40842558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8642985">
                <text:p>5686429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47282632">
                <text:p>37472826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574184144">
                <text:p>35741841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677620">
                <text:p>6667762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533595353">
                <text:p>3533595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67695336">
                <text:p>30676953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56126860">
                <text:p>38561268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23210092">
                <text:p>37232100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05103655">
                <text:p>3051036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54471351">
                <text:p>41544713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050815208">
                <text:p>30508152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665955727">
                <text:p>26659557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59918847">
                <text:p>19599188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08756328">
                <text:p>37087563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01607589">
                <text:p>41016075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37788800">
                <text:p>31377888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898735730">
                <text:p>38987357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20543237">
                <text:p>32205432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84496396">
                <text:p>6844963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42991115">
                <text:p>15429911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3353719">
                <text:p>12833537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175731236">
                <text:p>31757312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27168316">
                <text:p>18271683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44244776">
                <text:p>32442447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290331031">
                <text:p>32903310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63011632">
                <text:p>17630116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75703388">
                <text:p>23757033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90709454">
                <text:p>69070945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73557103">
                <text:p>27735571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90325925">
                <text:p>31903259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21176363">
                <text:p>33211763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610892135">
                <text:p>36108921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49743840">
                <text:p>154974384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795356100">
                <text:p>2795356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789806991">
                <text:p>37898069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912160325">
                <text:p>39121603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52955212">
                <text:p>41529552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55380435">
                <text:p>12553804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25156261">
                <text:p>40251562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07669872">
                <text:p>27076698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78347001">
                <text:p>4178347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81141288">
                <text:p>8811412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28156658">
                <text:p>1628156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93060058">
                <text:p>40930600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0927169">
                <text:p>110927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544083">
                <text:p>1305440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8905532">
                <text:p>2789055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68347111">
                <text:p>7683471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48132056">
                <text:p>19481320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60630282">
                <text:p>11606302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95020807">
                <text:p>7950208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5434476">
                <text:p>3854344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47982767">
                <text:p>42479827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350763765">
                <text:p>33507637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27434792">
                <text:p>22274347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91135139">
                <text:p>15911351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516502">
                <text:p>1655165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7407933">
                <text:p>4874079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95675088">
                <text:p>31956750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40566158">
                <text:p>3405661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90064377">
                <text:p>42900643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87440639">
                <text:p>25874406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22800369">
                <text:p>41228003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10577423">
                <text:p>12105774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71357871">
                <text:p>24713578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756792861">
                <text:p>37567928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91648002">
                <text:p>23916480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143876248">
                <text:p>31438762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742427719">
                <text:p>37424277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86902273">
                <text:p>34869022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84126154">
                <text:p>37841261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58307094">
                <text:p>30583070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14182106">
                <text:p>191418210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6044760">
                <text:p>47604476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77557185">
                <text:p>36775571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182527662">
                <text:p>31825276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65598027">
                <text:p>15655980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53117668">
                <text:p>19531176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61885138">
                <text:p>40618851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46249138">
                <text:p>19462491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36956094">
                <text:p>17369560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6234170">
                <text:p>1062341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368665680">
                <text:p>236866568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79851642">
                <text:p>10798516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74430812">
                <text:p>30744308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76740867">
                <text:p>25767408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693407359">
                <text:p>36934073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83364150">
                <text:p>258336415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0709029">
                <text:p>6007090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05121248">
                <text:p>33051212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03636128">
                <text:p>31036361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51323401">
                <text:p>22513234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80166859">
                <text:p>11801668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8273250">
                <text:p>7482732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05988434">
                <text:p>13059884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987772321">
                <text:p>39877723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85373520">
                <text:p>148537352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28111056">
                <text:p>23281110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64346563">
                <text:p>37643465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34440515">
                <text:p>24344405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69947023">
                <text:p>1269947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73941960">
                <text:p>407394196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59113709">
                <text:p>19591137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74304534">
                <text:p>27743045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54709781">
                <text:p>28547097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14294144">
                <text:p>2142941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64629588">
                <text:p>40646295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96644044">
                <text:p>33966440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538684611">
                <text:p>35386846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65072141">
                <text:p>32650721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35664168">
                <text:p>12356641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90488844">
                <text:p>33904888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39644873">
                <text:p>39396448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72968688">
                <text:p>20729686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17479533">
                <text:p>19174795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42040324">
                <text:p>18420403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18640278">
                <text:p>28186402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79339064">
                <text:p>41793390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075601">
                <text:p>700756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52756283">
                <text:p>25527562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81882501">
                <text:p>40818825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338810">
                <text:p>1133388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82828440">
                <text:p>27828284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47213464">
                <text:p>13472134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79792801">
                <text:p>10797928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10034078">
                <text:p>15100340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541413998">
                <text:p>2541413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8242875">
                <text:p>78242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45529162">
                <text:p>25455291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48268427">
                <text:p>24482684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03300109">
                <text:p>24033001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896028966">
                <text:p>38960289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738460060">
                <text:p>273846006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302195906">
                <text:p>23021959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69457349">
                <text:p>10694573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172536">
                <text:p>491725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8786606">
                <text:p>14287866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65044707">
                <text:p>8650447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918879">
                <text:p>109188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42783916">
                <text:p>21427839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747159213">
                <text:p>27471592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21166245">
                <text:p>13211662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88384892">
                <text:p>37883848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7915254">
                <text:p>3167915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4470172">
                <text:p>2944701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35136862">
                <text:p>30351368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9079489">
                <text:p>20907948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1706533">
                <text:p>717065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252375">
                <text:p>302523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73764572">
                <text:p>26737645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34106484">
                <text:p>42341064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66260538">
                <text:p>21662605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909169220">
                <text:p>39091692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55023367">
                <text:p>40550233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33749273">
                <text:p>38337492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23892715">
                <text:p>24238927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69165579">
                <text:p>26691655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43628313">
                <text:p>7436283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38514899">
                <text:p>32385148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30317893">
                <text:p>26303178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10823608">
                <text:p>2810823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83295963">
                <text:p>2783295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1054925">
                <text:p>2710549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9324682">
                <text:p>1393246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94907615">
                <text:p>31949076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059046732">
                <text:p>40590467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59463072">
                <text:p>37594630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99869522">
                <text:p>34998695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9864617">
                <text:p>16598646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11573645">
                <text:p>12115736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42236842">
                <text:p>16422368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85607761">
                <text:p>29856077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6790906">
                <text:p>2467909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02288533">
                <text:p>39022885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217230203">
                <text:p>32172302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65170524">
                <text:p>28651705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82239456">
                <text:p>21822394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45120576">
                <text:p>20451205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04865046">
                <text:p>36048650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35041069">
                <text:p>18350410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552606585">
                <text:p>25526065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10535176">
                <text:p>211053517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131379425">
                <text:p>41313794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894654">
                <text:p>6738946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80425249">
                <text:p>338042524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317553839">
                <text:p>23175538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67600053">
                <text:p>22676000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554676067">
                <text:p>35546760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03636709">
                <text:p>14036367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43036016">
                <text:p>9430360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647241436">
                <text:p>26472414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67255359">
                <text:p>30672553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69309337">
                <text:p>4693093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68423098">
                <text:p>34684230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45995443">
                <text:p>22459954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25595323">
                <text:p>5255953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375546567">
                <text:p>33755465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35013609">
                <text:p>32350136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61515542">
                <text:p>16615155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7326027">
                <text:p>1573260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46335883">
                <text:p>16463358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47682606">
                <text:p>17476826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74675869">
                <text:p>18746758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982223675">
                <text:p>29822236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13513927">
                <text:p>16135139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7839232">
                <text:p>2778392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1830763">
                <text:p>7518307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58681519">
                <text:p>5586815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853607276">
                <text:p>28536072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05510788">
                <text:p>22055107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87213550">
                <text:p>34872135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11195013">
                <text:p>22111950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945499575">
                <text:p>39454995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902625615">
                <text:p>19026256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314740995">
                <text:p>33147409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98041080">
                <text:p>21980410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9182942">
                <text:p>2091829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06283396">
                <text:p>11062833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30653553">
                <text:p>9306535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83553883">
                <text:p>27835538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72062040">
                <text:p>12720620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916054911">
                <text:p>39160549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33736806">
                <text:p>8337368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163584547">
                <text:p>41635845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25448550">
                <text:p>302544855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01264685">
                <text:p>32012646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80343722">
                <text:p>6803437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38303853">
                <text:p>15383038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957164528">
                <text:p>29571645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5510530">
                <text:p>14455105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56964036">
                <text:p>24569640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820902908">
                <text:p>28209029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4587973">
                <text:p>1945879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6048250">
                <text:p>14360482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08973545">
                <text:p>22089735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76039817">
                <text:p>21760398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976525828">
                <text:p>39765258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100739086">
                <text:p>41007390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015981109">
                <text:p>30159811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37653766">
                <text:p>41376537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263983146">
                <text:p>42639831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3849404">
                <text:p>3238494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77578043">
                <text:p>9775780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64200652">
                <text:p>33642006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1215411">
                <text:p>3412154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4234672">
                <text:p>14942346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93180008">
                <text:p>39931800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0682228">
                <text:p>506822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56790161">
                <text:p>19567901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580186071">
                <text:p>35801860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73544115">
                <text:p>18735441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09536919">
                <text:p>16095369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32797817">
                <text:p>6327978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828442381">
                <text:p>28284423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2100407">
                <text:p>14821004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28704754">
                <text:p>212870475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3673379">
                <text:p>29367337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31096160">
                <text:p>43109616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07340453">
                <text:p>23073404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7667861">
                <text:p>2576678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2545729">
                <text:p>5225457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10637357">
                <text:p>39106373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80696518">
                <text:p>17806965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70851471">
                <text:p>38708514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73804997">
                <text:p>11738049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35088488">
                <text:p>24350884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58070265">
                <text:p>14580702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63589562">
                <text:p>37635895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91200394">
                <text:p>13912003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216531061">
                <text:p>42165310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04458934">
                <text:p>8044589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82597554">
                <text:p>48259755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55466944">
                <text:p>38554669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64612181">
                <text:p>9646121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281939743">
                <text:p>32819397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91303145">
                <text:p>36913031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895887132">
                <text:p>28958871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360777110">
                <text:p>33607771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1212366">
                <text:p>17612123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209261061">
                <text:p>420926106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15153468">
                <text:p>321515346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70879169">
                <text:p>29708791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268383307">
                <text:p>32683833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88714028">
                <text:p>40887140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03082707">
                <text:p>9030827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95546282">
                <text:p>30955462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76973092">
                <text:p>24769730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24623180">
                <text:p>7246231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95511541">
                <text:p>29955115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46999489">
                <text:p>42469994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28370284">
                <text:p>24283702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07979638">
                <text:p>14079796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60744619">
                <text:p>30607446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02720491">
                <text:p>13027204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09591941">
                <text:p>11095919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40619234">
                <text:p>17406192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96610228">
                <text:p>12966102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01424585">
                <text:p>29014245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775152276">
                <text:p>37751522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22036127">
                <text:p>13220361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3447808">
                <text:p>9034478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04719738">
                <text:p>270471973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482635878">
                <text:p>34826358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45548857">
                <text:p>24455488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40748443">
                <text:p>22407484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27361816">
                <text:p>31273618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57685832">
                <text:p>21576858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79504798">
                <text:p>13795047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33493552">
                <text:p>39334935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064596481">
                <text:p>30645964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119736274">
                <text:p>31197362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20773183">
                <text:p>16207731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63642165">
                <text:p>3663642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55394072">
                <text:p>19553940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81266757">
                <text:p>14812667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82221154">
                <text:p>32822211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07750183">
                <text:p>28077501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14592165">
                <text:p>12145921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78730197">
                <text:p>10787301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37032539">
                <text:p>223703253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06748345">
                <text:p>140674834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721134669">
                <text:p>37211346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47100583">
                <text:p>17471005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36573187">
                <text:p>29365731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55498382">
                <text:p>26554983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77719800">
                <text:p>22777198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366984959">
                <text:p>23669849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977470819">
                <text:p>29774708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30036992">
                <text:p>6300369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50847892">
                <text:p>11508478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0373413">
                <text:p>5503734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13498467">
                <text:p>23134984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89584917">
                <text:p>24895849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79179031">
                <text:p>4791790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7479827">
                <text:p>2674798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35233801">
                <text:p>39352338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22019233">
                <text:p>24220192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2101944">
                <text:p>16521019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171626305">
                <text:p>31716263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7556071">
                <text:p>17075560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24801103">
                <text:p>13248011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404631966">
                <text:p>34046319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89684422">
                <text:p>33896844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17783201">
                <text:p>42177832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610806253">
                <text:p>361080625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10584839">
                <text:p>40105848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29653459">
                <text:p>3429653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34539677">
                <text:p>41345396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44352704">
                <text:p>26443527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80968366">
                <text:p>24809683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42265509">
                <text:p>32422655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19913694">
                <text:p>22199136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85849649">
                <text:p>23858496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95595931">
                <text:p>27955959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059115558">
                <text:p>30591155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5030338">
                <text:p>2550303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59135108">
                <text:p>10591351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26682604">
                <text:p>28266826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8986039">
                <text:p>96898603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01357666">
                <text:p>9013576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68536001">
                <text:p>2068536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2146267">
                <text:p>10121462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89821580">
                <text:p>158982158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2064720">
                <text:p>2820647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05148998">
                <text:p>16051489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12851564">
                <text:p>9128515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3222947">
                <text:p>1232229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02367495">
                <text:p>8023674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62857148">
                <text:p>6628571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105180084">
                <text:p>31051800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45898814">
                <text:p>24458988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481008361">
                <text:p>34810083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59276565">
                <text:p>7592765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56362455">
                <text:p>6563624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69167425">
                <text:p>23691674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92245457">
                <text:p>20922454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11599026">
                <text:p>13115990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05906815">
                <text:p>23059068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035836520">
                <text:p>40358365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545199804">
                <text:p>35451998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97659942">
                <text:p>59765994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162479073">
                <text:p>316247907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333723298">
                <text:p>33337232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05570783">
                <text:p>20055707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28189940">
                <text:p>412818994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91663520">
                <text:p>19916635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091734443">
                <text:p>40917344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45090525">
                <text:p>20450905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3214407">
                <text:p>87321440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5881455">
                <text:p>6358814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26009270">
                <text:p>41260092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21264954">
                <text:p>18212649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86496270">
                <text:p>28864962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62859512">
                <text:p>22628595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738537333">
                <text:p>37385373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95193785">
                <text:p>37951937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89874337">
                <text:p>27898743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37486742">
                <text:p>393748674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150335135">
                <text:p>21503351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50968680">
                <text:p>23509686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484984057">
                <text:p>24849840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54056218">
                <text:p>4540562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44642053">
                <text:p>13446420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29813048">
                <text:p>33298130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998576750">
                <text:p>199857675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92369733">
                <text:p>22923697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136947816">
                <text:p>21369478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14222924">
                <text:p>35142229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77012169">
                <text:p>11770121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27758197">
                <text:p>4227758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97564303">
                <text:p>139756430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942567">
                <text:p>309425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48693170">
                <text:p>184869317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149137739">
                <text:p>41491377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6587604">
                <text:p>18065876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53679443">
                <text:p>27536794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34306343">
                <text:p>32343063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459923582">
                <text:p>34599235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132269118">
                <text:p>41322691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85248420">
                <text:p>21852484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35916372">
                <text:p>27359163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3925844">
                <text:p>5039258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69197783">
                <text:p>19691977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3946689">
                <text:p>839466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40988004">
                <text:p>18409880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92096386">
                <text:p>339209638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23159858">
                <text:p>272315985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8009282">
                <text:p>380092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80366177">
                <text:p>108036617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9128736">
                <text:p>1791287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225008625">
                <text:p>2225008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05856178">
                <text:p>16058561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69881636">
                <text:p>6698816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34978852">
                <text:p>17349788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913525649">
                <text:p>39135256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14194690">
                <text:p>91419469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95868811">
                <text:p>10958688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85243682">
                <text:p>20852436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08644732">
                <text:p>25086447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358800957">
                <text:p>33588009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86854022">
                <text:p>23868540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13599192">
                <text:p>2813599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00304433">
                <text:p>20003044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22543502">
                <text:p>52254350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40126238">
                <text:p>114012623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45581803">
                <text:p>12455818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04666571">
                <text:p>3046665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259912118">
                <text:p>32599121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84869823">
                <text:p>11848698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53477947">
                <text:p>19534779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96858101">
                <text:p>229685810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73825970">
                <text:p>307382597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3608556">
                <text:p>95360855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374182267">
                <text:p>33741822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35495301">
                <text:p>4354953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238820187">
                <text:p>32388201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39222803">
                <text:p>18392228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749732461">
                <text:p>27497324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694496474">
                <text:p>26944964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00576576">
                <text:p>12005765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149389">
                <text:p>9511493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97971055">
                <text:p>14979710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422649021">
                <text:p>34226490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77974801">
                <text:p>297797480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68200875">
                <text:p>2468200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66735750">
                <text:p>166673575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81821378">
                <text:p>218182137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29960489">
                <text:p>20299604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593426900">
                <text:p>35934269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45672046">
                <text:p>15456720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915674508">
                <text:p>39156745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53493470">
                <text:p>335349347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627203426">
                <text:p>36272034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14078374">
                <text:p>28140783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9608934">
                <text:p>2296089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31270626">
                <text:p>21312706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40486746">
                <text:p>42404867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56649793">
                <text:p>39566497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85279932">
                <text:p>318527993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4779769">
                <text:p>1247797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58945375">
                <text:p>2358945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8101066">
                <text:p>8481010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48007210">
                <text:p>11480072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04524509">
                <text:p>39045245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14825810">
                <text:p>17148258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778255415">
                <text:p>37782554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707815516">
                <text:p>37078155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0839446">
                <text:p>3208394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027796701">
                <text:p>40277967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06442829">
                <text:p>410644282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04305033">
                <text:p>22043050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429780969">
                <text:p>34297809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62777892">
                <text:p>32627778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885621707">
                <text:p>28856217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72841639">
                <text:p>27728416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798401269">
                <text:p>37984012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85201030">
                <text:p>288520103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79678246">
                <text:p>17796782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399111858">
                <text:p>139911185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89036491">
                <text:p>14890364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35676422">
                <text:p>13356764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58307103">
                <text:p>23583071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2582553">
                <text:p>625825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62019269">
                <text:p>3620192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77903277">
                <text:p>17779032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58627410">
                <text:p>33586274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96539290">
                <text:p>259653929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33212427">
                <text:p>9332124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11633206">
                <text:p>291163320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1008753">
                <text:p>9910087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377687983">
                <text:p>137768798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240157912">
                <text:p>324015791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35765741">
                <text:p>33357657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18544227">
                <text:p>151854422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06681777">
                <text:p>60668177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561814066">
                <text:p>356181406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86079924">
                <text:p>238607992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44961661">
                <text:p>12449616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509990247">
                <text:p>350999024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487145341">
                <text:p>148714534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36901115">
                <text:p>21369011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277094341">
                <text:p>12770943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205961999">
                <text:p>120596199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004275488">
                <text:p>30042754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35116398">
                <text:p>16351163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145218974">
                <text:p>414521897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89224654">
                <text:p>13892246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552032">
                <text:p>1155203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52939295">
                <text:p>21529392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873457568">
                <text:p>387345756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36350392">
                <text:p>22363503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45388390">
                <text:p>244538839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01311099">
                <text:p>110131109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2777885">
                <text:p>1202777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28cm" svg:height="18.077cm" xlink:href=".." xlink:type="simple" chart:class="chart:bar" chart:style-name="ch1">
        <chart:title svg:x="11.456cm" svg:y="0.496cm" chart:style-name="ch2">
          <text:p>Sorties de E0</text:p>
        </chart:title>
        <chart:plot-area chart:style-name="ch3" table:cell-range-address="Sheet1.C3:Sheet1.C1026" svg:x="1.54cm" svg:y="1.656cm" svg:width="23.772cm" svg:height="15.066cm">
          <chartooo:coordinate-region svg:x="3.879cm" svg:y="1.883cm" svg:width="21.433cm" svg:height="13.678cm"/>
          <chart:axis chart:dimension="x" chart:name="primary-x" chart:style-name="ch4">
            <chart:title svg:x="12.29cm" svg:y="17.084cm" chart:style-name="ch5">
              <text:p>Ordre de sortie</text:p>
            </chart:title>
          </chart:axis>
          <chart:axis chart:dimension="y" chart:name="primary-y" chart:style-name="ch6">
            <chart:title svg:x="0.451cm" svg:y="10.36cm" chart:style-name="ch7">
              <text:p>Valeur de sortie</text:p>
            </chart:title>
            <chart:grid chart:style-name="ch8" chart:class="major"/>
          </chart:axis>
          <chart:series chart:style-name="ch9" chart:values-cell-range-address="Sheet1.C3:Sheet1.C1026" chart:class="chart:bar">
            <chart:data-point chart:repeated="10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9645608">
                <text:p>3989645608</text:p>
                <draw:g>
                  <svg:desc>Sheet1.C3:Sheet1.C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1176620">
                <text:p>35511766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6002494">
                <text:p>1266002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2562408">
                <text:p>54256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7574736">
                <text:p>377574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9143628">
                <text:p>2319143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2438096">
                <text:p>582438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14169114">
                <text:p>3914169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7850636">
                <text:p>1777850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5843834">
                <text:p>1495843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49376816">
                <text:p>3449376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99307562">
                <text:p>3199307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555516">
                <text:p>1900555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79605474">
                <text:p>3479605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650416">
                <text:p>619650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4520662">
                <text:p>16545206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6395928">
                <text:p>726395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9891330">
                <text:p>12798913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9199992">
                <text:p>24591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2757242">
                <text:p>4222757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857956">
                <text:p>611857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0044478">
                <text:p>2810044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4146340">
                <text:p>26141463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3645828">
                <text:p>14536458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5864780">
                <text:p>9558647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6161426">
                <text:p>1196161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52348484">
                <text:p>3552348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2535854">
                <text:p>1252535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2642318">
                <text:p>1302642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1128700">
                <text:p>41611287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33299042">
                <text:p>3333299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47177708">
                <text:p>4147177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1932934">
                <text:p>3161932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35404802">
                <text:p>1435404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81162738">
                <text:p>3181162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8590640">
                <text:p>35085906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79501594">
                <text:p>2479501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9178250">
                <text:p>28091782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4717172">
                <text:p>81471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2151644">
                <text:p>512151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1501506">
                <text:p>171501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5117230">
                <text:p>22351172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9062030">
                <text:p>11590620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9183454">
                <text:p>679183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72585228">
                <text:p>872585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40104512">
                <text:p>3440104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822028">
                <text:p>358822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13669308">
                <text:p>2313669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4946290">
                <text:p>42749462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74815836">
                <text:p>277481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4673528">
                <text:p>4274673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457542">
                <text:p>82457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1856884">
                <text:p>42918568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81374500">
                <text:p>2281374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65424986">
                <text:p>34654249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84961150">
                <text:p>2884961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095170">
                <text:p>3300951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61865350">
                <text:p>34618653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02710092">
                <text:p>3302710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953160">
                <text:p>4599531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74300820">
                <text:p>18743008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1893136">
                <text:p>3131893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93209100">
                <text:p>2393209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26055704">
                <text:p>2726055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44350476">
                <text:p>2244350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1520862">
                <text:p>1581520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87735936">
                <text:p>12877359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74953026">
                <text:p>2874953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868850">
                <text:p>75868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6847866">
                <text:p>376847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49151850">
                <text:p>38491518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47486910">
                <text:p>10474869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28882184">
                <text:p>4128882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2370688">
                <text:p>2062370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5865792">
                <text:p>1285865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379746">
                <text:p>1977379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8896680">
                <text:p>1518896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3239138">
                <text:p>2003239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87203886">
                <text:p>3887203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2985422">
                <text:p>1082985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1744856">
                <text:p>921744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3801130">
                <text:p>18138011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4914926">
                <text:p>2004914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99058230">
                <text:p>28990582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094496">
                <text:p>13509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2779754">
                <text:p>822779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5900444">
                <text:p>3875900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40562744">
                <text:p>640562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17397182">
                <text:p>3817397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5127532">
                <text:p>1135127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4368056">
                <text:p>1424368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11660798">
                <text:p>28116607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57415706">
                <text:p>2657415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47180432">
                <text:p>3447180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3412104">
                <text:p>1143412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7078070">
                <text:p>2547078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3523236">
                <text:p>2803523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9271780">
                <text:p>35792717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5397026">
                <text:p>3965397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96572850">
                <text:p>27965728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8095676">
                <text:p>618095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7019638">
                <text:p>7470196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20523912">
                <text:p>2620523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8804666">
                <text:p>1988804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1518144">
                <text:p>501518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11123810">
                <text:p>32111238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20596514">
                <text:p>16205965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39521556">
                <text:p>1539521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5107858">
                <text:p>1185107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1429596">
                <text:p>4114295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44055336">
                <text:p>24440553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4144990">
                <text:p>35041449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2396848">
                <text:p>33423968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0471384">
                <text:p>2950471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09421494">
                <text:p>31094214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459066">
                <text:p>18459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36082792">
                <text:p>2836082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37357116">
                <text:p>37373571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5249344">
                <text:p>22452493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3232012">
                <text:p>423232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09129096">
                <text:p>39091290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71871946">
                <text:p>1171871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08479462">
                <text:p>1308479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43600602">
                <text:p>2643600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91754204">
                <text:p>31917542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8535216">
                <text:p>3498535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51108318">
                <text:p>2751108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4896028">
                <text:p>28548960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5933662">
                <text:p>280593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9126642">
                <text:p>14191266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27999574">
                <text:p>27279995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4434776">
                <text:p>4944347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66803848">
                <text:p>31668038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84117884">
                <text:p>3984117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7260706">
                <text:p>567260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8157902">
                <text:p>4781579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66153422">
                <text:p>26661534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95701374">
                <text:p>1595701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90481514">
                <text:p>31904815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58511268">
                <text:p>3458511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52250274">
                <text:p>24522502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60650814">
                <text:p>19606508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7524284">
                <text:p>9575242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76153484">
                <text:p>4276153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39474800">
                <text:p>42394748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6310622">
                <text:p>1986310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66433092">
                <text:p>966433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5366716">
                <text:p>14153667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8164038">
                <text:p>1758164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826660">
                <text:p>728266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56182538">
                <text:p>30561825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0842128">
                <text:p>15808421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2307104">
                <text:p>492307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42417054">
                <text:p>3742417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62886972">
                <text:p>3162886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1777128">
                <text:p>1491777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8387356">
                <text:p>1088387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81026776">
                <text:p>1181026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5228042">
                <text:p>1165228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31381476">
                <text:p>11313814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74393912">
                <text:p>40743939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3262750">
                <text:p>20032627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5323452">
                <text:p>1635323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51667084">
                <text:p>39516670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20202012">
                <text:p>3720202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8866742">
                <text:p>13288667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96123700">
                <text:p>20961237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07901714">
                <text:p>30079017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3632346">
                <text:p>2436323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0913814">
                <text:p>19409138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843184">
                <text:p>1148431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68258012">
                <text:p>29682580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2313600">
                <text:p>29923136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78359230">
                <text:p>27783592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48125914">
                <text:p>30481259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8612436">
                <text:p>10386124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641742">
                <text:p>796417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2218900">
                <text:p>3622189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84788448">
                <text:p>36847884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88811288">
                <text:p>2688811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60383128">
                <text:p>3860383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82813278">
                <text:p>22828132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27418158">
                <text:p>1527418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2905784">
                <text:p>5129057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0950042">
                <text:p>3509500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91418156">
                <text:p>29914181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336974">
                <text:p>413369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52730780">
                <text:p>40527307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29779738">
                <text:p>1429779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50365650">
                <text:p>29503656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8434062">
                <text:p>3188434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6501328">
                <text:p>1406501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9890004">
                <text:p>7598900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21038212">
                <text:p>26210382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64913996">
                <text:p>2564913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16900820">
                <text:p>15169008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82268074">
                <text:p>3282268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26424148">
                <text:p>1326424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20894118">
                <text:p>3920894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06702860">
                <text:p>13067028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49697842">
                <text:p>22496978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6011384">
                <text:p>22060113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5482634">
                <text:p>7954826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48815896">
                <text:p>2648815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60317492">
                <text:p>17603174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2402344">
                <text:p>8724023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23841470">
                <text:p>42238414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89919978">
                <text:p>37899199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730052">
                <text:p>847300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55544212">
                <text:p>3555544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13110068">
                <text:p>26131100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49331870">
                <text:p>35493318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04211490">
                <text:p>22042114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3875166">
                <text:p>15638751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52933626">
                <text:p>37529336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95553558">
                <text:p>17955535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6156760">
                <text:p>12161567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3489232">
                <text:p>573489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89606990">
                <text:p>31896069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5688664">
                <text:p>445688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05301210">
                <text:p>28053012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19538898">
                <text:p>16195388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4190234">
                <text:p>5241902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2764954">
                <text:p>927649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7842808">
                <text:p>24278428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4467886">
                <text:p>14044678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78405812">
                <text:p>4078405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6048318">
                <text:p>14760483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04948120">
                <text:p>2104948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73724528">
                <text:p>27737245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59992082">
                <text:p>9599920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83174744">
                <text:p>36831747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20348320">
                <text:p>41203483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8184384">
                <text:p>2418184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39506674">
                <text:p>27395066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7919500">
                <text:p>3379195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38743830">
                <text:p>35387438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6101916">
                <text:p>4161019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55376610">
                <text:p>41553766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55851056">
                <text:p>37558510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7904152">
                <text:p>367904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66969236">
                <text:p>2366969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52269986">
                <text:p>28522699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78420072">
                <text:p>36784200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15871582">
                <text:p>41158715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57244314">
                <text:p>39572443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10942466">
                <text:p>29109424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34524126">
                <text:p>23345241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71507566">
                <text:p>3771507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59549218">
                <text:p>18595492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2447508">
                <text:p>7424475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97445454">
                <text:p>2497445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23538024">
                <text:p>31235380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0294100">
                <text:p>2700294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4914788">
                <text:p>3449147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92122270">
                <text:p>21921222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14677560">
                <text:p>71467756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14914626">
                <text:p>11149146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9173024">
                <text:p>439173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28980358">
                <text:p>18289803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52722388">
                <text:p>25527223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84851382">
                <text:p>3684851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1572370">
                <text:p>11315723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78619600">
                <text:p>41786196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66452094">
                <text:p>2466452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7176702">
                <text:p>1471767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9267806">
                <text:p>11592678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2244368">
                <text:p>9822443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9825414">
                <text:p>10198254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539678">
                <text:p>225396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0321556">
                <text:p>2890321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34290228">
                <text:p>42342902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7305910">
                <text:p>18673059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135724">
                <text:p>451357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6102476">
                <text:p>3861024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5809638">
                <text:p>18958096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5542456">
                <text:p>7455424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09573032">
                <text:p>35095730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26473014">
                <text:p>2226473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73952030">
                <text:p>15739520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07187410">
                <text:p>21071874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83358358">
                <text:p>26833583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391686">
                <text:p>793916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8600090">
                <text:p>28686000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0381750">
                <text:p>28603817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76321068">
                <text:p>13763210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33959894">
                <text:p>20339598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1156758">
                <text:p>38111567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5510736">
                <text:p>3455107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31269606">
                <text:p>9312696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26347414">
                <text:p>24263474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20357416">
                <text:p>38203574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76531112">
                <text:p>35765311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46289270">
                <text:p>274628927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78969072">
                <text:p>24789690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66154476">
                <text:p>40661544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27207300">
                <text:p>39272073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33089556">
                <text:p>3933089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3755344">
                <text:p>35637553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68638388">
                <text:p>9686383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29833866">
                <text:p>13298338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90010674">
                <text:p>31900106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31788232">
                <text:p>41317882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76905694">
                <text:p>13769056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36075116">
                <text:p>8360751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0396392">
                <text:p>340396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89783080">
                <text:p>25897830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68123782">
                <text:p>29681237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18723176">
                <text:p>39187231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15892022">
                <text:p>35158920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68744488">
                <text:p>17687444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30998870">
                <text:p>273099887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16426554">
                <text:p>30164265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36514022">
                <text:p>22365140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77637924">
                <text:p>10776379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1648388">
                <text:p>6016483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93270838">
                <text:p>30932708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953864">
                <text:p>469538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6124660">
                <text:p>4061246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08359124">
                <text:p>26083591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84665444">
                <text:p>22846654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4308982">
                <text:p>38243089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35968128">
                <text:p>40359681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44945508">
                <text:p>35449455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67291700">
                <text:p>16672917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36965882">
                <text:p>12369658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54605034">
                <text:p>39546050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34022274">
                <text:p>27340222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47250752">
                <text:p>29472507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5775596">
                <text:p>1955775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77456682">
                <text:p>21774566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70497776">
                <text:p>13704977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27354282">
                <text:p>182735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26633968">
                <text:p>4226633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29987518">
                <text:p>41299875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02809566">
                <text:p>27028095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48874004">
                <text:p>3748874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6217180">
                <text:p>9962171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7142066">
                <text:p>6671420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3948596">
                <text:p>1033948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60639498">
                <text:p>28606394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2707106">
                <text:p>13527071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89940858">
                <text:p>35899408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06927644">
                <text:p>31069276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20921872">
                <text:p>21209218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3736314">
                <text:p>3837363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1678956">
                <text:p>3916789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09489426">
                <text:p>21094894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42771818">
                <text:p>27427718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38455428">
                <text:p>15384554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1788540">
                <text:p>295178854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75977914">
                <text:p>38759779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232036">
                <text:p>39232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3927320">
                <text:p>3339273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43093444">
                <text:p>22430934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15070920">
                <text:p>31150709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235608">
                <text:p>1140235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60633364">
                <text:p>2760633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02536896">
                <text:p>26025368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03739450">
                <text:p>28037394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12437364">
                <text:p>3712437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14363038">
                <text:p>34143630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07562184">
                <text:p>42075621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3497158">
                <text:p>1813497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4858546">
                <text:p>3848585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24674646">
                <text:p>36246746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94023186">
                <text:p>32940231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42879464">
                <text:p>2642879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4504932">
                <text:p>1945049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33090712">
                <text:p>38330907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31694704">
                <text:p>35316947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7005472">
                <text:p>19970054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9592432">
                <text:p>9395924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15006114">
                <text:p>38150061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33439250">
                <text:p>31334392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8621714">
                <text:p>20486217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04417498">
                <text:p>17044174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74729902">
                <text:p>40747299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22270072">
                <text:p>1922270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45714980">
                <text:p>33457149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28647918">
                <text:p>1328647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20642242">
                <text:p>27206422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35536758">
                <text:p>28355367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9698548">
                <text:p>16596985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82348586">
                <text:p>23823485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85920096">
                <text:p>378592009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6305972">
                <text:p>15863059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35727936">
                <text:p>7357279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78098980">
                <text:p>13780989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6231098">
                <text:p>5662310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192013996">
                <text:p>31920139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57302174">
                <text:p>15573021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675749218">
                <text:p>36757492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6054336">
                <text:p>6460543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2718610">
                <text:p>2427186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31447668">
                <text:p>24314476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01031190">
                <text:p>8010311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3677888">
                <text:p>16536778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71864448">
                <text:p>20718644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0448934">
                <text:p>7904489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56165286">
                <text:p>24561652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74997002">
                <text:p>35749970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94772186">
                <text:p>19947721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18421194">
                <text:p>37184211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65835628">
                <text:p>19658356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70842028">
                <text:p>33708420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82617070">
                <text:p>5826170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12819334">
                <text:p>34128193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49469834">
                <text:p>13494698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6207676">
                <text:p>3362076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87691894">
                <text:p>7876918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23625612">
                <text:p>3623625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12671490">
                <text:p>16126714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2676596">
                <text:p>1426765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81468410">
                <text:p>15814684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18636596">
                <text:p>26186365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41660964">
                <text:p>22416609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8745212">
                <text:p>5087452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00113390">
                <text:p>33001133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62924892">
                <text:p>39629248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54444226">
                <text:p>18544442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66942754">
                <text:p>27669427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21218576">
                <text:p>14212185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17171060">
                <text:p>32171710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46722730">
                <text:p>38467227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43424494">
                <text:p>32434244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42797430">
                <text:p>22427974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34326718">
                <text:p>35343267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86839706">
                <text:p>41868397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74165852">
                <text:p>27741658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78731938">
                <text:p>20787319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41876900">
                <text:p>39418769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76099616">
                <text:p>24760996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97358398">
                <text:p>30973583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27364564">
                <text:p>16273645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57311292">
                <text:p>42573112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57964974">
                <text:p>14579649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04026350">
                <text:p>18040263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85468530">
                <text:p>21854685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61371458">
                <text:p>35613714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20342546">
                <text:p>9203425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53282392">
                <text:p>42532823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4513920">
                <text:p>7745139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35158918">
                <text:p>4351589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4224666">
                <text:p>6142246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91945806">
                <text:p>11919458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51827024">
                <text:p>15518270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862598390">
                <text:p>18625983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4237044">
                <text:p>1942370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154899610">
                <text:p>41548996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174330322">
                <text:p>41743303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32222214">
                <text:p>29322222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44193330">
                <text:p>3344193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06733346">
                <text:p>20067333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3472048">
                <text:p>5734720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882989972">
                <text:p>38829899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67467540">
                <text:p>32674675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0075420">
                <text:p>8900754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65974400">
                <text:p>37659744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790309024">
                <text:p>27903090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77293422">
                <text:p>31772934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78268188">
                <text:p>18782681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63731836">
                <text:p>31637318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32129224">
                <text:p>6321292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12454688">
                <text:p>29124546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2075138">
                <text:p>182075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246214708">
                <text:p>32462147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34942488">
                <text:p>38349424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32682098">
                <text:p>37326820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22749974">
                <text:p>1322749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74364332">
                <text:p>41743643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81178526">
                <text:p>8811785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73608644">
                <text:p>31736086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91512482">
                <text:p>24915124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753033220">
                <text:p>37530332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87665618">
                <text:p>15876656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24190008">
                <text:p>29241900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27991270">
                <text:p>24279912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49603568">
                <text:p>32496035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79651732">
                <text:p>25796517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4371406">
                <text:p>20043714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29077364">
                <text:p>31290773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49488092">
                <text:p>24494880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38963046">
                <text:p>41389630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92937482">
                <text:p>19929374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54564718">
                <text:p>2254564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0603838">
                <text:p>4060383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343974962">
                <text:p>33439749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70082978">
                <text:p>14700829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67025898">
                <text:p>24670258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49403756">
                <text:p>41494037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533664">
                <text:p>995336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76280982">
                <text:p>41762809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85542994">
                <text:p>25855429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091612588">
                <text:p>30916125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2758936">
                <text:p>3827589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366943194">
                <text:p>33669431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15742842">
                <text:p>29157428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99295524">
                <text:p>11992955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83056490">
                <text:p>4830564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52617054">
                <text:p>10526170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970470076">
                <text:p>29704700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511921892">
                <text:p>35119218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38439392">
                <text:p>10384393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52595600">
                <text:p>41525956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5635732">
                <text:p>21856357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6279382">
                <text:p>10062793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72962078">
                <text:p>11729620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1102136">
                <text:p>5311021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47604162">
                <text:p>21476041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68931782">
                <text:p>37689317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9984172">
                <text:p>6999841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76384084">
                <text:p>41763840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21405432">
                <text:p>8214054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44541338">
                <text:p>13445413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91245478">
                <text:p>22912454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74722984">
                <text:p>4747229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9412830">
                <text:p>110941283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74996464">
                <text:p>24749964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596397496">
                <text:p>35963974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7429198">
                <text:p>16574291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1519110">
                <text:p>7315191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11327668">
                <text:p>41113276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30031634">
                <text:p>30300316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64583344">
                <text:p>2564583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58120334">
                <text:p>42581203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50663456">
                <text:p>24506634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3316916">
                <text:p>7033169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81811574">
                <text:p>27818115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3703156">
                <text:p>513703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13995184">
                <text:p>13139951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34674954">
                <text:p>38346749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38542488">
                <text:p>26385424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87605408">
                <text:p>20876054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40478112">
                <text:p>23404781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71459908">
                <text:p>35714599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27793176">
                <text:p>13277931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27206392">
                <text:p>392720639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06588290">
                <text:p>16065882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50281552">
                <text:p>30502815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19812544">
                <text:p>16198125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89635104">
                <text:p>11896351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47431960">
                <text:p>294743196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67889056">
                <text:p>3678890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00006020">
                <text:p>35000060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90325378">
                <text:p>329032537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27700460">
                <text:p>152770046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66087326">
                <text:p>19660873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26456148">
                <text:p>22264561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92921514">
                <text:p>20929215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19882602">
                <text:p>13198826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07998742">
                <text:p>13079987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1470144">
                <text:p>57147014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30497508">
                <text:p>29304975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06427380">
                <text:p>10064273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81763818">
                <text:p>17817638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44537536">
                <text:p>42445375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72908602">
                <text:p>27729086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41873562">
                <text:p>15418735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03670660">
                <text:p>8036706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6894004">
                <text:p>17968940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849169428">
                <text:p>38491694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5077346">
                <text:p>2250773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72333398">
                <text:p>21723333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445061500">
                <text:p>34450615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6417314">
                <text:p>1264173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83738046">
                <text:p>23837380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4343808">
                <text:p>5943438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88253694">
                <text:p>40882536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93403766">
                <text:p>15934037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29176264">
                <text:p>28291762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30154896">
                <text:p>42301548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61297158">
                <text:p>8612971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52658110">
                <text:p>11526581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40973618">
                <text:p>39409736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87444846">
                <text:p>37874448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84762844">
                <text:p>10847628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55800200">
                <text:p>29558002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55413248">
                <text:p>36554132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87003464">
                <text:p>39870034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8174004">
                <text:p>5881740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846144">
                <text:p>3484614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30545164">
                <text:p>530545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3857382">
                <text:p>146385738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47874518">
                <text:p>28478745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37054948">
                <text:p>19370549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00861146">
                <text:p>30008611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32208192">
                <text:p>223220819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58021254">
                <text:p>42580212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97298062">
                <text:p>15972980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1552852">
                <text:p>58155285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30035390">
                <text:p>183003539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7403934">
                <text:p>12374039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96936066">
                <text:p>12969360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63414616">
                <text:p>35634146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599090592">
                <text:p>359909059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53048926">
                <text:p>42530489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588968764">
                <text:p>35889687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88077116">
                <text:p>10880771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99896030">
                <text:p>399989603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11765186">
                <text:p>211176518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22261556">
                <text:p>28222615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20117660">
                <text:p>112011766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76523772">
                <text:p>9765237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34588840">
                <text:p>143458884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80673714">
                <text:p>2280673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52602822">
                <text:p>10526028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79048992">
                <text:p>28790489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2524556">
                <text:p>13725245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98588002">
                <text:p>34985880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98738820">
                <text:p>179873882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25113806">
                <text:p>14251138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89959760">
                <text:p>188995976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09031448">
                <text:p>17090314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43925538">
                <text:p>284392553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516258432">
                <text:p>35162584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58299930">
                <text:p>215829993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60981942">
                <text:p>36609819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16197096">
                <text:p>12161970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93763442">
                <text:p>27937634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21077554">
                <text:p>28210775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5794068">
                <text:p>1257940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83012606">
                <text:p>28830126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79647470">
                <text:p>357964747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735596362">
                <text:p>27355963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83946354">
                <text:p>348394635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55513832">
                <text:p>31555138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20798102">
                <text:p>16207981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30460522">
                <text:p>21304605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830328">
                <text:p>238303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68838514">
                <text:p>39688385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62257554">
                <text:p>6622575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13962862">
                <text:p>1813962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35125778">
                <text:p>14351257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61455966">
                <text:p>31614559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3127330">
                <text:p>2631273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27930200">
                <text:p>5279302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6373280">
                <text:p>76637328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50772434">
                <text:p>42507724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28802326">
                <text:p>13288023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57109836">
                <text:p>15571098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9652670">
                <text:p>5296526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38597614">
                <text:p>20385976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53783184">
                <text:p>23537831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04002094">
                <text:p>42040020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44179728">
                <text:p>24441797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32016858">
                <text:p>15320168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744814">
                <text:p>107448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23226652">
                <text:p>17232266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2155976">
                <text:p>3921559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95909794">
                <text:p>79590979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074060854">
                <text:p>40740608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46695396">
                <text:p>5466953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8479470">
                <text:p>23847947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99677374">
                <text:p>36996773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53517802">
                <text:p>33535178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062142452">
                <text:p>40621424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51769016">
                <text:p>10517690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83310186">
                <text:p>12833101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67150806">
                <text:p>33671508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88218750">
                <text:p>21882187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13590486">
                <text:p>10135904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99332706">
                <text:p>10993327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13174248">
                <text:p>27131742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4400996">
                <text:p>13944009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1687664">
                <text:p>213168766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78910528">
                <text:p>5789105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463107120">
                <text:p>34631071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51632992">
                <text:p>20516329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75968238">
                <text:p>12759682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4708672">
                <text:p>414708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78889896">
                <text:p>33788898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82260350">
                <text:p>7822603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73212014">
                <text:p>31732120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55847840">
                <text:p>19558478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39767484">
                <text:p>33397674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9972354">
                <text:p>999723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093544246">
                <text:p>30935442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6972670">
                <text:p>2869726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789090224">
                <text:p>37890902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95126790">
                <text:p>39512679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92162008">
                <text:p>13921620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22230576">
                <text:p>6222305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15896832">
                <text:p>22158968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16140148">
                <text:p>12161401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91978070">
                <text:p>379197807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38250686">
                <text:p>22382506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48892648">
                <text:p>32488926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10733460">
                <text:p>391073346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17861340">
                <text:p>26178613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83919220">
                <text:p>8839192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2411374">
                <text:p>345241137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30613662">
                <text:p>20306136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16312896">
                <text:p>12163128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33765550">
                <text:p>4337655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70589698">
                <text:p>42705896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00734890">
                <text:p>33007348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1933276">
                <text:p>3819332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792179160">
                <text:p>279217916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15281176">
                <text:p>321528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14042278">
                <text:p>30140422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38013178">
                <text:p>28380131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901696990">
                <text:p>190169699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24814284">
                <text:p>32248142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807855280">
                <text:p>280785528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636481918">
                <text:p>26364819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440441340">
                <text:p>34404413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51738004">
                <text:p>10517380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6705384">
                <text:p>3767053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25699706">
                <text:p>23256997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84062144">
                <text:p>22840621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50064170">
                <text:p>42500641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161467428">
                <text:p>41614674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27214484">
                <text:p>11272144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12853880">
                <text:p>21128538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27456686">
                <text:p>35274566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489076036">
                <text:p>34890760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0086892">
                <text:p>2900868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95459534">
                <text:p>17954595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11690146">
                <text:p>12116901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18589044">
                <text:p>36185890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96687060">
                <text:p>319668706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72391460">
                <text:p>107239146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58281810">
                <text:p>13582818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53089136">
                <text:p>22530891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80673306">
                <text:p>18806733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28781918">
                <text:p>21287819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88334492">
                <text:p>42883344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14838728">
                <text:p>8148387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78810318">
                <text:p>23788103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31312666">
                <text:p>36313126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94065260">
                <text:p>18940652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61517698">
                <text:p>8615176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16404">
                <text:p>163164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480436358">
                <text:p>34804363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96277042">
                <text:p>20962770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227831386">
                <text:p>32278313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99614492">
                <text:p>31996144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066884446">
                <text:p>40668844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528426794">
                <text:p>35284267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31694968">
                <text:p>39316949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41115902">
                <text:p>26411159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77974142">
                <text:p>7779741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80162554">
                <text:p>23801625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91232018">
                <text:p>20912320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23020612">
                <text:p>29230206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92675454">
                <text:p>23926754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17045140">
                <text:p>12170451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08215860">
                <text:p>14082158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15662204">
                <text:p>191566220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263923616">
                <text:p>32639236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36380698">
                <text:p>20363806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93217478">
                <text:p>149321747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6502234">
                <text:p>37765022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62570166">
                <text:p>33625701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55445746">
                <text:p>25554457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04887954">
                <text:p>23048879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661759578">
                <text:p>26617595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82697410">
                <text:p>10826974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40714590">
                <text:p>114071459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96636580">
                <text:p>11966365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91646532">
                <text:p>21916465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75404126">
                <text:p>367540412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79924978">
                <text:p>25799249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53162266">
                <text:p>15531622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61257182">
                <text:p>4612571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31345368">
                <text:p>22313453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67655842">
                <text:p>8676558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56034926">
                <text:p>28560349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684225556">
                <text:p>26842255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57693520">
                <text:p>165769352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53033976">
                <text:p>13530339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89615970">
                <text:p>118961597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47012580">
                <text:p>26470125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90219706">
                <text:p>18902197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74451628">
                <text:p>5744516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332313872">
                <text:p>33323138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09354456">
                <text:p>38093544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83401102">
                <text:p>428340110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38599160">
                <text:p>223859916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23692624">
                <text:p>6236926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33115212">
                <text:p>19331152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22892926">
                <text:p>13228929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35119096">
                <text:p>33351190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738199146">
                <text:p>37381991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28040492">
                <text:p>17280404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72334612">
                <text:p>38723346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549154682">
                <text:p>35491546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2879186">
                <text:p>40128791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834724836">
                <text:p>38347248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49882974">
                <text:p>28498829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04996802">
                <text:p>19049968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96012340">
                <text:p>32960123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81519294">
                <text:p>8815192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1410156">
                <text:p>17414101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08029782">
                <text:p>32080297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387586670">
                <text:p>338758667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62327166">
                <text:p>20623271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71522098">
                <text:p>15715220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83462338">
                <text:p>178346233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07905348">
                <text:p>39079053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3999892">
                <text:p>4839998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52107614">
                <text:p>12521076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574082496">
                <text:p>35740824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56403058">
                <text:p>24564030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90242122">
                <text:p>14902421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42011182">
                <text:p>42420111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16032970">
                <text:p>171603297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88385968">
                <text:p>19883859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3330930">
                <text:p>80333093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99939062">
                <text:p>7999390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63505068">
                <text:p>15635050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03672798">
                <text:p>70367279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9040846">
                <text:p>890408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0284642">
                <text:p>32028464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82548514">
                <text:p>28825485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76387352">
                <text:p>13763873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247574704">
                <text:p>42475747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29666648">
                <text:p>39296666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442622666">
                <text:p>144262266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558485988">
                <text:p>25584859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6498514">
                <text:p>8964985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63766284">
                <text:p>18637662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690112">
                <text:p>796901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36950990">
                <text:p>163695099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7256128">
                <text:p>5725612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48352386">
                <text:p>7483523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47933926">
                <text:p>17479339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8791092">
                <text:p>5487910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047364334">
                <text:p>3047364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53339464">
                <text:p>45333946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32880534">
                <text:p>5328805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271347176">
                <text:p>32713471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92977898">
                <text:p>19929778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44558644">
                <text:p>27445586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87781536">
                <text:p>32877815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62157840">
                <text:p>396215784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34822644">
                <text:p>16348226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05793098">
                <text:p>15057930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31288626">
                <text:p>17312886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67109954">
                <text:p>5671099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9817322">
                <text:p>8498173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97274814">
                <text:p>17972748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572015634">
                <text:p>35720156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24110824">
                <text:p>22241108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06782334">
                <text:p>32067823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00941434">
                <text:p>8009414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83758344">
                <text:p>39837583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05518024">
                <text:p>42055180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73312932">
                <text:p>42733129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151944668">
                <text:p>415194466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68816854">
                <text:p>116881685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451903222">
                <text:p>24519032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45086238">
                <text:p>11450862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86012012">
                <text:p>37860120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69548050">
                <text:p>356954805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31242592">
                <text:p>11312425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1246694">
                <text:p>5112466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30704092">
                <text:p>73070409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31482646">
                <text:p>6314826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71660336">
                <text:p>17716603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524980472">
                <text:p>252498047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93681242">
                <text:p>32936812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71329768">
                <text:p>107132976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46280928">
                <text:p>94628092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384258724">
                <text:p>23842587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338831582">
                <text:p>33388315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137081342">
                <text:p>31370813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35893226">
                <text:p>28358932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11762422">
                <text:p>171176242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72679082">
                <text:p>267267908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249041790">
                <text:p>32490417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63918472">
                <text:p>38639184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12528620">
                <text:p>8125286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67540918">
                <text:p>20675409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78508458">
                <text:p>22785084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67946116">
                <text:p>15679461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714789460">
                <text:p>371478946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07664528">
                <text:p>21076645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95379328">
                <text:p>5953793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63242496">
                <text:p>35632424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56108118">
                <text:p>11561081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69051526">
                <text:p>396905152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37933768">
                <text:p>6379337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62664808">
                <text:p>36626648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213677092">
                <text:p>32136770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15693708">
                <text:p>15156937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18278470">
                <text:p>7182784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55257404">
                <text:p>14552574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0288294">
                <text:p>4102882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564437364">
                <text:p>35644373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513277056">
                <text:p>25132770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0853108">
                <text:p>9008531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66747778">
                <text:p>12667477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85322184">
                <text:p>8853221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94734354">
                <text:p>42947343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55322812">
                <text:p>365532281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0486496">
                <text:p>10304864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2302484">
                <text:p>269230248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42195944">
                <text:p>35421959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18304538">
                <text:p>11183045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52610416">
                <text:p>33526104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46947184">
                <text:p>30469471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17566410">
                <text:p>7175664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7011768">
                <text:p>2070117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04239750">
                <text:p>220423975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86816538">
                <text:p>198681653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3566852">
                <text:p>2335668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29882430">
                <text:p>182988243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95402118">
                <text:p>20954021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069300964">
                <text:p>40693009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10443308">
                <text:p>38104433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812806922">
                <text:p>28128069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61049358">
                <text:p>196104935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39463898">
                <text:p>7394638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84948390">
                <text:p>208494839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65097282">
                <text:p>34650972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56480852">
                <text:p>18564808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04156954">
                <text:p>26041569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37674410">
                <text:p>34376744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83661146">
                <text:p>10836611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00135912">
                <text:p>13001359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74958780">
                <text:p>11749587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85709062">
                <text:p>10857090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918561142">
                <text:p>3918561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05098082">
                <text:p>18050980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29635550">
                <text:p>212963555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08138520">
                <text:p>190813852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84035864">
                <text:p>32840358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059308376">
                <text:p>30593083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95272272">
                <text:p>12952722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265630972">
                <text:p>42656309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07133234">
                <text:p>20071332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29615456">
                <text:p>12296154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32022188">
                <text:p>10320221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70514974">
                <text:p>10705149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3070800">
                <text:p>2630708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42228524">
                <text:p>20422285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694026186">
                <text:p>36940261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0809444">
                <text:p>1108094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315696758">
                <text:p>331569675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57931390">
                <text:p>45793139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76113862">
                <text:p>20761138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387562216">
                <text:p>33875622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49459544">
                <text:p>10494595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97845872">
                <text:p>419784587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4875492">
                <text:p>9448754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4589384">
                <text:p>645893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92834348">
                <text:p>5928343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7904768">
                <text:p>9579047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20712956">
                <text:p>212071295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73555038">
                <text:p>12735550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53771656">
                <text:p>28537716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73328646">
                <text:p>5733286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47367418">
                <text:p>32473674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57549356">
                <text:p>26575493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383332">
                <text:p>163833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40034836">
                <text:p>42400348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61633308">
                <text:p>24616333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73637332">
                <text:p>6736373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44061926">
                <text:p>22440619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81033554">
                <text:p>8810335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91892678">
                <text:p>24918926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84209708">
                <text:p>11842097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878546">
                <text:p>19308785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2373028">
                <text:p>62237302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0982932">
                <text:p>4909829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021917502">
                <text:p>40219175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66663186">
                <text:p>11666631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7525172">
                <text:p>2475251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534480554">
                <text:p>35344805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59797268">
                <text:p>27597972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837691062">
                <text:p>38376910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36165644">
                <text:p>5361656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561740516">
                <text:p>35617405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855779606">
                <text:p>38557796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89510546">
                <text:p>31895105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84503646">
                <text:p>31845036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36979324">
                <text:p>35369793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84277206">
                <text:p>5842772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62415998">
                <text:p>27624159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29904862">
                <text:p>22299048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05724800">
                <text:p>21057248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07044178">
                <text:p>8070441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15679786">
                <text:p>24156797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512276860">
                <text:p>351227686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40796680">
                <text:p>23407966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20104634">
                <text:p>4201046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45463864">
                <text:p>12454638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35804734">
                <text:p>39358047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50076690">
                <text:p>75007669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079715994">
                <text:p>40797159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3366410">
                <text:p>4933664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2613818">
                <text:p>1226138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68044510">
                <text:p>28680445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71250588">
                <text:p>19712505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15276718">
                <text:p>20152767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136639314">
                <text:p>41366393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840306304">
                <text:p>18403063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42645080">
                <text:p>94264508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224033394">
                <text:p>42240333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308576016">
                <text:p>13085760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02318658">
                <text:p>21023186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95175896">
                <text:p>24951758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822434418">
                <text:p>28224344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90057870">
                <text:p>79005787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204075198">
                <text:p>42040751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495284632">
                <text:p>149528463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96018912">
                <text:p>20960189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40891360">
                <text:p>154089136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181201058">
                <text:p>318120105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48830058">
                <text:p>244883005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746023170">
                <text:p>274602317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17614534">
                <text:p>16176145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6842486">
                <text:p>268424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173027436">
                <text:p>317302743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4452986">
                <text:p>6844529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06443246">
                <text:p>14064432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24344210">
                <text:p>132434421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41777428">
                <text:p>25417774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19255272">
                <text:p>11192552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30537430">
                <text:p>113053743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055957792">
                <text:p>305595779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813814676">
                <text:p>28138146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31cm" svg:y="4.173cm" style:legend-expansion="high" chart:style-name="ch2"/>
        <chart:plot-area chart:style-name="ch3" table:cell-range-address="Sheet1.D1:Sheet1.D1026" chart:data-source-has-labels="row" svg:x="0.32cm" svg:y="0.18cm" svg:width="11.891cm" svg:height="8.64cm">
          <chartooo:coordinate-region svg:x="1.615cm" svg:y="0.407cm" svg:width="10.596cm" svg:height="7.4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026" chart:label-cell-address="Sheet1.D1:Sheet1.D2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n Neumann 2</text:p>
                <text:list>
                  <text:list-item>
                    <text:p>Von Neumann 2</text:p>
                  </text:list-item>
                  <text:list-item>
                    <text:p/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4">
                <text:p>4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57">
                <text:p>4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44">
                <text:p>7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93">
                <text:p>8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2">
                <text:p>9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88">
                <text:p>7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74">
                <text:p>8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46">
                <text:p>9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64">
                <text:p>9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83">
                <text:p>9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22">
                <text:p>4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38">
                <text:p>72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42">
                <text:p>8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76">
                <text:p>9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12">
                <text:p>97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94">
                <text:p>6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28">
                <text:p>9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51">
                <text:p>72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43">
                <text:p>74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702">
                <text:p>77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20">
                <text:p>95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55">
                <text:p>79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89">
                <text:p>8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56">
                <text:p>87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142">
                <text:p>71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512">
                <text:p>85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62">
                <text:p>90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88">
                <text:p>9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02">
                <text:p>4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246">
                <text:p>82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348">
                <text:p>53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072">
                <text:p>70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224">
                <text:p>8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802">
                <text:p>88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670">
                <text:p>96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08">
                <text:p>52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78">
                <text:p>66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267">
                <text:p>72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336">
                <text:p>93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28">
                <text:p>99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04">
                <text:p>71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14">
                <text:p>86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702">
                <text:p>87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011">
                <text:p>90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235">
                <text:p>52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18">
                <text:p>71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062">
                <text:p>80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56">
                <text:p>99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244">
                <text:p>82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566">
                <text:p>85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888">
                <text:p>88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854">
                <text:p>985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690">
                <text:p>56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49">
                <text:p>76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555">
                <text:p>75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52">
                <text:p>27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62">
                <text:p>75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52">
                <text:p>82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8">
                <text:p>85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51">
                <text:p>76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760">
                <text:p>976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08">
                <text:p>79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622">
                <text:p>86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79">
                <text:p>897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36">
                <text:p>93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059">
                <text:p>905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73">
                <text:p>447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49">
                <text:p>74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195">
                <text:p>81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42">
                <text:p>89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316">
                <text:p>93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945">
                <text:p>49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832">
                <text:p>68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588">
                <text:p>75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102">
                <text:p>91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481">
                <text:p>94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105">
                <text:p>71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08">
                <text:p>94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136">
                <text:p>71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913">
                <text:p>79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878">
                <text:p>88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667">
                <text:p>96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214">
                <text:p>52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002">
                <text:p>80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444">
                <text:p>84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252">
                <text:p>92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